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imSun" svg:font-family="SimSun"/>
    <style:font-face style:name="Tahoma1" svg:font-family="Tahoma"/>
    <style:font-face style:name="TimesNewRomanPSMT" svg:font-family="TimesNewRomanPSMT"/>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f262" officeooo:paragraph-rsid="0001f262" style:language-asian="zh" style:country-asian="CN"/>
    </style:style>
    <style:style style:name="P2" style:family="paragraph" style:parent-style-name="Standard">
      <style:text-properties officeooo:rsid="0001f262" officeooo:paragraph-rsid="0014fd27" style:language-asian="zh" style:country-asian="CN"/>
    </style:style>
    <style:style style:name="P3" style:family="paragraph" style:parent-style-name="Standard">
      <style:text-properties officeooo:rsid="0001f262" officeooo:paragraph-rsid="00159c26" style:language-asian="zh" style:country-asian="CN"/>
    </style:style>
    <style:style style:name="P4" style:family="paragraph" style:parent-style-name="Standard">
      <style:text-properties officeooo:rsid="0001f262" officeooo:paragraph-rsid="00a69773" style:language-asian="zh" style:country-asian="CN"/>
    </style:style>
    <style:style style:name="P5" style:family="paragraph" style:parent-style-name="Standard">
      <style:text-properties officeooo:rsid="0001f262" officeooo:paragraph-rsid="00a83173" style:language-asian="zh" style:country-asian="CN"/>
    </style:style>
    <style:style style:name="P6" style:family="paragraph" style:parent-style-name="Standard">
      <style:text-properties officeooo:rsid="001ea02e" officeooo:paragraph-rsid="002ac996" style:language-asian="zh" style:country-asian="CN"/>
    </style:style>
    <style:style style:name="P7" style:family="paragraph" style:parent-style-name="Standard">
      <style:text-properties officeooo:rsid="0030f348" officeooo:paragraph-rsid="0030f348" style:language-asian="zh" style:country-asian="CN"/>
    </style:style>
    <style:style style:name="P8" style:family="paragraph" style:parent-style-name="Standard">
      <style:text-properties officeooo:rsid="0030f348" officeooo:paragraph-rsid="00a83173" style:language-asian="zh" style:country-asian="CN"/>
    </style:style>
    <style:style style:name="P9" style:family="paragraph" style:parent-style-name="Standard">
      <style:text-properties officeooo:rsid="00407d79" officeooo:paragraph-rsid="00407d79" style:language-asian="zh" style:country-asian="CN"/>
    </style:style>
    <style:style style:name="P10" style:family="paragraph" style:parent-style-name="Standard">
      <style:text-properties officeooo:rsid="00407d79" officeooo:paragraph-rsid="00484a4a" style:language-asian="zh" style:country-asian="CN"/>
    </style:style>
    <style:style style:name="P11" style:family="paragraph" style:parent-style-name="Standard">
      <style:text-properties officeooo:rsid="00407d79" officeooo:paragraph-rsid="00a83173" style:language-asian="zh" style:country-asian="CN"/>
    </style:style>
    <style:style style:name="P12" style:family="paragraph" style:parent-style-name="Standard">
      <style:text-properties officeooo:rsid="004a0797" officeooo:paragraph-rsid="004a0797" style:language-asian="zh" style:country-asian="CN"/>
    </style:style>
    <style:style style:name="P13" style:family="paragraph" style:parent-style-name="Standard">
      <style:text-properties officeooo:rsid="004a0797" officeooo:paragraph-rsid="004d5858" style:language-asian="zh" style:country-asian="CN"/>
    </style:style>
    <style:style style:name="P14" style:family="paragraph" style:parent-style-name="Standard">
      <style:text-properties officeooo:rsid="004a0797" officeooo:paragraph-rsid="00557f58" style:language-asian="zh" style:country-asian="CN"/>
    </style:style>
    <style:style style:name="P15" style:family="paragraph" style:parent-style-name="Standard">
      <style:text-properties officeooo:rsid="004a0797" officeooo:paragraph-rsid="005ff383" style:language-asian="zh" style:country-asian="CN"/>
    </style:style>
    <style:style style:name="P16" style:family="paragraph" style:parent-style-name="Standard">
      <style:text-properties officeooo:rsid="004a0797" officeooo:paragraph-rsid="0067f210" style:language-asian="zh" style:country-asian="CN"/>
    </style:style>
    <style:style style:name="P17" style:family="paragraph" style:parent-style-name="Standard">
      <style:text-properties officeooo:rsid="004a0797" officeooo:paragraph-rsid="00681b8a" style:language-asian="zh" style:country-asian="CN"/>
    </style:style>
    <style:style style:name="P18" style:family="paragraph" style:parent-style-name="Standard">
      <style:text-properties officeooo:rsid="004a0797" officeooo:paragraph-rsid="006bb308" style:language-asian="zh" style:country-asian="CN"/>
    </style:style>
    <style:style style:name="P19" style:family="paragraph" style:parent-style-name="Standard">
      <style:text-properties officeooo:rsid="004a0797" officeooo:paragraph-rsid="006ca368" style:language-asian="zh" style:country-asian="CN"/>
    </style:style>
    <style:style style:name="P20" style:family="paragraph" style:parent-style-name="Standard">
      <style:text-properties officeooo:rsid="004a0797" officeooo:paragraph-rsid="00732414" style:language-asian="zh" style:country-asian="CN"/>
    </style:style>
    <style:style style:name="P21" style:family="paragraph" style:parent-style-name="Standard">
      <style:text-properties officeooo:rsid="004a0797" officeooo:paragraph-rsid="007602e6" style:language-asian="zh" style:country-asian="CN"/>
    </style:style>
    <style:style style:name="P22" style:family="paragraph" style:parent-style-name="Standard">
      <style:text-properties officeooo:rsid="004a0797" officeooo:paragraph-rsid="007b6cd6" style:language-asian="zh" style:country-asian="CN"/>
    </style:style>
    <style:style style:name="P23" style:family="paragraph" style:parent-style-name="Standard">
      <style:text-properties officeooo:rsid="004a0797" officeooo:paragraph-rsid="007d5ab0" style:language-asian="zh" style:country-asian="CN"/>
    </style:style>
    <style:style style:name="P24" style:family="paragraph" style:parent-style-name="Standard">
      <style:text-properties officeooo:rsid="004a0797" officeooo:paragraph-rsid="0084fb9d" style:language-asian="zh" style:country-asian="CN"/>
    </style:style>
    <style:style style:name="P25" style:family="paragraph" style:parent-style-name="Standard">
      <style:text-properties officeooo:rsid="004a0797" officeooo:paragraph-rsid="008bb24b" style:language-asian="zh" style:country-asian="CN"/>
    </style:style>
    <style:style style:name="P26" style:family="paragraph" style:parent-style-name="Standard">
      <style:text-properties officeooo:rsid="004a0797" officeooo:paragraph-rsid="008cf5a7" style:language-asian="zh" style:country-asian="CN"/>
    </style:style>
    <style:style style:name="P27" style:family="paragraph" style:parent-style-name="Standard">
      <style:text-properties officeooo:rsid="004a0797" officeooo:paragraph-rsid="0095c3e8" style:language-asian="zh" style:country-asian="CN"/>
    </style:style>
    <style:style style:name="P28" style:family="paragraph" style:parent-style-name="Standard">
      <style:text-properties officeooo:rsid="004a0797" officeooo:paragraph-rsid="00a2186b" style:language-asian="zh" style:country-asian="CN"/>
    </style:style>
    <style:style style:name="P29" style:family="paragraph" style:parent-style-name="Standard">
      <style:text-properties officeooo:rsid="004a0797" officeooo:paragraph-rsid="0083d8b3" style:language-asian="zh" style:country-asian="CN"/>
    </style:style>
    <style:style style:name="P30" style:family="paragraph" style:parent-style-name="Standard">
      <style:text-properties officeooo:rsid="004a0797" officeooo:paragraph-rsid="008e6daf" style:language-asian="zh" style:country-asian="CN"/>
    </style:style>
    <style:style style:name="P31" style:family="paragraph" style:parent-style-name="Standard">
      <style:text-properties officeooo:rsid="004a0797" officeooo:paragraph-rsid="009b6e5e" style:language-asian="zh" style:country-asian="CN"/>
    </style:style>
    <style:style style:name="P32" style:family="paragraph" style:parent-style-name="Standard">
      <style:text-properties officeooo:rsid="004a0797" officeooo:paragraph-rsid="00a69773" style:language-asian="zh" style:country-asian="CN"/>
    </style:style>
    <style:style style:name="P33" style:family="paragraph" style:parent-style-name="Standard">
      <style:text-properties officeooo:rsid="004a0797" officeooo:paragraph-rsid="00a83173" style:language-asian="zh" style:country-asian="CN"/>
    </style:style>
    <style:style style:name="P34" style:family="paragraph" style:parent-style-name="Standard">
      <style:text-properties officeooo:rsid="004a0797" officeooo:paragraph-rsid="00ad20cf" style:language-asian="zh" style:country-asian="CN"/>
    </style:style>
    <style:style style:name="P35" style:family="paragraph" style:parent-style-name="Standard">
      <style:text-properties officeooo:rsid="004a0797" officeooo:paragraph-rsid="00982530" style:language-asian="zh" style:country-asian="CN"/>
    </style:style>
    <style:style style:name="P36" style:family="paragraph" style:parent-style-name="Standard">
      <style:text-properties officeooo:rsid="004a0797" officeooo:paragraph-rsid="00d7fabb" style:language-asian="zh" style:country-asian="CN"/>
    </style:style>
    <style:style style:name="P37" style:family="paragraph" style:parent-style-name="Standard">
      <style:text-properties officeooo:rsid="0086966c" officeooo:paragraph-rsid="0086966c" style:language-asian="zh" style:country-asian="CN"/>
    </style:style>
    <style:style style:name="P38" style:family="paragraph" style:parent-style-name="Standard">
      <style:text-properties officeooo:rsid="00982530" officeooo:paragraph-rsid="00982530" style:language-asian="zh" style:country-asian="CN"/>
    </style:style>
    <style:style style:name="P39" style:family="paragraph" style:parent-style-name="Standard">
      <style:text-properties officeooo:rsid="00a2186b" officeooo:paragraph-rsid="00a2186b" style:language-asian="zh" style:country-asian="CN"/>
    </style:style>
    <style:style style:name="P40" style:family="paragraph" style:parent-style-name="Standard">
      <style:text-properties officeooo:rsid="0099d380" officeooo:paragraph-rsid="0095c3e8" style:language-asian="zh" style:country-asian="CN"/>
    </style:style>
    <style:style style:name="P41" style:family="paragraph" style:parent-style-name="Standard">
      <style:text-properties officeooo:rsid="00a69773" officeooo:paragraph-rsid="00a69773" style:language-asian="zh" style:country-asian="CN"/>
    </style:style>
    <style:style style:name="P42" style:family="paragraph" style:parent-style-name="Standard">
      <style:text-properties officeooo:rsid="00a69773" officeooo:paragraph-rsid="00a83173" style:language-asian="zh" style:country-asian="CN"/>
    </style:style>
    <style:style style:name="P43" style:family="paragraph" style:parent-style-name="Standard">
      <style:text-properties officeooo:rsid="00b4e65c" officeooo:paragraph-rsid="00b4e65c" style:language-asian="zh" style:country-asian="CN"/>
    </style:style>
    <style:style style:name="P44" style:family="paragraph" style:parent-style-name="Standard">
      <style:text-properties officeooo:rsid="00bd12be" officeooo:paragraph-rsid="00bd12be" style:language-asian="zh" style:country-asian="CN"/>
    </style:style>
    <style:style style:name="P45" style:family="paragraph" style:parent-style-name="Standard">
      <style:text-properties officeooo:rsid="00bd12be" officeooo:paragraph-rsid="00be8968" style:language-asian="zh" style:country-asian="CN"/>
    </style:style>
    <style:style style:name="P46" style:family="paragraph" style:parent-style-name="Standard">
      <style:text-properties officeooo:rsid="00c323c8" officeooo:paragraph-rsid="00c323c8" style:language-asian="zh" style:country-asian="CN"/>
    </style:style>
    <style:style style:name="P47" style:family="paragraph" style:parent-style-name="Standard">
      <style:text-properties officeooo:rsid="00e0ca23" officeooo:paragraph-rsid="00e0ca23" style:language-asian="zh" style:country-asian="CN"/>
    </style:style>
    <style:style style:name="P48" style:family="paragraph" style:parent-style-name="Standard">
      <style:text-properties fo:font-variant="normal" fo:text-transform="none" fo:color="#000000" officeooo:rsid="004a0797" officeooo:paragraph-rsid="00a83173" style:language-asian="zh" style:country-asian="CN"/>
    </style:style>
    <style:style style:name="P49" style:family="paragraph" style:parent-style-name="Standard">
      <style:text-properties fo:font-variant="normal" fo:text-transform="none" fo:color="#000000" officeooo:rsid="00a83173" officeooo:paragraph-rsid="00a83173" style:language-asian="zh" style:country-asian="CN"/>
    </style:style>
    <style:style style:name="P50" style:family="paragraph" style:parent-style-name="Standard" style:list-style-name="L1">
      <style:text-properties officeooo:rsid="0001f262" officeooo:paragraph-rsid="003625ef" style:language-asian="zh" style:country-asian="CN"/>
    </style:style>
    <style:style style:name="P51" style:family="paragraph" style:parent-style-name="Standard" style:list-style-name="L1">
      <style:text-properties officeooo:rsid="0001f262" officeooo:paragraph-rsid="0001f262" style:language-asian="zh" style:country-asian="CN"/>
    </style:style>
    <style:style style:name="P52" style:family="paragraph" style:parent-style-name="Standard" style:list-style-name="L2">
      <style:text-properties officeooo:rsid="0001f262" officeooo:paragraph-rsid="00159c26" style:language-asian="zh" style:country-asian="CN"/>
    </style:style>
    <style:style style:name="P53" style:family="paragraph" style:parent-style-name="Standard" style:list-style-name="L2">
      <style:text-properties officeooo:rsid="0001f262" officeooo:paragraph-rsid="0001f262" style:language-asian="zh" style:country-asian="CN"/>
    </style:style>
    <style:style style:name="P54" style:family="paragraph" style:parent-style-name="Standard" style:list-style-name="L2">
      <style:text-properties officeooo:rsid="0001f262" officeooo:paragraph-rsid="0007f069" style:language-asian="zh" style:country-asian="CN"/>
    </style:style>
    <style:style style:name="P55" style:family="paragraph" style:parent-style-name="Standard" style:list-style-name="L2">
      <style:text-properties officeooo:rsid="0001f262" officeooo:paragraph-rsid="003625ef" style:language-asian="zh" style:country-asian="CN"/>
    </style:style>
    <style:style style:name="P56" style:family="paragraph" style:parent-style-name="Standard" style:list-style-name="L2">
      <style:text-properties officeooo:rsid="0001f262" officeooo:paragraph-rsid="00098cd6" style:language-asian="zh" style:country-asian="CN"/>
    </style:style>
    <style:style style:name="P57" style:family="paragraph" style:parent-style-name="Standard" style:list-style-name="L2">
      <style:text-properties officeooo:rsid="0001f262" officeooo:paragraph-rsid="000a061d" style:language-asian="zh" style:country-asian="CN"/>
    </style:style>
    <style:style style:name="P58" style:family="paragraph" style:parent-style-name="Standard" style:list-style-name="L2">
      <style:text-properties officeooo:rsid="0001f262" officeooo:paragraph-rsid="00b3e1f3" style:language-asian="zh" style:country-asian="CN"/>
    </style:style>
    <style:style style:name="P59" style:family="paragraph" style:parent-style-name="Standard" style:list-style-name="L2">
      <style:text-properties officeooo:rsid="0001f262" officeooo:paragraph-rsid="000db726" style:language-asian="zh" style:country-asian="CN"/>
    </style:style>
    <style:style style:name="P60" style:family="paragraph" style:parent-style-name="Standard" style:list-style-name="L2">
      <style:text-properties officeooo:rsid="0001f262" officeooo:paragraph-rsid="000eb91a" style:language-asian="zh" style:country-asian="CN"/>
    </style:style>
    <style:style style:name="P61" style:family="paragraph" style:parent-style-name="Standard" style:list-style-name="L2">
      <style:text-properties officeooo:rsid="0001f262" officeooo:paragraph-rsid="000db4f1" style:language-asian="zh" style:country-asian="CN"/>
    </style:style>
    <style:style style:name="P62" style:family="paragraph" style:parent-style-name="Standard" style:list-style-name="L2">
      <style:text-properties officeooo:rsid="0001f262" officeooo:paragraph-rsid="00132f66" style:language-asian="zh" style:country-asian="CN"/>
    </style:style>
    <style:style style:name="P63" style:family="paragraph" style:parent-style-name="Standard" style:list-style-name="L2">
      <style:text-properties officeooo:rsid="0001f262" officeooo:paragraph-rsid="0014fd27" style:language-asian="zh" style:country-asian="CN"/>
    </style:style>
    <style:style style:name="P64" style:family="paragraph" style:parent-style-name="Standard" style:list-style-name="L3">
      <style:text-properties officeooo:rsid="00159c26" officeooo:paragraph-rsid="003625ef" style:language-asian="zh" style:country-asian="CN"/>
    </style:style>
    <style:style style:name="P65" style:family="paragraph" style:parent-style-name="Standard" style:list-style-name="L3">
      <style:text-properties officeooo:rsid="00159c26" officeooo:paragraph-rsid="00159c26" style:language-asian="zh" style:country-asian="CN"/>
    </style:style>
    <style:style style:name="P66" style:family="paragraph" style:parent-style-name="Standard" style:list-style-name="L3">
      <style:text-properties officeooo:rsid="00159c26" officeooo:paragraph-rsid="00182d88" style:language-asian="zh" style:country-asian="CN"/>
    </style:style>
    <style:style style:name="P67" style:family="paragraph" style:parent-style-name="Standard" style:list-style-name="L3">
      <style:text-properties officeooo:rsid="00159c26" officeooo:paragraph-rsid="001aa799" style:language-asian="zh" style:country-asian="CN"/>
    </style:style>
    <style:style style:name="P68" style:family="paragraph" style:parent-style-name="Standard" style:list-style-name="L3">
      <style:text-properties officeooo:rsid="00159c26" officeooo:paragraph-rsid="00b5f2be" style:language-asian="zh" style:country-asian="CN"/>
    </style:style>
    <style:style style:name="P69" style:family="paragraph" style:parent-style-name="Standard" style:list-style-name="L3">
      <style:text-properties officeooo:rsid="00159c26" officeooo:paragraph-rsid="001bb1c8" style:language-asian="zh" style:country-asian="CN"/>
    </style:style>
    <style:style style:name="P70" style:family="paragraph" style:parent-style-name="Standard" style:list-style-name="L3">
      <style:text-properties officeooo:rsid="00159c26" officeooo:paragraph-rsid="00b8485d" style:language-asian="zh" style:country-asian="CN"/>
    </style:style>
    <style:style style:name="P71" style:family="paragraph" style:parent-style-name="Standard" style:list-style-name="L3">
      <style:text-properties officeooo:rsid="00b4e65c" officeooo:paragraph-rsid="00b4e65c" style:language-asian="zh" style:country-asian="CN"/>
    </style:style>
    <style:style style:name="P72" style:family="paragraph" style:parent-style-name="Standard" style:list-style-name="L3">
      <style:text-properties officeooo:rsid="001ea02e" officeooo:paragraph-rsid="003625ef" style:language-asian="zh" style:country-asian="CN"/>
    </style:style>
    <style:style style:name="P73" style:family="paragraph" style:parent-style-name="Standard" style:list-style-name="L3">
      <style:text-properties officeooo:rsid="001ea02e" officeooo:paragraph-rsid="001ea02e" style:language-asian="zh" style:country-asian="CN"/>
    </style:style>
    <style:style style:name="P74" style:family="paragraph" style:parent-style-name="Standard" style:list-style-name="L3">
      <style:text-properties officeooo:rsid="001ea02e" officeooo:paragraph-rsid="002002b8" style:language-asian="zh" style:country-asian="CN"/>
    </style:style>
    <style:style style:name="P75" style:family="paragraph" style:parent-style-name="Standard" style:list-style-name="L3">
      <style:text-properties officeooo:rsid="001ea02e" officeooo:paragraph-rsid="00b8d682" style:language-asian="zh" style:country-asian="CN"/>
    </style:style>
    <style:style style:name="P76" style:family="paragraph" style:parent-style-name="Standard" style:list-style-name="L3">
      <style:text-properties officeooo:rsid="001ea02e" officeooo:paragraph-rsid="00b98651" style:language-asian="zh" style:country-asian="CN"/>
    </style:style>
    <style:style style:name="P77" style:family="paragraph" style:parent-style-name="Standard" style:list-style-name="L3">
      <style:text-properties officeooo:rsid="001ea02e" officeooo:paragraph-rsid="00bb2b86" style:language-asian="zh" style:country-asian="CN"/>
    </style:style>
    <style:style style:name="P78" style:family="paragraph" style:parent-style-name="Standard" style:list-style-name="L3">
      <style:text-properties officeooo:rsid="001ea02e" officeooo:paragraph-rsid="0025ddae" style:language-asian="zh" style:country-asian="CN"/>
    </style:style>
    <style:style style:name="P79" style:family="paragraph" style:parent-style-name="Standard" style:list-style-name="L3">
      <style:text-properties officeooo:rsid="001ea02e" officeooo:paragraph-rsid="0027c243" style:language-asian="zh" style:country-asian="CN"/>
    </style:style>
    <style:style style:name="P80" style:family="paragraph" style:parent-style-name="Standard" style:list-style-name="L3">
      <style:text-properties officeooo:rsid="001ea02e" officeooo:paragraph-rsid="00283b0d" style:language-asian="zh" style:country-asian="CN"/>
    </style:style>
    <style:style style:name="P81" style:family="paragraph" style:parent-style-name="Standard" style:list-style-name="L3">
      <style:text-properties officeooo:rsid="001ea02e" officeooo:paragraph-rsid="0028fba4" style:language-asian="zh" style:country-asian="CN"/>
    </style:style>
    <style:style style:name="P82" style:family="paragraph" style:parent-style-name="Standard" style:list-style-name="L3">
      <style:text-properties officeooo:rsid="001ea02e" officeooo:paragraph-rsid="002ac996" style:language-asian="zh" style:country-asian="CN"/>
    </style:style>
    <style:style style:name="P83" style:family="paragraph" style:parent-style-name="Standard" style:list-style-name="L3">
      <style:text-properties officeooo:rsid="001ea02e" officeooo:paragraph-rsid="00204bb1" style:language-asian="zh" style:country-asian="CN"/>
    </style:style>
    <style:style style:name="P84" style:family="paragraph" style:parent-style-name="Standard" style:list-style-name="L3">
      <style:text-properties officeooo:rsid="00bb2b86" officeooo:paragraph-rsid="00bb2b86" style:language-asian="zh" style:country-asian="CN"/>
    </style:style>
    <style:style style:name="P85" style:family="paragraph" style:parent-style-name="Standard" style:list-style-name="L3">
      <style:text-properties officeooo:rsid="0030f348" officeooo:paragraph-rsid="003625ef" style:language-asian="zh" style:country-asian="CN"/>
    </style:style>
    <style:style style:name="P86" style:family="paragraph" style:parent-style-name="Standard" style:list-style-name="L3">
      <style:text-properties officeooo:rsid="0030f348" officeooo:paragraph-rsid="0030f348" style:language-asian="zh" style:country-asian="CN"/>
    </style:style>
    <style:style style:name="P87" style:family="paragraph" style:parent-style-name="Standard" style:list-style-name="L3">
      <style:text-properties officeooo:rsid="0032d6af" officeooo:paragraph-rsid="003625ef" style:language-asian="zh" style:country-asian="CN"/>
    </style:style>
    <style:style style:name="P88" style:family="paragraph" style:parent-style-name="Standard" style:list-style-name="L3">
      <style:text-properties officeooo:rsid="0032d6af" officeooo:paragraph-rsid="0032d6af" style:language-asian="zh" style:country-asian="CN"/>
    </style:style>
    <style:style style:name="P89" style:family="paragraph" style:parent-style-name="Standard" style:list-style-name="L3">
      <style:text-properties officeooo:rsid="0033aac0" officeooo:paragraph-rsid="003625ef" style:language-asian="zh" style:country-asian="CN"/>
    </style:style>
    <style:style style:name="P90" style:family="paragraph" style:parent-style-name="Standard" style:list-style-name="L3">
      <style:text-properties officeooo:rsid="0033aac0" officeooo:paragraph-rsid="0033aac0" style:language-asian="zh" style:country-asian="CN"/>
    </style:style>
    <style:style style:name="P91" style:family="paragraph" style:parent-style-name="Standard" style:list-style-name="L3">
      <style:text-properties officeooo:rsid="0033aac0" officeooo:paragraph-rsid="0034a262" style:language-asian="zh" style:country-asian="CN"/>
    </style:style>
    <style:style style:name="P92" style:family="paragraph" style:parent-style-name="Standard" style:list-style-name="L3">
      <style:text-properties officeooo:rsid="0033aac0" officeooo:paragraph-rsid="003555f6" style:language-asian="zh" style:country-asian="CN"/>
    </style:style>
    <style:style style:name="P93" style:family="paragraph" style:parent-style-name="Standard" style:list-style-name="L3">
      <style:text-properties officeooo:rsid="0033aac0" officeooo:paragraph-rsid="00355684" style:language-asian="zh" style:country-asian="CN"/>
    </style:style>
    <style:style style:name="P94" style:family="paragraph" style:parent-style-name="Standard" style:list-style-name="L3">
      <style:text-properties officeooo:rsid="0033aac0" officeooo:paragraph-rsid="00367113" style:language-asian="zh" style:country-asian="CN"/>
    </style:style>
    <style:style style:name="P95" style:family="paragraph" style:parent-style-name="Standard" style:list-style-name="L3">
      <style:text-properties officeooo:rsid="0033aac0" officeooo:paragraph-rsid="00384d41" style:language-asian="zh" style:country-asian="CN"/>
    </style:style>
    <style:style style:name="P96" style:family="paragraph" style:parent-style-name="Standard" style:list-style-name="L3">
      <style:text-properties officeooo:rsid="00387c14" officeooo:paragraph-rsid="00387c14" style:language-asian="zh" style:country-asian="CN"/>
    </style:style>
    <style:style style:name="P97" style:family="paragraph" style:parent-style-name="Standard" style:list-style-name="L3">
      <style:text-properties officeooo:rsid="00387c14" officeooo:paragraph-rsid="003b40e5" style:language-asian="zh" style:country-asian="CN"/>
    </style:style>
    <style:style style:name="P98" style:family="paragraph" style:parent-style-name="Standard" style:list-style-name="L3">
      <style:text-properties officeooo:rsid="0039d364" officeooo:paragraph-rsid="0039d364" style:language-asian="zh" style:country-asian="CN"/>
    </style:style>
    <style:style style:name="P99" style:family="paragraph" style:parent-style-name="Standard" style:list-style-name="L3">
      <style:text-properties officeooo:rsid="0039d364" officeooo:paragraph-rsid="003b40e5" style:language-asian="zh" style:country-asian="CN"/>
    </style:style>
    <style:style style:name="P100" style:family="paragraph" style:parent-style-name="Standard" style:list-style-name="L3">
      <style:text-properties officeooo:rsid="0039d364" officeooo:paragraph-rsid="003dea2c" style:language-asian="zh" style:country-asian="CN"/>
    </style:style>
    <style:style style:name="P101" style:family="paragraph" style:parent-style-name="Standard" style:list-style-name="L3">
      <style:text-properties officeooo:rsid="0039d364" officeooo:paragraph-rsid="003faeaf" style:language-asian="zh" style:country-asian="CN"/>
    </style:style>
    <style:style style:name="P102" style:family="paragraph" style:parent-style-name="Standard" style:list-style-name="L3">
      <style:text-properties officeooo:rsid="00407d79" officeooo:paragraph-rsid="00407d79" style:language-asian="zh" style:country-asian="CN"/>
    </style:style>
    <style:style style:name="P103" style:family="paragraph" style:parent-style-name="Standard" style:list-style-name="L3">
      <style:text-properties officeooo:rsid="00407d79" officeooo:paragraph-rsid="0040ee1b" style:language-asian="zh" style:country-asian="CN"/>
    </style:style>
    <style:style style:name="P104" style:family="paragraph" style:parent-style-name="Standard" style:list-style-name="L3">
      <style:text-properties officeooo:rsid="00407d79" officeooo:paragraph-rsid="00ac01ee" style:language-asian="zh" style:country-asian="CN"/>
    </style:style>
    <style:style style:name="P105" style:family="paragraph" style:parent-style-name="Standard" style:list-style-name="L3">
      <style:text-properties officeooo:rsid="00407d79" officeooo:paragraph-rsid="004293fe" style:language-asian="zh" style:country-asian="CN"/>
    </style:style>
    <style:style style:name="P106" style:family="paragraph" style:parent-style-name="Standard" style:list-style-name="L3">
      <style:text-properties officeooo:rsid="00407d79" officeooo:paragraph-rsid="0042ddbb" style:language-asian="zh" style:country-asian="CN"/>
    </style:style>
    <style:style style:name="P107" style:family="paragraph" style:parent-style-name="Standard" style:list-style-name="L3">
      <style:text-properties officeooo:rsid="00407d79" officeooo:paragraph-rsid="00a69773" style:language-asian="zh" style:country-asian="CN"/>
    </style:style>
    <style:style style:name="P108" style:family="paragraph" style:parent-style-name="Standard" style:list-style-name="L3">
      <style:text-properties officeooo:rsid="00407d79" officeooo:paragraph-rsid="0043701e" style:language-asian="zh" style:country-asian="CN"/>
    </style:style>
    <style:style style:name="P109" style:family="paragraph" style:parent-style-name="Standard" style:list-style-name="L3">
      <style:text-properties officeooo:rsid="00407d79" officeooo:paragraph-rsid="00c0686d" style:language-asian="zh" style:country-asian="CN"/>
    </style:style>
    <style:style style:name="P110" style:family="paragraph" style:parent-style-name="Standard" style:list-style-name="L3">
      <style:text-properties officeooo:rsid="00407d79" officeooo:paragraph-rsid="0045fcc1" style:language-asian="zh" style:country-asian="CN"/>
    </style:style>
    <style:style style:name="P111" style:family="paragraph" style:parent-style-name="Standard" style:list-style-name="L3">
      <style:text-properties officeooo:rsid="00407d79" officeooo:paragraph-rsid="004761d4" style:language-asian="zh" style:country-asian="CN"/>
    </style:style>
    <style:style style:name="P112" style:family="paragraph" style:parent-style-name="Standard" style:list-style-name="L3">
      <style:text-properties officeooo:rsid="00407d79" officeooo:paragraph-rsid="00484a4a" style:language-asian="zh" style:country-asian="CN"/>
    </style:style>
    <style:style style:name="P113" style:family="paragraph" style:parent-style-name="Standard" style:list-style-name="L3">
      <style:text-properties officeooo:rsid="00407d79" officeooo:paragraph-rsid="0048925d" style:language-asian="zh" style:country-asian="CN"/>
    </style:style>
    <style:style style:name="P114" style:family="paragraph" style:parent-style-name="Standard" style:list-style-name="L3">
      <style:text-properties officeooo:rsid="00bd12be" officeooo:paragraph-rsid="00bd12be" style:language-asian="zh" style:country-asian="CN"/>
    </style:style>
    <style:style style:name="P115" style:family="paragraph" style:parent-style-name="Standard" style:list-style-name="L3">
      <style:text-properties officeooo:rsid="00e0ca23" officeooo:paragraph-rsid="00e0ca23" style:language-asian="zh" style:country-asian="CN"/>
    </style:style>
    <style:style style:name="P116" style:family="paragraph" style:parent-style-name="Standard" style:list-style-name="L3">
      <style:text-properties officeooo:rsid="00e27a09" officeooo:paragraph-rsid="00e27a09" style:language-asian="zh" style:country-asian="CN"/>
    </style:style>
    <style:style style:name="P117" style:family="paragraph" style:parent-style-name="Standard" style:list-style-name="L3">
      <style:text-properties officeooo:rsid="004a0797" officeooo:paragraph-rsid="004a0797" style:language-asian="zh" style:country-asian="CN"/>
    </style:style>
    <style:style style:name="P118" style:family="paragraph" style:parent-style-name="Standard" style:list-style-name="L3">
      <style:text-properties officeooo:rsid="004a0797" officeooo:paragraph-rsid="004b45bf" style:language-asian="zh" style:country-asian="CN"/>
    </style:style>
    <style:style style:name="P119" style:family="paragraph" style:parent-style-name="Standard" style:list-style-name="L3">
      <style:text-properties officeooo:rsid="004a0797" officeooo:paragraph-rsid="004a3aa3" style:language-asian="zh" style:country-asian="CN"/>
    </style:style>
    <style:style style:name="P120" style:family="paragraph" style:parent-style-name="Standard" style:list-style-name="L3">
      <style:text-properties officeooo:rsid="004a0797" officeooo:paragraph-rsid="004ca0bb" style:language-asian="zh" style:country-asian="CN"/>
    </style:style>
    <style:style style:name="P121" style:family="paragraph" style:parent-style-name="Standard" style:list-style-name="L3">
      <style:text-properties officeooo:rsid="004a0797" officeooo:paragraph-rsid="004d5858" style:language-asian="zh" style:country-asian="CN"/>
    </style:style>
    <style:style style:name="P122" style:family="paragraph" style:parent-style-name="Standard" style:list-style-name="L3">
      <style:text-properties officeooo:rsid="004a0797" officeooo:paragraph-rsid="004f1c25" style:language-asian="zh" style:country-asian="CN"/>
    </style:style>
    <style:style style:name="P123" style:family="paragraph" style:parent-style-name="Standard" style:list-style-name="L3">
      <style:text-properties officeooo:rsid="004a0797" officeooo:paragraph-rsid="00c1f40e" style:language-asian="zh" style:country-asian="CN"/>
    </style:style>
    <style:style style:name="P124" style:family="paragraph" style:parent-style-name="Standard" style:list-style-name="L3">
      <style:text-properties officeooo:rsid="004a0797" officeooo:paragraph-rsid="0051654c" style:language-asian="zh" style:country-asian="CN"/>
    </style:style>
    <style:style style:name="P125" style:family="paragraph" style:parent-style-name="Standard" style:list-style-name="L3">
      <style:text-properties officeooo:rsid="004a0797" officeooo:paragraph-rsid="00c3008f" style:language-asian="zh" style:country-asian="CN"/>
    </style:style>
    <style:style style:name="P126" style:family="paragraph" style:parent-style-name="Standard" style:list-style-name="L3">
      <style:text-properties officeooo:rsid="004a0797" officeooo:paragraph-rsid="00c323c8" style:language-asian="zh" style:country-asian="CN"/>
    </style:style>
    <style:style style:name="P127" style:family="paragraph" style:parent-style-name="Standard" style:list-style-name="L3">
      <style:text-properties officeooo:rsid="004a0797" officeooo:paragraph-rsid="00557f58" style:language-asian="zh" style:country-asian="CN"/>
    </style:style>
    <style:style style:name="P128" style:family="paragraph" style:parent-style-name="Standard" style:list-style-name="L3">
      <style:text-properties officeooo:rsid="004a0797" officeooo:paragraph-rsid="0057b14d" style:language-asian="zh" style:country-asian="CN"/>
    </style:style>
    <style:style style:name="P129" style:family="paragraph" style:parent-style-name="Standard" style:list-style-name="L3">
      <style:text-properties officeooo:rsid="004a0797" officeooo:paragraph-rsid="0059e49a" style:language-asian="zh" style:country-asian="CN"/>
    </style:style>
    <style:style style:name="P130" style:family="paragraph" style:parent-style-name="Standard" style:list-style-name="L3">
      <style:text-properties officeooo:rsid="004a0797" officeooo:paragraph-rsid="005ba05f" style:language-asian="zh" style:country-asian="CN"/>
    </style:style>
    <style:style style:name="P131" style:family="paragraph" style:parent-style-name="Standard" style:list-style-name="L3">
      <style:text-properties officeooo:rsid="004a0797" officeooo:paragraph-rsid="005d3e37" style:language-asian="zh" style:country-asian="CN"/>
    </style:style>
    <style:style style:name="P132" style:family="paragraph" style:parent-style-name="Standard" style:list-style-name="L3">
      <style:text-properties officeooo:rsid="004a0797" officeooo:paragraph-rsid="005d8a92" style:language-asian="zh" style:country-asian="CN"/>
    </style:style>
    <style:style style:name="P133" style:family="paragraph" style:parent-style-name="Standard" style:list-style-name="L3">
      <style:text-properties officeooo:rsid="004a0797" officeooo:paragraph-rsid="005f68f1" style:language-asian="zh" style:country-asian="CN"/>
    </style:style>
    <style:style style:name="P134" style:family="paragraph" style:parent-style-name="Standard" style:list-style-name="L3">
      <style:text-properties officeooo:rsid="004a0797" officeooo:paragraph-rsid="00c6737c" style:language-asian="zh" style:country-asian="CN"/>
    </style:style>
    <style:style style:name="P135" style:family="paragraph" style:parent-style-name="Standard" style:list-style-name="L3">
      <style:text-properties officeooo:rsid="004a0797" officeooo:paragraph-rsid="005ff383" style:language-asian="zh" style:country-asian="CN"/>
    </style:style>
    <style:style style:name="P136" style:family="paragraph" style:parent-style-name="Standard" style:list-style-name="L3">
      <style:text-properties officeooo:rsid="004a0797" officeooo:paragraph-rsid="00607a8d" style:language-asian="zh" style:country-asian="CN"/>
    </style:style>
    <style:style style:name="P137" style:family="paragraph" style:parent-style-name="Standard" style:list-style-name="L3">
      <style:text-properties officeooo:rsid="004a0797" officeooo:paragraph-rsid="0061d2f3" style:language-asian="zh" style:country-asian="CN"/>
    </style:style>
    <style:style style:name="P138" style:family="paragraph" style:parent-style-name="Standard" style:list-style-name="L3">
      <style:text-properties officeooo:rsid="004a0797" officeooo:paragraph-rsid="00636337" style:language-asian="zh" style:country-asian="CN"/>
    </style:style>
    <style:style style:name="P139" style:family="paragraph" style:parent-style-name="Standard" style:list-style-name="L3">
      <style:text-properties officeooo:rsid="004a0797" officeooo:paragraph-rsid="0066eaad" style:language-asian="zh" style:country-asian="CN"/>
    </style:style>
    <style:style style:name="P140" style:family="paragraph" style:parent-style-name="Standard" style:list-style-name="L3">
      <style:text-properties officeooo:rsid="004a0797" officeooo:paragraph-rsid="00651528" style:language-asian="zh" style:country-asian="CN"/>
    </style:style>
    <style:style style:name="P141" style:family="paragraph" style:parent-style-name="Standard" style:list-style-name="L3">
      <style:text-properties officeooo:rsid="004a0797" officeooo:paragraph-rsid="00c78699" style:language-asian="zh" style:country-asian="CN"/>
    </style:style>
    <style:style style:name="P142" style:family="paragraph" style:parent-style-name="Standard" style:list-style-name="L3">
      <style:text-properties officeooo:rsid="004a0797" officeooo:paragraph-rsid="0067322b" style:language-asian="zh" style:country-asian="CN"/>
    </style:style>
    <style:style style:name="P143" style:family="paragraph" style:parent-style-name="Standard" style:list-style-name="L3">
      <style:text-properties officeooo:rsid="004a0797" officeooo:paragraph-rsid="00c98381" style:language-asian="zh" style:country-asian="CN"/>
    </style:style>
    <style:style style:name="P144" style:family="paragraph" style:parent-style-name="Standard" style:list-style-name="L3">
      <style:text-properties officeooo:rsid="004a0797" officeooo:paragraph-rsid="0067f210" style:language-asian="zh" style:country-asian="CN"/>
    </style:style>
    <style:style style:name="P145" style:family="paragraph" style:parent-style-name="Standard" style:list-style-name="L3">
      <style:text-properties officeooo:rsid="004a0797" officeooo:paragraph-rsid="00681b8a" style:language-asian="zh" style:country-asian="CN"/>
    </style:style>
    <style:style style:name="P146" style:family="paragraph" style:parent-style-name="Standard" style:list-style-name="L3">
      <style:text-properties officeooo:rsid="004a0797" officeooo:paragraph-rsid="00c9d782" style:language-asian="zh" style:country-asian="CN"/>
    </style:style>
    <style:style style:name="P147" style:family="paragraph" style:parent-style-name="Standard" style:list-style-name="L3">
      <style:text-properties officeooo:rsid="004a0797" officeooo:paragraph-rsid="00c9f4e0" style:language-asian="zh" style:country-asian="CN"/>
    </style:style>
    <style:style style:name="P148" style:family="paragraph" style:parent-style-name="Standard" style:list-style-name="L3">
      <style:text-properties officeooo:rsid="004a0797" officeooo:paragraph-rsid="0068d99a" style:language-asian="zh" style:country-asian="CN"/>
    </style:style>
    <style:style style:name="P149" style:family="paragraph" style:parent-style-name="Standard" style:list-style-name="L3">
      <style:text-properties officeooo:rsid="004a0797" officeooo:paragraph-rsid="006a0aa7" style:language-asian="zh" style:country-asian="CN"/>
    </style:style>
    <style:style style:name="P150" style:family="paragraph" style:parent-style-name="Standard" style:list-style-name="L3">
      <style:text-properties officeooo:rsid="004a0797" officeooo:paragraph-rsid="006bb308" style:language-asian="zh" style:country-asian="CN"/>
    </style:style>
    <style:style style:name="P151" style:family="paragraph" style:parent-style-name="Standard" style:list-style-name="L3">
      <style:text-properties officeooo:rsid="004a0797" officeooo:paragraph-rsid="006ca368" style:language-asian="zh" style:country-asian="CN"/>
    </style:style>
    <style:style style:name="P152" style:family="paragraph" style:parent-style-name="Standard" style:list-style-name="L3">
      <style:text-properties officeooo:rsid="004a0797" officeooo:paragraph-rsid="006db3eb" style:language-asian="zh" style:country-asian="CN"/>
    </style:style>
    <style:style style:name="P153" style:family="paragraph" style:parent-style-name="Standard" style:list-style-name="L3">
      <style:text-properties officeooo:rsid="004a0797" officeooo:paragraph-rsid="00cb3812" style:language-asian="zh" style:country-asian="CN"/>
    </style:style>
    <style:style style:name="P154" style:family="paragraph" style:parent-style-name="Standard" style:list-style-name="L3">
      <style:text-properties officeooo:rsid="004a0797" officeooo:paragraph-rsid="006f93f3" style:language-asian="zh" style:country-asian="CN"/>
    </style:style>
    <style:style style:name="P155" style:family="paragraph" style:parent-style-name="Standard" style:list-style-name="L3">
      <style:text-properties officeooo:rsid="004a0797" officeooo:paragraph-rsid="00cc7344" style:language-asian="zh" style:country-asian="CN"/>
    </style:style>
    <style:style style:name="P156" style:family="paragraph" style:parent-style-name="Standard" style:list-style-name="L3">
      <style:text-properties officeooo:rsid="004a0797" officeooo:paragraph-rsid="00cd84be" style:language-asian="zh" style:country-asian="CN"/>
    </style:style>
    <style:style style:name="P157" style:family="paragraph" style:parent-style-name="Standard" style:list-style-name="L3">
      <style:text-properties officeooo:rsid="004a0797" officeooo:paragraph-rsid="00ceed0e" style:language-asian="zh" style:country-asian="CN"/>
    </style:style>
    <style:style style:name="P158" style:family="paragraph" style:parent-style-name="Standard" style:list-style-name="L3">
      <style:text-properties officeooo:rsid="004a0797" officeooo:paragraph-rsid="0071bbea" style:language-asian="zh" style:country-asian="CN"/>
    </style:style>
    <style:style style:name="P159" style:family="paragraph" style:parent-style-name="Standard" style:list-style-name="L3">
      <style:text-properties officeooo:rsid="004a0797" officeooo:paragraph-rsid="007109ae" style:language-asian="zh" style:country-asian="CN"/>
    </style:style>
    <style:style style:name="P160" style:family="paragraph" style:parent-style-name="Standard" style:list-style-name="L3">
      <style:text-properties officeooo:rsid="004a0797" officeooo:paragraph-rsid="00732414" style:language-asian="zh" style:country-asian="CN"/>
    </style:style>
    <style:style style:name="P161" style:family="paragraph" style:parent-style-name="Standard" style:list-style-name="L3">
      <style:text-properties officeooo:rsid="004a0797" officeooo:paragraph-rsid="00749846" style:language-asian="zh" style:country-asian="CN"/>
    </style:style>
    <style:style style:name="P162" style:family="paragraph" style:parent-style-name="Standard" style:list-style-name="L3">
      <style:text-properties officeooo:rsid="004a0797" officeooo:paragraph-rsid="007602e6" style:language-asian="zh" style:country-asian="CN"/>
    </style:style>
    <style:style style:name="P163" style:family="paragraph" style:parent-style-name="Standard" style:list-style-name="L3">
      <style:text-properties officeooo:rsid="004a0797" officeooo:paragraph-rsid="007b6cd6" style:language-asian="zh" style:country-asian="CN"/>
    </style:style>
    <style:style style:name="P164" style:family="paragraph" style:parent-style-name="Standard" style:list-style-name="L3">
      <style:text-properties officeooo:rsid="004a0797" officeooo:paragraph-rsid="007ffbe1" style:language-asian="zh" style:country-asian="CN"/>
    </style:style>
    <style:style style:name="P165" style:family="paragraph" style:parent-style-name="Standard" style:list-style-name="L3">
      <style:text-properties officeooo:rsid="004a0797" officeooo:paragraph-rsid="007d5ab0" style:language-asian="zh" style:country-asian="CN"/>
    </style:style>
    <style:style style:name="P166" style:family="paragraph" style:parent-style-name="Standard" style:list-style-name="L3">
      <style:text-properties officeooo:rsid="004a0797" officeooo:paragraph-rsid="0081f6a5" style:language-asian="zh" style:country-asian="CN"/>
    </style:style>
    <style:style style:name="P167" style:family="paragraph" style:parent-style-name="Standard" style:list-style-name="L3">
      <style:text-properties officeooo:rsid="004a0797" officeooo:paragraph-rsid="0084fb9d" style:language-asian="zh" style:country-asian="CN"/>
    </style:style>
    <style:style style:name="P168" style:family="paragraph" style:parent-style-name="Standard" style:list-style-name="L3">
      <style:text-properties officeooo:rsid="004a0797" officeooo:paragraph-rsid="00ee0c5a" style:language-asian="zh" style:country-asian="CN"/>
    </style:style>
    <style:style style:name="P169" style:family="paragraph" style:parent-style-name="Standard" style:list-style-name="L3">
      <style:text-properties officeooo:rsid="004a0797" officeooo:paragraph-rsid="008846d6" style:language-asian="zh" style:country-asian="CN"/>
    </style:style>
    <style:style style:name="P170" style:family="paragraph" style:parent-style-name="Standard" style:list-style-name="L3">
      <style:text-properties officeooo:rsid="004a0797" officeooo:paragraph-rsid="00e91789" style:language-asian="zh" style:country-asian="CN"/>
    </style:style>
    <style:style style:name="P171" style:family="paragraph" style:parent-style-name="Standard" style:list-style-name="L3">
      <style:text-properties officeooo:rsid="004a0797" officeooo:paragraph-rsid="00d31553" style:language-asian="zh" style:country-asian="CN"/>
    </style:style>
    <style:style style:name="P172" style:family="paragraph" style:parent-style-name="Standard" style:list-style-name="L3">
      <style:text-properties officeooo:rsid="004a0797" officeooo:paragraph-rsid="00d41edb" style:language-asian="zh" style:country-asian="CN"/>
    </style:style>
    <style:style style:name="P173" style:family="paragraph" style:parent-style-name="Standard" style:list-style-name="L3">
      <style:text-properties officeooo:rsid="004a0797" officeooo:paragraph-rsid="008cf5a7" style:language-asian="zh" style:country-asian="CN"/>
    </style:style>
    <style:style style:name="P174" style:family="paragraph" style:parent-style-name="Standard" style:list-style-name="L3">
      <style:text-properties officeooo:rsid="004a0797" officeooo:paragraph-rsid="00ad3a64" style:language-asian="zh" style:country-asian="CN"/>
    </style:style>
    <style:style style:name="P175" style:family="paragraph" style:parent-style-name="Standard" style:list-style-name="L3">
      <style:text-properties officeooo:rsid="004a0797" officeooo:paragraph-rsid="00d621ba" style:language-asian="zh" style:country-asian="CN"/>
    </style:style>
    <style:style style:name="P176" style:family="paragraph" style:parent-style-name="Standard" style:list-style-name="L3">
      <style:text-properties officeooo:rsid="004a0797" officeooo:paragraph-rsid="00d62345" style:language-asian="zh" style:country-asian="CN"/>
    </style:style>
    <style:style style:name="P177" style:family="paragraph" style:parent-style-name="Standard" style:list-style-name="L3">
      <style:text-properties officeooo:rsid="004a0797" officeooo:paragraph-rsid="00ea232d" style:language-asian="zh" style:country-asian="CN"/>
    </style:style>
    <style:style style:name="P178" style:family="paragraph" style:parent-style-name="Standard" style:list-style-name="L3">
      <style:text-properties officeooo:rsid="004a0797" officeooo:paragraph-rsid="009457b7" style:language-asian="zh" style:country-asian="CN"/>
    </style:style>
    <style:style style:name="P179" style:family="paragraph" style:parent-style-name="Standard" style:list-style-name="L3">
      <style:text-properties officeooo:rsid="004a0797" officeooo:paragraph-rsid="0094835e" style:language-asian="zh" style:country-asian="CN"/>
    </style:style>
    <style:style style:name="P180" style:family="paragraph" style:parent-style-name="Standard" style:list-style-name="L3">
      <style:text-properties officeooo:rsid="004a0797" officeooo:paragraph-rsid="0094d9e1" style:language-asian="zh" style:country-asian="CN"/>
    </style:style>
    <style:style style:name="P181" style:family="paragraph" style:parent-style-name="Standard" style:list-style-name="L3">
      <style:text-properties officeooo:rsid="004a0797" officeooo:paragraph-rsid="0095297a" style:language-asian="zh" style:country-asian="CN"/>
    </style:style>
    <style:style style:name="P182" style:family="paragraph" style:parent-style-name="Standard" style:list-style-name="L3">
      <style:text-properties officeooo:rsid="004a0797" officeooo:paragraph-rsid="0095619d" style:language-asian="zh" style:country-asian="CN"/>
    </style:style>
    <style:style style:name="P183" style:family="paragraph" style:parent-style-name="Standard" style:list-style-name="L3">
      <style:text-properties officeooo:rsid="004a0797" officeooo:paragraph-rsid="0095c3e8" style:language-asian="zh" style:country-asian="CN"/>
    </style:style>
    <style:style style:name="P184" style:family="paragraph" style:parent-style-name="Standard" style:list-style-name="L3">
      <style:text-properties officeooo:rsid="004a0797" officeooo:paragraph-rsid="00e36ceb" style:language-asian="zh" style:country-asian="CN"/>
    </style:style>
    <style:style style:name="P185" style:family="paragraph" style:parent-style-name="Standard" style:list-style-name="L3">
      <style:text-properties officeooo:rsid="004a0797" officeooo:paragraph-rsid="009664df" style:language-asian="zh" style:country-asian="CN"/>
    </style:style>
    <style:style style:name="P186" style:family="paragraph" style:parent-style-name="Standard" style:list-style-name="L3">
      <style:text-properties officeooo:rsid="004a0797" officeooo:paragraph-rsid="00a03e49" style:language-asian="zh" style:country-asian="CN"/>
    </style:style>
    <style:style style:name="P187" style:family="paragraph" style:parent-style-name="Standard" style:list-style-name="L3">
      <style:text-properties officeooo:rsid="004a0797" officeooo:paragraph-rsid="00a05bb0" style:language-asian="zh" style:country-asian="CN"/>
    </style:style>
    <style:style style:name="P188" style:family="paragraph" style:parent-style-name="Standard" style:list-style-name="L3">
      <style:text-properties officeooo:rsid="004a0797" officeooo:paragraph-rsid="00a2186b" style:language-asian="zh" style:country-asian="CN"/>
    </style:style>
    <style:style style:name="P189" style:family="paragraph" style:parent-style-name="Standard" style:list-style-name="L4">
      <style:text-properties officeooo:rsid="004a0797" officeooo:paragraph-rsid="00d7fabb" style:language-asian="zh" style:country-asian="CN"/>
    </style:style>
    <style:style style:name="P190" style:family="paragraph" style:parent-style-name="Standard" style:list-style-name="L3">
      <style:text-properties officeooo:rsid="00c323c8" officeooo:paragraph-rsid="00c323c8" style:language-asian="zh" style:country-asian="CN"/>
    </style:style>
    <style:style style:name="P191" style:family="paragraph" style:parent-style-name="Standard" style:list-style-name="L3">
      <style:text-properties officeooo:rsid="00557f58" officeooo:paragraph-rsid="00557f58" style:language-asian="zh" style:country-asian="CN"/>
    </style:style>
    <style:style style:name="P192" style:family="paragraph" style:parent-style-name="Standard" style:list-style-name="L3">
      <style:text-properties officeooo:rsid="00aeced0" officeooo:paragraph-rsid="00aeced0" style:language-asian="zh" style:country-asian="CN"/>
    </style:style>
    <style:style style:name="P193" style:family="paragraph" style:parent-style-name="Standard" style:list-style-name="L3">
      <style:text-properties officeooo:rsid="006bb308" officeooo:paragraph-rsid="007109ae" style:language-asian="zh" style:country-asian="CN"/>
    </style:style>
    <style:style style:name="P194" style:family="paragraph" style:parent-style-name="Standard" style:list-style-name="L3">
      <style:text-properties officeooo:rsid="0086966c" officeooo:paragraph-rsid="0086966c" style:language-asian="zh" style:country-asian="CN"/>
    </style:style>
    <style:style style:name="P195" style:family="paragraph" style:parent-style-name="Standard" style:list-style-name="L3">
      <style:text-properties officeooo:rsid="009b6e5e" officeooo:paragraph-rsid="00a0bb1f" style:language-asian="zh" style:country-asian="CN"/>
    </style:style>
    <style:style style:name="P196" style:family="paragraph" style:parent-style-name="Standard" style:list-style-name="L3">
      <style:text-properties officeooo:rsid="00f03127" officeooo:paragraph-rsid="00f03127" style:language-asian="zh" style:country-asian="CN"/>
    </style:style>
    <style:style style:name="P197" style:family="paragraph" style:parent-style-name="Standard">
      <style:text-properties officeooo:rsid="00f03127" officeooo:paragraph-rsid="00f03127" style:language-asian="zh" style:country-asian="CN"/>
    </style:style>
    <style:style style:name="P198" style:family="paragraph" style:parent-style-name="Standard" style:list-style-name="L1">
      <style:text-properties style:font-name="Times New Roman" officeooo:rsid="0001f262" officeooo:paragraph-rsid="0001f262" style:language-asian="zh" style:country-asian="CN"/>
    </style:style>
    <style:style style:name="P199" style:family="paragraph" style:parent-style-name="Standard" style:list-style-name="L2">
      <style:text-properties officeooo:paragraph-rsid="00159c26"/>
    </style:style>
    <style:style style:name="P200" style:family="paragraph" style:parent-style-name="Standard" style:list-style-name="L3">
      <style:text-properties officeooo:paragraph-rsid="0094d9e1"/>
    </style:style>
    <style:style style:name="T1" style:family="text">
      <style:text-properties style:font-name="Times New Roman"/>
    </style:style>
    <style:style style:name="T2" style:family="text">
      <style:text-properties officeooo:rsid="00047345"/>
    </style:style>
    <style:style style:name="T3" style:family="text">
      <style:text-properties officeooo:rsid="00070e6f"/>
    </style:style>
    <style:style style:name="T4" style:family="text">
      <style:text-properties officeooo:rsid="0007f069"/>
    </style:style>
    <style:style style:name="T5" style:family="text">
      <style:text-properties officeooo:rsid="00090019"/>
    </style:style>
    <style:style style:name="T6" style:family="text">
      <style:text-properties officeooo:rsid="00098cd6"/>
    </style:style>
    <style:style style:name="T7" style:family="text">
      <style:text-properties officeooo:rsid="000a061d"/>
    </style:style>
    <style:style style:name="T8" style:family="text">
      <style:text-properties officeooo:rsid="000c03c4"/>
    </style:style>
    <style:style style:name="T9" style:family="text">
      <style:text-properties officeooo:rsid="000db726"/>
    </style:style>
    <style:style style:name="T10" style:family="text">
      <style:text-properties style:language-asian="zh" style:country-asian="CN"/>
    </style:style>
    <style:style style:name="T11" style:family="text">
      <style:text-properties officeooo:rsid="0001f262" style:language-asian="zh" style:country-asian="CN"/>
    </style:style>
    <style:style style:name="T12" style:family="text">
      <style:text-properties officeooo:rsid="00052f38" style:language-asian="zh" style:country-asian="CN"/>
    </style:style>
    <style:style style:name="T13" style:family="text">
      <style:text-properties officeooo:rsid="003625ef" style:language-asian="zh" style:country-asian="CN"/>
    </style:style>
    <style:style style:name="T14" style:family="text">
      <style:text-properties officeooo:rsid="004a0797" style:language-asian="zh" style:country-asian="CN"/>
    </style:style>
    <style:style style:name="T15" style:family="text">
      <style:text-properties officeooo:rsid="00e27a09" style:language-asian="zh" style:country-asian="CN"/>
    </style:style>
    <style:style style:name="T16" style:family="text">
      <style:text-properties officeooo:rsid="000eb91a"/>
    </style:style>
    <style:style style:name="T17" style:family="text">
      <style:text-properties officeooo:rsid="00114698"/>
    </style:style>
    <style:style style:name="T18" style:family="text">
      <style:text-properties officeooo:rsid="00132f66"/>
    </style:style>
    <style:style style:name="T19" style:family="text">
      <style:text-properties officeooo:rsid="00182d88"/>
    </style:style>
    <style:style style:name="T20" style:family="text">
      <style:text-properties officeooo:rsid="0019a5b0"/>
    </style:style>
    <style:style style:name="T21" style:family="text">
      <style:text-properties officeooo:rsid="001aa799"/>
    </style:style>
    <style:style style:name="T22" style:family="text">
      <style:text-properties officeooo:rsid="001b9659"/>
    </style:style>
    <style:style style:name="T23" style:family="text">
      <style:text-properties officeooo:rsid="001bb1c8"/>
    </style:style>
    <style:style style:name="T24" style:family="text">
      <style:text-properties officeooo:rsid="001c5a24"/>
    </style:style>
    <style:style style:name="T25" style:family="text">
      <style:text-properties officeooo:rsid="002002b8"/>
    </style:style>
    <style:style style:name="T26" style:family="text">
      <style:text-properties officeooo:rsid="00204bb1"/>
    </style:style>
    <style:style style:name="T27" style:family="text">
      <style:text-properties officeooo:rsid="0025ddae"/>
    </style:style>
    <style:style style:name="T28" style:family="text">
      <style:text-properties officeooo:rsid="0027c243"/>
    </style:style>
    <style:style style:name="T29" style:family="text">
      <style:text-properties officeooo:rsid="00283b0d"/>
    </style:style>
    <style:style style:name="T30" style:family="text">
      <style:text-properties officeooo:rsid="0028fba4"/>
    </style:style>
    <style:style style:name="T31" style:family="text">
      <style:text-properties officeooo:rsid="002ac996"/>
    </style:style>
    <style:style style:name="T32" style:family="text">
      <style:text-properties officeooo:rsid="0034a262"/>
    </style:style>
    <style:style style:name="T33" style:family="text">
      <style:text-properties officeooo:rsid="003555f6"/>
    </style:style>
    <style:style style:name="T34" style:family="text">
      <style:text-properties officeooo:rsid="00355684"/>
    </style:style>
    <style:style style:name="T35" style:family="text">
      <style:text-properties officeooo:rsid="00367113"/>
    </style:style>
    <style:style style:name="T36" style:family="text">
      <style:text-properties officeooo:rsid="00384d41"/>
    </style:style>
    <style:style style:name="T37" style:family="text">
      <style:text-properties officeooo:rsid="0039d364"/>
    </style:style>
    <style:style style:name="T38" style:family="text">
      <style:text-properties officeooo:rsid="003b40e5"/>
    </style:style>
    <style:style style:name="T39" style:family="text">
      <style:text-properties officeooo:rsid="003c6c65"/>
    </style:style>
    <style:style style:name="T40" style:family="text">
      <style:text-properties officeooo:rsid="003dea2c"/>
    </style:style>
    <style:style style:name="T41" style:family="text">
      <style:text-properties officeooo:rsid="003faeaf"/>
    </style:style>
    <style:style style:name="T42" style:family="text">
      <style:text-properties officeooo:rsid="00407d79"/>
    </style:style>
    <style:style style:name="T43" style:family="text">
      <style:text-properties officeooo:rsid="0040ee1b"/>
    </style:style>
    <style:style style:name="T44" style:family="text">
      <style:text-properties officeooo:rsid="00410172"/>
    </style:style>
    <style:style style:name="T45" style:family="text">
      <style:text-properties officeooo:rsid="0042ddbb"/>
    </style:style>
    <style:style style:name="T46" style:family="text">
      <style:text-properties officeooo:rsid="0043701e"/>
    </style:style>
    <style:style style:name="T47" style:family="text">
      <style:text-properties officeooo:rsid="0043ba9a"/>
    </style:style>
    <style:style style:name="T48" style:family="text">
      <style:text-properties officeooo:rsid="0044a3f9"/>
    </style:style>
    <style:style style:name="T49" style:family="text">
      <style:text-properties officeooo:rsid="0045fcc1"/>
    </style:style>
    <style:style style:name="T50" style:family="text">
      <style:text-properties officeooo:rsid="004761d4"/>
    </style:style>
    <style:style style:name="T51" style:family="text">
      <style:text-properties officeooo:rsid="00484a4a"/>
    </style:style>
    <style:style style:name="T52" style:family="text">
      <style:text-properties officeooo:rsid="0048925d"/>
    </style:style>
    <style:style style:name="T53" style:family="text">
      <style:text-properties officeooo:rsid="004a0797"/>
    </style:style>
    <style:style style:name="T54" style:family="text">
      <style:text-properties officeooo:rsid="004a3aa3"/>
    </style:style>
    <style:style style:name="T55" style:family="text">
      <style:text-properties officeooo:rsid="004ca0bb"/>
    </style:style>
    <style:style style:name="T56" style:family="text">
      <style:text-properties officeooo:rsid="004d5858"/>
    </style:style>
    <style:style style:name="T57" style:family="text">
      <style:text-properties officeooo:rsid="004f1c25"/>
    </style:style>
    <style:style style:name="T58" style:family="text">
      <style:text-properties officeooo:rsid="004f57e6"/>
    </style:style>
    <style:style style:name="T59" style:family="text">
      <style:text-properties officeooo:rsid="00509ede"/>
    </style:style>
    <style:style style:name="T60" style:family="text">
      <style:text-properties officeooo:rsid="0051654c"/>
    </style:style>
    <style:style style:name="T61" style:family="text">
      <style:text-properties officeooo:rsid="00533f07"/>
    </style:style>
    <style:style style:name="T62" style:family="text">
      <style:text-properties officeooo:rsid="0053c7d8"/>
    </style:style>
    <style:style style:name="T63" style:family="text">
      <style:text-properties officeooo:rsid="0053d79b"/>
    </style:style>
    <style:style style:name="T64" style:family="text">
      <style:text-properties officeooo:rsid="00557f58"/>
    </style:style>
    <style:style style:name="T65" style:family="text">
      <style:text-properties officeooo:rsid="0055fd83"/>
    </style:style>
    <style:style style:name="T66" style:family="text">
      <style:text-properties officeooo:rsid="0057b14d"/>
    </style:style>
    <style:style style:name="T67" style:family="text">
      <style:text-properties officeooo:rsid="0059e49a"/>
    </style:style>
    <style:style style:name="T68" style:family="text">
      <style:text-properties officeooo:rsid="005ba05f"/>
    </style:style>
    <style:style style:name="T69" style:family="text">
      <style:text-properties officeooo:rsid="005d3e37"/>
    </style:style>
    <style:style style:name="T70" style:family="text">
      <style:text-properties officeooo:rsid="005d8a92"/>
    </style:style>
    <style:style style:name="T71" style:family="text">
      <style:text-properties officeooo:rsid="005f68f1"/>
    </style:style>
    <style:style style:name="T72" style:family="text">
      <style:text-properties officeooo:rsid="005ff383"/>
    </style:style>
    <style:style style:name="T73" style:family="text">
      <style:text-properties officeooo:rsid="00607a8d"/>
    </style:style>
    <style:style style:name="T74" style:family="text">
      <style:text-properties officeooo:rsid="0061d2f3"/>
    </style:style>
    <style:style style:name="T75" style:family="text">
      <style:text-properties officeooo:rsid="00636337"/>
    </style:style>
    <style:style style:name="T76" style:family="text">
      <style:text-properties officeooo:rsid="00651528"/>
    </style:style>
    <style:style style:name="T77" style:family="text">
      <style:text-properties officeooo:rsid="0066eaad"/>
    </style:style>
    <style:style style:name="T78" style:family="text">
      <style:text-properties officeooo:rsid="0067f210"/>
    </style:style>
    <style:style style:name="T79" style:family="text">
      <style:text-properties officeooo:rsid="0068d99a"/>
    </style:style>
    <style:style style:name="T80" style:family="text">
      <style:text-properties officeooo:rsid="006a0aa7"/>
    </style:style>
    <style:style style:name="T81" style:family="text">
      <style:text-properties officeooo:rsid="006bb308"/>
    </style:style>
    <style:style style:name="T82" style:family="text">
      <style:text-properties officeooo:rsid="006f93f3"/>
    </style:style>
    <style:style style:name="T83" style:family="text">
      <style:text-properties officeooo:rsid="007109ae"/>
    </style:style>
    <style:style style:name="T84" style:family="text">
      <style:text-properties officeooo:rsid="0071bbea"/>
    </style:style>
    <style:style style:name="T85" style:family="text">
      <style:text-properties officeooo:rsid="00732414"/>
    </style:style>
    <style:style style:name="T86" style:family="text">
      <style:text-properties officeooo:rsid="00749846"/>
    </style:style>
    <style:style style:name="T87" style:family="text">
      <style:text-properties officeooo:rsid="007602e6"/>
    </style:style>
    <style:style style:name="T88" style:family="text">
      <style:text-properties officeooo:rsid="00778c37"/>
    </style:style>
    <style:style style:name="T89" style:family="text">
      <style:text-properties officeooo:rsid="007980b1"/>
    </style:style>
    <style:style style:name="T90" style:family="text">
      <style:text-properties officeooo:rsid="007b6cd6"/>
    </style:style>
    <style:style style:name="T91" style:family="text">
      <style:text-properties officeooo:rsid="007ffbe1"/>
    </style:style>
    <style:style style:name="T92" style:family="text">
      <style:text-properties officeooo:rsid="0081f6a5"/>
    </style:style>
    <style:style style:name="T93" style:family="text">
      <style:text-properties officeooo:rsid="0083d8b3"/>
    </style:style>
    <style:style style:name="T94" style:family="text">
      <style:text-properties officeooo:rsid="0084fb9d"/>
    </style:style>
    <style:style style:name="T95" style:family="text">
      <style:text-properties officeooo:rsid="0086966c"/>
    </style:style>
    <style:style style:name="T96" style:family="text">
      <style:text-properties officeooo:rsid="008846d6"/>
    </style:style>
    <style:style style:name="T97" style:family="text">
      <style:text-properties officeooo:rsid="008a3812"/>
    </style:style>
    <style:style style:name="T98" style:family="text">
      <style:text-properties officeooo:rsid="008bb24b"/>
    </style:style>
    <style:style style:name="T99" style:family="text">
      <style:text-properties officeooo:rsid="008cf5a7"/>
    </style:style>
    <style:style style:name="T100" style:family="text">
      <style:text-properties officeooo:rsid="0090ab53"/>
    </style:style>
    <style:style style:name="T101" style:family="text">
      <style:text-properties officeooo:rsid="0090f864"/>
    </style:style>
    <style:style style:name="T102" style:family="text">
      <style:text-properties officeooo:rsid="0092dbb6"/>
    </style:style>
    <style:style style:name="T103" style:family="text">
      <style:text-properties officeooo:rsid="009457b7"/>
    </style:style>
    <style:style style:name="T104" style:family="text">
      <style:text-properties officeooo:rsid="0094835e"/>
    </style:style>
    <style:style style:name="T105" style:family="text">
      <style:text-properties officeooo:rsid="0094d9e1"/>
    </style:style>
    <style:style style:name="T106" style:family="text">
      <style:text-properties officeooo:rsid="0095297a"/>
    </style:style>
    <style:style style:name="T107" style:family="text">
      <style:text-properties officeooo:rsid="0095619d"/>
    </style:style>
    <style:style style:name="T108" style:family="text">
      <style:text-properties officeooo:rsid="0095c3e8"/>
    </style:style>
    <style:style style:name="T109" style:family="text">
      <style:text-properties officeooo:rsid="009664df"/>
    </style:style>
    <style:style style:name="T110" style:family="text">
      <style:text-properties officeooo:rsid="0098184c"/>
    </style:style>
    <style:style style:name="T111" style:family="text">
      <style:text-properties officeooo:rsid="009b6e5e"/>
    </style:style>
    <style:style style:name="T112" style:family="text">
      <style:text-properties officeooo:rsid="00a03e49"/>
    </style:style>
    <style:style style:name="T113" style:family="text">
      <style:text-properties officeooo:rsid="00a2186b"/>
    </style:style>
    <style:style style:name="T114" style:family="text">
      <style:text-properties officeooo:rsid="00a2cbed"/>
    </style:style>
    <style:style style:name="T115" style:family="text">
      <style:text-properties officeooo:rsid="00a69773"/>
    </style:style>
    <style:style style:name="T116" style:family="text">
      <style:text-properties style:font-name="TimesNewRomanPSMT" fo:font-size="12pt" fo:font-style="normal"/>
    </style:style>
    <style:style style:name="T117" style:family="text">
      <style:text-properties style:font-name="TimesNewRomanPSMT" fo:font-size="12pt" fo:font-style="normal" officeooo:rsid="0001f262"/>
    </style:style>
    <style:style style:name="T118" style:family="text">
      <style:text-properties style:font-name="TimesNewRomanPSMT" fo:font-size="12pt" fo:font-style="normal" officeooo:rsid="00a69773"/>
    </style:style>
    <style:style style:name="T119" style:family="text">
      <style:text-properties style:font-name-asian="SimSun" style:font-size-asian="12pt" style:font-style-asian="normal"/>
    </style:style>
    <style:style style:name="T120" style:family="text">
      <style:text-properties officeooo:rsid="0001f262" style:font-name-asian="SimSun" style:font-size-asian="12pt" style:font-style-asian="normal"/>
    </style:style>
    <style:style style:name="T121" style:family="text">
      <style:text-properties officeooo:rsid="00a69773" style:font-name-asian="SimSun" style:font-size-asian="12pt" style:font-style-asian="normal"/>
    </style:style>
    <style:style style:name="T122" style:family="text">
      <style:text-properties officeooo:rsid="00a83173" style:font-name-asian="SimSun" style:font-size-asian="12pt" style:font-style-asian="normal"/>
    </style:style>
    <style:style style:name="T123" style:family="text">
      <style:text-properties officeooo:rsid="0001f262"/>
    </style:style>
    <style:style style:name="T124" style:family="text">
      <style:text-properties officeooo:rsid="00a83173"/>
    </style:style>
    <style:style style:name="T125" style:family="text">
      <style:text-properties officeooo:rsid="00ad20cf"/>
    </style:style>
    <style:style style:name="T126" style:family="text">
      <style:text-properties officeooo:rsid="00bb2b86"/>
    </style:style>
    <style:style style:name="T127" style:family="text">
      <style:text-properties officeooo:rsid="00be8968"/>
    </style:style>
    <style:style style:name="T128" style:family="text">
      <style:text-properties officeooo:rsid="00c0686d"/>
    </style:style>
    <style:style style:name="T129" style:family="text">
      <style:text-properties officeooo:rsid="00c1f40e"/>
    </style:style>
    <style:style style:name="T130" style:family="text">
      <style:text-properties officeooo:rsid="00c3008f"/>
    </style:style>
    <style:style style:name="T131" style:family="text">
      <style:text-properties officeooo:rsid="00c323c8"/>
    </style:style>
    <style:style style:name="T132" style:family="text">
      <style:text-properties officeooo:rsid="00c5ae6d"/>
    </style:style>
    <style:style style:name="T133" style:family="text">
      <style:text-properties officeooo:rsid="00c6737c"/>
    </style:style>
    <style:style style:name="T134" style:family="text">
      <style:text-properties officeooo:rsid="00c78699"/>
    </style:style>
    <style:style style:name="T135" style:family="text">
      <style:text-properties officeooo:rsid="00c9d782"/>
    </style:style>
    <style:style style:name="T136" style:family="text">
      <style:text-properties officeooo:rsid="00c9f4e0"/>
    </style:style>
    <style:style style:name="T137" style:family="text">
      <style:text-properties officeooo:rsid="00cc7344"/>
    </style:style>
    <style:style style:name="T138" style:family="text">
      <style:text-properties officeooo:rsid="00d41edb"/>
    </style:style>
    <style:style style:name="T139" style:family="text">
      <style:text-properties officeooo:rsid="00d621ba"/>
    </style:style>
    <style:style style:name="T140" style:family="text">
      <style:text-properties officeooo:rsid="00d62345"/>
    </style:style>
    <style:style style:name="T141" style:family="text">
      <style:text-properties officeooo:rsid="00d7fabb"/>
    </style:style>
    <style:style style:name="T142" style:family="text">
      <style:text-properties officeooo:rsid="004884f5" style:font-name-asian="宋体"/>
    </style:style>
    <style:style style:name="T143" style:family="text">
      <style:text-properties officeooo:rsid="00e91789"/>
    </style:style>
    <style:style style:name="T144" style:family="text">
      <style:text-properties officeooo:rsid="00f81430"/>
    </style:style>
    <style:style style:name="T145" style:family="text">
      <style:text-properties officeooo:rsid="00ee0c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第<text:span text:style-name="T115">1部分：</text:span>出错处理</text:p>
      <text:p text:style-name="P4">第<text:span text:style-name="T115">2部分：</text:span>文件<text:span text:style-name="T2">IO</text:span></text:p>
      <text:p text:style-name="P5">第<text:span text:style-name="T124">3部分：</text:span>文件和目录</text:p>
      <text:p text:style-name="P8"><text:span text:style-name="T123">第4部分：</text:span>I/O库</text:p>
      <text:p text:style-name="P42"><text:span text:style-name="T123">第5</text:span>部分：系统数据文件和信息</text:p>
      <text:p text:style-name="P11"><text:span text:style-name="T123">第6部分：</text:span>进程环境</text:p>
      <text:p text:style-name="P33"><text:span text:style-name="T123">第7部分：</text:span>进程控制</text:p>
      <text:p text:style-name="P33"><text:span text:style-name="T123">第8部分：</text:span>进程关系</text:p>
      <text:p text:style-name="P33"><text:span text:style-name="T123">第9部分：</text:span>信号</text:p>
      <text:p text:style-name="P33"><text:span text:style-name="T123">第10部分：</text:span>线程</text:p>
      <text:p text:style-name="P33"><text:span text:style-name="T123">第11部分：</text:span>线程控制</text:p>
      <text:p text:style-name="P33"><text:span text:style-name="T123">第12部分：</text:span>守护进程</text:p>
      <text:p text:style-name="P48"><text:span text:style-name="T120">第</text:span><text:span text:style-name="T122">13</text:span><text:span text:style-name="T121">部分：</text:span><text:span text:style-name="T119">高级 </text:span><text:span text:style-name="T116">IO</text:span></text:p>
      <text:p text:style-name="P49"><text:span text:style-name="T117">第</text:span><text:span text:style-name="T116">14</text:span><text:span text:style-name="T118">部分：</text:span><text:span text:style-name="T116">进程间通信</text:span></text:p>
      <text:p text:style-name="P49"><text:span text:style-name="T117">第</text:span><text:span text:style-name="T116">15</text:span><text:span text:style-name="T118">部分：</text:span><text:span text:style-name="T116">套接字</text:span></text:p>
      <text:p text:style-name="P49"><text:span text:style-name="T117">第</text:span><text:span text:style-name="T116">16</text:span><text:span text:style-name="T118">部分：</text:span><text:span text:style-name="T116">终端 I/O</text:span></text:p>
      <text:p text:style-name="P49"><text:span text:style-name="T117">第</text:span><text:span text:style-name="T116">17</text:span><text:span text:style-name="T118">部分：</text:span><text:span text:style-name="T116">伪终端</text:span></text:p>
      <text:p text:style-name="P41"/>
      <text:p text:style-name="P1">出错处理：</text:p>
      <text:list xml:id="list4308282508287384698" text:style-name="L1">
        <text:list-item>
          <text:p text:style-name="P50">函数名： <text:span text:style-name="T1">strerror</text:span> <text:span text:style-name="T6">()</text:span></text:p>
          <text:p text:style-name="P51">功 <text:s/>能<text:tab/>：返回指向错误信息字符串的指针 </text:p>
        </text:list-item>
        <text:list-item>
          <text:p text:style-name="P50">函数名： <text:span text:style-name="T1">perror</text:span> <text:span text:style-name="T6">()</text:span></text:p>
          <text:p text:style-name="P51">功 <text:s/>能<text:tab/>：将上一个函数发生错误的原因输出到标准设备 (stderr)。它首先输出由<text:span text:style-name="T72">msg指向的字符串，然后是一个冒号，一个空格，接着是对应于errno值的出错信息，最后是一个换行符。</text:span></text:p>
          <text:p text:style-name="P198"/>
        </text:list-item>
      </text:list>
      <text:p text:style-name="P3">文件<text:span text:style-name="T2">IO：</text:span></text:p>
      <text:list xml:id="list8086731911006216611" text:style-name="L2">
        <text:list-item>
          <text:p text:style-name="P199"><text:span text:style-name="T11">函数名：op</text:span><text:span text:style-name="T12">en</text:span><text:span text:style-name="T13">()</text:span></text:p>
          <text:p text:style-name="P52">功 <text:s/>能<text:tab/>：打开文件</text:p>
        </text:list-item>
        <text:list-item>
          <text:p text:style-name="P53">函数名：<text:span text:style-name="T3">creat()</text:span></text:p>
          <text:p text:style-name="P53">功 <text:s/>能<text:tab/>：创建一个新文件</text:p>
        </text:list-item>
        <text:list-item>
          <text:p text:style-name="P54">函数名：<text:span text:style-name="T4">close()</text:span></text:p>
          <text:p text:style-name="P54">功 <text:s/>能<text:tab/>：关闭一个打开的文件</text:p>
        </text:list-item>
        <text:list-item>
          <text:p text:style-name="P54">函数名：l<text:span text:style-name="T4">seek()</text:span></text:p>
          <text:p text:style-name="P54">功 <text:s/>能<text:tab/>：显式地为一个打开的文件设置其偏移</text:p>
        </text:list-item>
        <text:list-item>
          <text:p text:style-name="P54">函数名：<text:span text:style-name="T5">read()</text:span></text:p>
          <text:p text:style-name="P54">功 <text:s/>能<text:tab/>：从打开的文件中读数据</text:p>
        </text:list-item>
        <text:list-item>
          <text:p text:style-name="P54">函数名：<text:span text:style-name="T6">write()</text:span></text:p>
          <text:p text:style-name="P54">功 <text:s/>能<text:tab/>：向打开的文件写数据</text:p>
        </text:list-item>
        <text:list-item>
          <text:p text:style-name="P55">函数名：<text:span text:style-name="T6">pread()</text:span></text:p>
          <text:p text:style-name="P56">功 <text:s/>能<text:tab/>：<text:span text:style-name="T6">带偏移量地原子的从文件中读取数据。相当于顺序调用lseek和read，但无法中断其定位的读操作。</text:span></text:p>
        </text:list-item>
        <text:list-item>
          <text:p text:style-name="P55">函数名：<text:span text:style-name="T6">pwrite()</text:span></text:p>
          <text:p text:style-name="P57">功 <text:s/>能<text:tab/>：<text:span text:style-name="T7">带偏移量地写数据到文件中</text:span></text:p>
        </text:list-item>
        <text:list-item>
          <text:p text:style-name="P55">函数名：<text:span text:style-name="T8">dup()</text:span></text:p>
          <text:p text:style-name="P58">功 <text:s/>能<text:tab/>：<text:span text:style-name="T8">复制一个现存的文件的描述，新文件描述符一定是当前可用文件描述中的最小数值。使用dup复制文件描述符后，新描述符和旧描述符共享同一个文件表项。</text:span></text:p>
        </text:list-item>
        <text:list-item>
          <text:p text:style-name="P55">函数名：<text:span text:style-name="T8">dup2()</text:span></text:p>
          <text:p text:style-name="P58">功 <text:s/>能<text:tab/>：<text:span text:style-name="T8">复制一个现存的文件的描述，可以用fd2参数指定新的描述符数值。是个原子操作。使用dup复制文件描述符后，新描述符和旧描述符共享同一个文件表项。</text:span></text:p>
        </text:list-item>
        <text:list-item>
          <text:p text:style-name="P55">函数名：<text:span text:style-name="T9">sync()</text:span></text:p>
          <text:p text:style-name="P59">功 <text:s/>能<text:tab/>：<text:span text:style-name="T9">将缓冲区数据写回存储设备，它并不等待实际写磁盘操作结束。</text:span></text:p>
        </text:list-item>
        <text:list-item>
          <text:p text:style-name="P55"><text:soft-page-break/>函数名：<text:span text:style-name="T9">fsync()</text:span></text:p>
          <text:p text:style-name="P60">功 <text:s/>能<text:tab/>：<text:span text:style-name="T9">将缓冲区数据写回存储设备，只对单一文件起作用，并等待实际写磁盘操作结束。</text:span></text:p>
        </text:list-item>
        <text:list-item>
          <text:p text:style-name="P55">函数名：<text:span text:style-name="T16">fdatasync()</text:span></text:p>
          <text:p text:style-name="P60">功 <text:s/>能<text:tab/>：<text:span text:style-name="T16">将缓冲区数据写回存储设备，只影响文件的数据部分。</text:span></text:p>
        </text:list-item>
        <text:list-item>
          <text:p text:style-name="P55">函数名：<text:span text:style-name="T17">fcntl()</text:span></text:p>
          <text:p text:style-name="P61">功 <text:s/>能<text:tab/>：改变已打开文件的性质</text:p>
        </text:list-item>
        <text:list-item>
          <text:p text:style-name="P55">函数名：<text:span text:style-name="T18">ioctl()</text:span></text:p>
          <text:p text:style-name="P62">功 <text:s/>能<text:tab/>：<text:span text:style-name="T18">I/O操作的杂物符，不能用本章其他函数表示的I/O操作通常都可以使用I/O操作表示。</text:span></text:p>
          <text:p text:style-name="P63"/>
        </text:list-item>
      </text:list>
      <text:p text:style-name="P2">文件和目录：</text:p>
      <text:list xml:id="list144566127433688874" text:style-name="L3">
        <text:list-item>
          <text:p text:style-name="P64">函数名：<text:span text:style-name="T19">stat()</text:span></text:p>
          <text:p text:style-name="P65">功 <text:s/>能<text:tab/>：返回与此命名文件相关的信息结构</text:p>
        </text:list-item>
        <text:list-item>
          <text:p text:style-name="P64">函数名：<text:span text:style-name="T19">fstat()</text:span></text:p>
          <text:p text:style-name="P66">功 <text:s/>能<text:tab/>：获取已在描述符<text:span text:style-name="T19">fildes</text:span>上打开文件的有关信息。</text:p>
        </text:list-item>
        <text:list-item>
          <text:p text:style-name="P64">函数名：l<text:span text:style-name="T20">stat()</text:span></text:p>
          <text:p text:style-name="P66">功 <text:s/>能<text:tab/>：返回该符号链接的有关信息。</text:p>
        </text:list-item>
        <text:list-item>
          <text:p text:style-name="P64">函数名：<text:span text:style-name="T21">access()</text:span></text:p>
          <text:p text:style-name="P67">功 <text:s/>能<text:tab/>：<text:span text:style-name="T21">确定实际用户ID对某个文件的访问权限。</text:span></text:p>
        </text:list-item>
        <text:list-item>
          <text:p text:style-name="P71">函数名：faccessat()</text:p>
        </text:list-item>
      </text:list>
      <text:p text:style-name="P43"><text:tab/>功 <text:s/>能 <text:s/>：确定实际用户ID对某个文件的访问权限。该函数的flag参数可以用于改变faccessat()的行为，如果flag设置为AT_EACCESS，访问检查用的是调用进程的有效用户ID，而不是实际用户ID。</text:p>
      <text:list xml:id="list160753542597796" text:continue-numbering="true" text:style-name="L3">
        <text:list-item>
          <text:p text:style-name="P64">函数名：<text:span text:style-name="T22">umask()</text:span></text:p>
          <text:p text:style-name="P68">功 <text:s/>能<text:tab/>：<text:span text:style-name="T22">为进程设置文件模式创建屏蔽字，并返回以前的值。该函数没有出错返回。</text:span></text:p>
        </text:list-item>
        <text:list-item>
          <text:p text:style-name="P64">函数名：<text:span text:style-name="T23">chmod()</text:span></text:p>
          <text:p text:style-name="P66">功 <text:s/>能<text:tab/>：在指定文件上更改现有文件的访问权限。</text:p>
        </text:list-item>
        <text:list-item>
          <text:p text:style-name="P64">函数名：f<text:span text:style-name="T23">chmod()</text:span></text:p>
          <text:p text:style-name="P66">功 <text:s/>能<text:tab/>：对已打开的文件更改文件的访问权限。</text:p>
        </text:list-item>
        <text:list-item>
          <text:p text:style-name="P64">函数名：<text:span text:style-name="T23">chown()</text:span></text:p>
          <text:p text:style-name="P66">功 <text:s/>能<text:tab/>：更改路径参数<text:span text:style-name="T23">path</text:span>指定的文件的用户<text:span text:style-name="T23">ID和组ID。</text:span></text:p>
        </text:list-item>
        <text:list-item>
          <text:p text:style-name="P64">函数名：<text:span text:style-name="T23">fchown()</text:span></text:p>
          <text:p text:style-name="P69">功 <text:s/>能<text:tab/>：更改参数<text:span text:style-name="T23">fd</text:span>指定的用户<text:span text:style-name="T23">ID和组ID。</text:span></text:p>
        </text:list-item>
        <text:list-item>
          <text:p text:style-name="P70">函数名：<text:span text:style-name="T23">fchownat()</text:span></text:p>
          <text:p text:style-name="P70">功 <text:s/>能<text:tab/>：更改参数<text:span text:style-name="T23">fd</text:span>指定的用户<text:span text:style-name="T23">ID和组ID。和fchown()参数不同。</text:span></text:p>
        </text:list-item>
        <text:list-item>
          <text:p text:style-name="P64">函数名：<text:span text:style-name="T24">lchown()</text:span></text:p>
          <text:p text:style-name="P69">功 <text:s/>能<text:tab/>：更改符号链接本身的用户<text:span text:style-name="T24">ID和组ID，而不是符号链接指向的文件。</text:span></text:p>
        </text:list-item>
        <text:list-item>
          <text:p text:style-name="P72">函数名：truncate<text:span text:style-name="T6">()</text:span></text:p>
          <text:p text:style-name="P73">功 <text:s/>能<text:tab/>：将参数path指定的文件大小改为参数length指定的大小。 如果原来的文件大小比参数length大，则超过的部分会被删除。</text:p>
        </text:list-item>
        <text:list-item>
          <text:p text:style-name="P72">函数名：<text:span text:style-name="T25">f</text:span>truncate<text:span text:style-name="T6">()</text:span></text:p>
          <text:p text:style-name="P74">功 <text:s/>能<text:tab/>：<text:span text:style-name="T25">将参数fd指定的文件大小改为参数length指定的大小。 如果原来的文件大小比参数length大，则超过的部分会被删除。</text:span></text:p>
        </text:list-item>
        <text:list-item>
          <text:p text:style-name="P72">函数名：<text:span text:style-name="T26">link()</text:span></text:p>
          <text:p text:style-name="P73">功 <text:s/>能<text:tab/>：创建一个指向现有文件的链接。</text:p>
        </text:list-item>
        <text:list-item>
          <text:p text:style-name="P75">函数名：<text:span text:style-name="T26">linkat()</text:span></text:p>
          <text:p text:style-name="P75">功 <text:s/>能<text:tab/>：创建一个指向现有文件的链接。参数不一样。</text:p>
        </text:list-item>
        <text:list-item>
          <text:p text:style-name="P72">函数名：<text:span text:style-name="T26">unlink()</text:span></text:p>
          <text:p text:style-name="P73">功 <text:s/>能<text:tab/>：删除一个现有的目录项。只有当文件的链接计数达到<text:span text:style-name="T26">0时，文件的内容才可被删除。</text:span></text:p>
        </text:list-item>
        <text:list-item>
          <text:p text:style-name="P72">函数名：<text:span text:style-name="T26">remove()</text:span></text:p>
          <text:p text:style-name="P73"><text:soft-page-break/>功 <text:s/>能<text:tab/>：解除对一个文件或目录的链接。对于文件，<text:span text:style-name="T26">remove的功能与unlink相同。对于目录，remove的功能与rmdir相同。</text:span></text:p>
        </text:list-item>
        <text:list-item>
          <text:p text:style-name="P72">函数名：<text:span text:style-name="T26">rename()</text:span></text:p>
          <text:p text:style-name="P73">功 <text:s/>能<text:tab/>：为文件或目录更名。</text:p>
        </text:list-item>
        <text:list-item>
          <text:p text:style-name="P76">函数名：<text:span text:style-name="T26">renameat()</text:span></text:p>
          <text:p text:style-name="P76">功 <text:s/>能<text:tab/>：为文件或目录更名。</text:p>
        </text:list-item>
        <text:list-item>
          <text:p text:style-name="P72">函数名：sy<text:span text:style-name="T26">mlink()</text:span></text:p>
          <text:p text:style-name="P73">功 <text:s/>能<text:tab/>：创建一个符号链接。</text:p>
        </text:list-item>
        <text:list-item>
          <text:p text:style-name="P76">函数名：sy<text:span text:style-name="T26">mlinkat()</text:span></text:p>
          <text:p text:style-name="P76">功 <text:s/>能<text:tab/>：创建一个符号链接。参数不一样。</text:p>
        </text:list-item>
        <text:list-item>
          <text:p text:style-name="P72">函数名：<text:span text:style-name="T26">readlink()</text:span></text:p>
          <text:p text:style-name="P73">功 <text:s/>能<text:tab/>：打开符号链接本身。</text:p>
        </text:list-item>
        <text:list-item>
          <text:p text:style-name="P84">函数名：futimens()</text:p>
          <text:p text:style-name="P84">功 <text:s/>能<text:tab/>：更改文件的访问时间和修改时间。</text:p>
        </text:list-item>
        <text:list-item>
          <text:p text:style-name="P84">函数名：utimesat()</text:p>
          <text:p text:style-name="P84">功 <text:s/>能<text:tab/>：更改文件的访问时间和修改时间。</text:p>
        </text:list-item>
        <text:list-item>
          <text:p text:style-name="P72">函数名：<text:span text:style-name="T26">mkdir()</text:span></text:p>
          <text:p text:style-name="P73">功 <text:s/>能<text:tab/>：创建目录。</text:p>
        </text:list-item>
        <text:list-item>
          <text:p text:style-name="P77">函数名：<text:span text:style-name="T26">mkdirat()</text:span></text:p>
          <text:p text:style-name="P77">功 <text:s/>能<text:tab/>：创建目录。</text:p>
        </text:list-item>
        <text:list-item>
          <text:p text:style-name="P72">函数名：<text:span text:style-name="T26">rmdir()</text:span></text:p>
          <text:p text:style-name="P73">功 <text:s/>能<text:tab/>：删除目录。</text:p>
        </text:list-item>
        <text:list-item>
          <text:p text:style-name="P72">函数名：<text:span text:style-name="T26">opendir()</text:span></text:p>
          <text:p text:style-name="P78">功 <text:s/>能<text:tab/>：<text:span text:style-name="T27">打开目录，在失败的时候返回一个空的指针。</text:span></text:p>
        </text:list-item>
        <text:list-item>
          <text:p text:style-name="P77">函数名：<text:span text:style-name="T126">fdopendir()</text:span></text:p>
          <text:p text:style-name="P77">功 <text:s/>能<text:tab/>：<text:span text:style-name="T27">打开目录，在失败的时候返回一个空的指针。</text:span></text:p>
        </text:list-item>
        <text:list-item>
          <text:p text:style-name="P72">函数名：<text:span text:style-name="T26">readdir()</text:span></text:p>
          <text:p text:style-name="P79">功 <text:s/>能<text:tab/>：<text:span text:style-name="T28">读取目录。</text:span></text:p>
        </text:list-item>
        <text:list-item>
          <text:p text:style-name="P72">函数名：<text:span text:style-name="T26">rewinddir()</text:span></text:p>
          <text:p text:style-name="P80">功 <text:s/>能<text:tab/>：<text:span text:style-name="T29">重设读取目录的位置为开头位置</text:span></text:p>
        </text:list-item>
        <text:list-item>
          <text:p text:style-name="P72">函数名：<text:span text:style-name="T26">closedir()</text:span></text:p>
          <text:p text:style-name="P81">功 <text:s/>能<text:tab/>：<text:span text:style-name="T30">closedir()关闭参数dir所指的目录流。</text:span></text:p>
        </text:list-item>
        <text:list-item>
          <text:p text:style-name="P72">函数名：<text:span text:style-name="T26">telldir()</text:span></text:p>
          <text:p text:style-name="P81">功 <text:s/>能<text:tab/>：<text:span text:style-name="T30">记录目录流的位置。</text:span></text:p>
        </text:list-item>
        <text:list-item>
          <text:p text:style-name="P72">函数名：<text:span text:style-name="T26">seekdir()</text:span></text:p>
          <text:p text:style-name="P82">功 <text:s/>能<text:tab/>：<text:span text:style-name="T31">设置目录流目前的读取位置</text:span></text:p>
        </text:list-item>
        <text:list-item>
          <text:p text:style-name="P72">函数名：<text:span text:style-name="T26">chdir()</text:span></text:p>
          <text:p text:style-name="P83">功 <text:s/>能<text:tab/>：更改当前的工作目录，和<text:span text:style-name="T31">fchdir比参数不同。</text:span></text:p>
        </text:list-item>
        <text:list-item>
          <text:p text:style-name="P72">函数名：<text:span text:style-name="T26">fchdir()</text:span></text:p>
          <text:p text:style-name="P82">功 <text:s/>能<text:tab/>：更改当前的工作目录，和<text:span text:style-name="T31">chdir比参数不同。</text:span></text:p>
        </text:list-item>
        <text:list-item>
          <text:p text:style-name="P72">函数名：<text:span text:style-name="T26">getcwd()</text:span></text:p>
          <text:p text:style-name="P83">功 <text:s/>能<text:tab/>：获取当前的工作目录。</text:p>
        </text:list-item>
      </text:list>
      <text:p text:style-name="P6"/>
      <text:p text:style-name="P7">I/O库：</text:p>
      <text:list xml:id="list160752563248220" text:continue-list="list160753542597796" text:style-name="L3">
        <text:list-item text:start-value="1">
          <text:p text:style-name="P85">函数名：fwide<text:span text:style-name="T6">()</text:span></text:p>
          <text:p text:style-name="P86">功 <text:s/>能<text:tab/>：设置流的定向（流的定向决定了所读、写的字符是单字节还是多字节）。</text:p>
        </text:list-item>
        <text:list-item>
          <text:p text:style-name="P87">函数名：setbuf<text:span text:style-name="T6">()</text:span></text:p>
          <text:p text:style-name="P88">功 <text:s/>能<text:tab/>：打开或者关闭缓冲区。</text:p>
        </text:list-item>
        <text:list-item>
          <text:p text:style-name="P87">函数名：setvbuf<text:span text:style-name="T6">()</text:span></text:p>
          <text:p text:style-name="P88">功 <text:s/>能<text:tab/>：使用setvbuf可以精确地指定所需的缓冲类型，使用mode参数实现。</text:p>
        </text:list-item>
        <text:list-item>
          <text:p text:style-name="P89">函数名：fflush<text:span text:style-name="T6">()</text:span></text:p>
          <text:p text:style-name="P90">功 <text:s/>能<text:tab/>：冲洗流中的信息，该函数通常用于处理磁盘文件。</text:p>
        </text:list-item>
        <text:list-item>
          <text:p text:style-name="P89"><text:soft-page-break/>函数名：fopen<text:span text:style-name="T6">()</text:span></text:p>
          <text:p text:style-name="P90">功 <text:s/>能<text:tab/>：打开一个指定的文件。</text:p>
        </text:list-item>
        <text:list-item>
          <text:p text:style-name="P89">函数名：freopen<text:span text:style-name="T6">()</text:span></text:p>
          <text:p text:style-name="P90">功 <text:s/>能<text:tab/>：在一个指定的流上打开一个指定的文件，如流已经打开，则先关闭该流。</text:p>
        </text:list-item>
        <text:list-item>
          <text:p text:style-name="P89">函数名：fdopen<text:span text:style-name="T6">()</text:span></text:p>
          <text:p text:style-name="P90">功 <text:s/>能<text:tab/>：获取一个现有的文件描述符。</text:p>
        </text:list-item>
        <text:list-item>
          <text:p text:style-name="P89">函数名：f<text:span text:style-name="T32">close()</text:span></text:p>
          <text:p text:style-name="P90">功 <text:s/>能<text:tab/>：关闭一个打开的流。</text:p>
        </text:list-item>
        <text:list-item>
          <text:p text:style-name="P89">函数名：<text:span text:style-name="T32">getc()</text:span></text:p>
          <text:p text:style-name="P90">功 <text:s/>能<text:tab/>：一次读一个字符，可以实现为宏。<text:span text:style-name="T32"> </text:span></text:p>
        </text:list-item>
        <text:list-item>
          <text:p text:style-name="P89">函数名：<text:span text:style-name="T32">fgetc()</text:span></text:p>
          <text:p text:style-name="P91">功 <text:s/>能<text:tab/>：一次读一个字符，不能实现为宏。<text:span text:style-name="T32"> </text:span></text:p>
        </text:list-item>
        <text:list-item>
          <text:p text:style-name="P89">函数名：<text:span text:style-name="T32">getchar()</text:span></text:p>
          <text:p text:style-name="P91">功 <text:s/>能<text:tab/>： 一次读一个字符。</text:p>
        </text:list-item>
        <text:list-item>
          <text:p text:style-name="P89">函数名：<text:span text:style-name="T32">ferror()</text:span></text:p>
          <text:p text:style-name="P91">功 <text:s/>能<text:tab/>：<text:span text:style-name="T32">检查文件在用各种输入输出函数进行读写时是否出错。 如ferror返回值为0表示未出错，否则表示有错。</text:span></text:p>
        </text:list-item>
        <text:list-item>
          <text:p text:style-name="P89">函数名：<text:span text:style-name="T32">feof()</text:span></text:p>
          <text:p text:style-name="P91">功 <text:s/>能<text:tab/>：<text:span text:style-name="T32">判断文件是否处于文件结束位置，如文件结束，则返回值为1，否则为0。 </text:span></text:p>
        </text:list-item>
        <text:list-item>
          <text:p text:style-name="P89">函数名：<text:span text:style-name="T32">clearerr()</text:span></text:p>
          <text:p text:style-name="P92">功 <text:s/>能<text:tab/>：<text:span text:style-name="T33">用于清除出错标志和文件结束标志，使它们为0值。</text:span></text:p>
        </text:list-item>
        <text:list-item>
          <text:p text:style-name="P89">函数名：<text:span text:style-name="T32">ungetc()</text:span></text:p>
          <text:p text:style-name="P91">功 <text:s/>能<text:tab/>：从流中读取数据后，可以调用<text:span text:style-name="T33">ungetc将字符再压送回流中。</text:span></text:p>
        </text:list-item>
        <text:list-item>
          <text:p text:style-name="P89">函数名：<text:span text:style-name="T34">putc()</text:span></text:p>
          <text:p text:style-name="P91">功 <text:s/>能<text:tab/>：<text:span text:style-name="T34">getc的输出函数，可以实现为宏。</text:span></text:p>
        </text:list-item>
        <text:list-item>
          <text:p text:style-name="P89">函数名：<text:span text:style-name="T34">fputc()</text:span></text:p>
          <text:p text:style-name="P93">功 <text:s/>能<text:tab/>：f<text:span text:style-name="T34">getc的输出函数，不能实现为宏。</text:span></text:p>
        </text:list-item>
        <text:list-item>
          <text:p text:style-name="P89">函数名：<text:span text:style-name="T34">putchar()</text:span></text:p>
          <text:p text:style-name="P91">功 <text:s/>能<text:tab/>：get<text:span text:style-name="T34">char的输出函数。</text:span></text:p>
        </text:list-item>
        <text:list-item>
          <text:p text:style-name="P89">函数名：<text:span text:style-name="T34">fgets()</text:span></text:p>
          <text:p text:style-name="P91">功 <text:s/>能<text:tab/>：每次从指定的流中输入一行。</text:p>
        </text:list-item>
        <text:list-item>
          <text:p text:style-name="P89">函数名：<text:span text:style-name="T34">gets()</text:span></text:p>
          <text:p text:style-name="P89">功 <text:s/>能<text:tab/>：每次从标准输出中输入一行。<text:span text:style-name="T34">由于gets()无法知道字符串的大小，必须遇到换行字符或文件尾才会结束输入，因此容易造成缓存溢出的安全性问题。建议使用fgets()取代。</text:span></text:p>
        </text:list-item>
        <text:list-item>
          <text:p text:style-name="P91">函数名：<text:span text:style-name="T35">fputs()</text:span></text:p>
          <text:p text:style-name="P91">功 <text:s/>能<text:tab/>：每次提供一行输出。对应<text:span text:style-name="T35">fgets()。</text:span></text:p>
        </text:list-item>
        <text:list-item>
          <text:p text:style-name="P94">函数名：pu<text:span text:style-name="T35">ts()</text:span></text:p>
          <text:p text:style-name="P94">功 <text:s/>能<text:tab/>：每次提供一行输出。对应<text:span text:style-name="T35">gets()。</text:span></text:p>
        </text:list-item>
        <text:list-item>
          <text:p text:style-name="P94">函数名：<text:span text:style-name="T35">fread()</text:span></text:p>
          <text:p text:style-name="P94">功 <text:s/>能<text:tab/>：<text:span text:style-name="T35">从一个文件流中读数据</text:span>。</text:p>
        </text:list-item>
        <text:list-item>
          <text:p text:style-name="P94">函数名：<text:span text:style-name="T35">fwrite()</text:span></text:p>
          <text:p text:style-name="P94">功 <text:s/>能<text:tab/>：<text:span text:style-name="T35">向文件写入一个数据块。</text:span></text:p>
        </text:list-item>
        <text:list-item>
          <text:p text:style-name="P94">函数名：<text:span text:style-name="T36">ftell()</text:span></text:p>
          <text:p text:style-name="P95">功 <text:s/>能<text:tab/>：<text:span text:style-name="T36">得到文件位置指针当前位置相对于文件首的偏移字节数。</text:span></text:p>
        </text:list-item>
        <text:list-item>
          <text:p text:style-name="P94">函数名：<text:span text:style-name="T36">fseek()</text:span></text:p>
          <text:p text:style-name="P94">功 <text:s/>能<text:tab/>：设置偏移位置。</text:p>
        </text:list-item>
        <text:list-item>
          <text:p text:style-name="P94">函数名：<text:span text:style-name="T36">rewind()</text:span></text:p>
          <text:p text:style-name="P94">功 <text:s/>能<text:tab/>：将参数中的指针重新指向流的开头。</text:p>
        </text:list-item>
        <text:list-item>
          <text:p text:style-name="P94">函数名：<text:span text:style-name="T36">ftello()</text:span></text:p>
          <text:p text:style-name="P94">功 <text:s/>能<text:tab/>：除函数返回值类型不同外，其与<text:span text:style-name="T36">ftell()相同。</text:span></text:p>
        </text:list-item>
        <text:list-item>
          <text:p text:style-name="P94">函数名：<text:span text:style-name="T36">fseeko()</text:span></text:p>
          <text:p text:style-name="P95"><text:soft-page-break/>功 <text:s/>能<text:tab/>：除参数类型不同外，其与<text:span text:style-name="T36">fseek()相同。</text:span></text:p>
        </text:list-item>
        <text:list-item>
          <text:p text:style-name="P96">函数名：fgetpos()</text:p>
          <text:p text:style-name="P96">功 <text:s/>能<text:tab/>：依据当前文件的句柄，获取当前访问指针位置信息。</text:p>
        </text:list-item>
        <text:list-item>
          <text:p text:style-name="P96">函数名：fsetpos()</text:p>
          <text:p text:style-name="P96">功 <text:s/>能<text:tab/>：将文件指针定位在pos指定的位置上。</text:p>
        </text:list-item>
        <text:list-item>
          <text:p text:style-name="P96">函数名：<text:span text:style-name="T37">printf()</text:span></text:p>
          <text:p text:style-name="P96">功 <text:s/>能<text:tab/>：将格式化数据写到标准输出。</text:p>
        </text:list-item>
        <text:list-item>
          <text:p text:style-name="P96">函数名：<text:span text:style-name="T37">fprintf()</text:span></text:p>
          <text:p text:style-name="P97">功 <text:s/>能<text:tab/>：将格式化数据写到标准流。</text:p>
        </text:list-item>
        <text:list-item>
          <text:p text:style-name="P96">函数名：<text:span text:style-name="T37">sprintf()</text:span></text:p>
          <text:p text:style-name="P97">功 <text:s/>能<text:tab/>：<text:span text:style-name="T38">将格式化数据写到参数数组buf中，在数据末尾自动加一个null字节。</text:span></text:p>
        </text:list-item>
        <text:list-item>
          <text:p text:style-name="P98">函数名：snprintf()</text:p>
          <text:p text:style-name="P99">功 <text:s/>能<text:tab/>：sprintf<text:span text:style-name="T38">()可能会造成buf的缓冲区溢出，为此，引入snprintf函数，超出数组的数据被丢弃。</text:span></text:p>
        </text:list-item>
        <text:list-item>
          <text:p text:style-name="P98">函数名：v<text:span text:style-name="T39">printf()、vfprintf()、vsprintf()、vsnprintf()</text:span></text:p>
          <text:p text:style-name="P98">功 <text:s/>能<text:tab/>：类似于上面<text:span text:style-name="T39">4种，只是可变参数表（…）变成了arg。</text:span></text:p>
        </text:list-item>
        <text:list-item>
          <text:p text:style-name="P98">函数名：s<text:span text:style-name="T40">canf()</text:span></text:p>
          <text:p text:style-name="P100">功 <text:s/>能<text:tab/>：<text:span text:style-name="T40">按用户指定的格式从键盘上把数据输入到指定的变量之中。</text:span></text:p>
        </text:list-item>
        <text:list-item>
          <text:p text:style-name="P98">函数名：<text:span text:style-name="T40">fscanf()</text:span></text:p>
          <text:p text:style-name="P100">功 <text:s/>能<text:tab/>：<text:span text:style-name="T40">从一个流中执行格式化输入，fscanf遇到空格和换行时结束，注意空格时也结束。这与fgets有区别，fgets遇到空格不结束。</text:span></text:p>
        </text:list-item>
        <text:list-item>
          <text:p text:style-name="P98">函数名：<text:span text:style-name="T40">sscanf()</text:span></text:p>
          <text:p text:style-name="P100">功 <text:s/>能<text:tab/>：<text:span text:style-name="T40">从一个字符串中读进与指定格式相符的数据。</text:span></text:p>
        </text:list-item>
        <text:list-item>
          <text:p text:style-name="P98">函数名：v<text:span text:style-name="T41">scanf()、vfscanf()、vsscanf()</text:span></text:p>
          <text:p text:style-name="P101">功 <text:s/>能<text:tab/>：类似于上面<text:span text:style-name="T41">3种，只是可变参数表（…）变成了arg。</text:span></text:p>
        </text:list-item>
        <text:list-item>
          <text:p text:style-name="P98">函数名：<text:span text:style-name="T42">fileno()</text:span></text:p>
          <text:p text:style-name="P98">功 <text:s/>能<text:tab/>：每个标准<text:span text:style-name="T42">I/O流都有一个与其相关联的文件描述符，调用fileno()可以获得其文件描述符。这个不是ISO C标准部分，属于扩展内容。</text:span></text:p>
        </text:list-item>
        <text:list-item>
          <text:p text:style-name="P98">函数名：tmp<text:span text:style-name="T42">nam()</text:span></text:p>
          <text:p text:style-name="P98">功 <text:s/>能<text:tab/>：产生一个与现有文件名不同的一个有效路径名字符串。</text:p>
        </text:list-item>
        <text:list-item>
          <text:p text:style-name="P98">函数名：<text:span text:style-name="T42">tmpfile()</text:span></text:p>
          <text:p text:style-name="P98">功 <text:s/>能<text:tab/>：创建一个临时二进制文件，在关闭该文件或程序结束时将自动删除这种文件。</text:p>
        </text:list-item>
        <text:list-item>
          <text:p text:style-name="P102">函数名：tempnam()</text:p>
          <text:p text:style-name="P102">功 <text:s/>能<text:tab/>：是tmpnam()的一个变体，允许调用者为所产生的路径名指定目录和前缀。</text:p>
        </text:list-item>
        <text:list-item>
          <text:p text:style-name="P114">函数名：mkdtemp()</text:p>
        </text:list-item>
      </text:list>
      <text:p text:style-name="P44"><text:tab/>功 <text:s/>能<text:tab/>：创建一个目录，该目录有一个唯一的名字。</text:p>
      <text:list xml:id="list160752883544273" text:continue-numbering="true" text:style-name="L3">
        <text:list-item>
          <text:p text:style-name="P102">函数名：mk<text:span text:style-name="T43">stemp()</text:span></text:p>
          <text:p text:style-name="P102">功 <text:s/>能<text:tab/>：类似于<text:span text:style-name="T43">tmpfile()，但该函数返回的不是文件指针，而是临时文件的打开文件描述符。mkstemp()创建的临时文件不会自动被删除。</text:span></text:p>
        </text:list-item>
        <text:list-item>
          <text:p text:style-name="P114">函数名：fmemopen()</text:p>
        </text:list-item>
      </text:list>
      <text:p text:style-name="P44"><text:tab/>功 <text:s/>能<text:tab/>：创建内存流。允许调用者提供缓冲区用于内存流。</text:p>
      <text:list xml:id="list160752751961362" text:continue-numbering="true" text:style-name="L3">
        <text:list-item>
          <text:p text:style-name="P114">函数名：op<text:span text:style-name="T127">en_memstream</text:span>()</text:p>
        </text:list-item>
      </text:list>
      <text:p text:style-name="P44"><text:tab/>功 <text:s/>能<text:tab/>：创建面向字节的内存流。和<text:span text:style-name="T127">fmemopen的不同在于</text:span>创建的流只能写打开，并不能指定自己的缓冲区，但可以分别通过<text:span text:style-name="T127">bufp和sizep参数访问缓冲区地址和大小。</text:span></text:p>
      <text:list xml:id="list160753899282020" text:continue-numbering="true" text:style-name="L3">
        <text:list-item>
          <text:p text:style-name="P114">函数名：<text:span text:style-name="T127">open_wmemstream</text:span>()</text:p>
        </text:list-item>
      </text:list>
      <text:p text:style-name="P45"><text:tab/>功 <text:s/>能<text:tab/>：创建面向宽字节的内存流。和<text:span text:style-name="T127">fmemopen的不同在于</text:span>创建的流只能写打开，并不能指定自己的缓冲区，但可以分别通过<text:span text:style-name="T127">bufp和sizep参数访问缓冲区地址和和大小。</text:span></text:p>
      <text:p text:style-name="P9"/>
      <text:p text:style-name="P9">系统数据文件和信息：</text:p>
      <text:list xml:id="list160752411447549" text:continue-list="list160753899282020" text:style-name="L3">
        <text:list-item text:start-value="1">
          <text:p text:style-name="P102">函数名：<text:span text:style-name="T43">getpwuid()</text:span></text:p>
          <text:p text:style-name="P103">功 <text:s/>能<text:tab/>：<text:span text:style-name="T43">通过用户的uid查找用户的passwd数据。</text:span></text:p>
        </text:list-item>
        <text:list-item>
          <text:p text:style-name="P102">函数名：<text:span text:style-name="T43">getpwnam()</text:span></text:p>
          <text:p text:style-name="P103"><text:soft-page-break/>功 <text:s/>能<text:tab/>：<text:span text:style-name="T43">通过用户的登录名查找用户的passwd数据。</text:span></text:p>
        </text:list-item>
        <text:list-item>
          <text:p text:style-name="P102">函数名：<text:span text:style-name="T43">getpwent()</text:span></text:p>
          <text:p text:style-name="P103">功 <text:s/>能<text:tab/>：<text:span text:style-name="T43">从密码文件（/etc/passwd）中读取一项用户数据，该用户的数据以passwd 结构返回。</text:span></text:p>
        </text:list-item>
        <text:list-item>
          <text:p text:style-name="P102">函数名：<text:span text:style-name="T43">setpwent()</text:span></text:p>
          <text:p text:style-name="P103">功 <text:s/>能<text:tab/>：<text:span text:style-name="T43">将getpwent()的读写地址指回密码文件开头。</text:span></text:p>
        </text:list-item>
        <text:list-item>
          <text:p text:style-name="P103">函数名：<text:span text:style-name="T43">endpwent()</text:span></text:p>
          <text:p text:style-name="P103">功 <text:s/>能<text:tab/>：<text:span text:style-name="T43">与getpwnam配套使用。</text:span>使用 <text:span text:style-name="T43">getpwnam()查看完口令文件后，一定要调用endpwent()关闭这些文件。</text:span></text:p>
        </text:list-item>
        <text:list-item>
          <text:p text:style-name="P103">函数名：<text:span text:style-name="T44">getspnam()</text:span></text:p>
          <text:p text:style-name="P104">功 <text:s/>能<text:tab/>：<text:span text:style-name="T43">通过用户的登录名查找用户的阴影口令文件数据。（某些系统将加密口令存放在另一个称为阴影口令（shadow password）的文件中）由于阴影文件保存的是密码，所以没有getspXid()之类的函数。</text:span></text:p>
        </text:list-item>
        <text:list-item>
          <text:p text:style-name="P103">函数名：<text:span text:style-name="T44">getspent()</text:span></text:p>
          <text:p text:style-name="P105">功 <text:s/>能<text:tab/>：<text:span text:style-name="T43">从阴影口令文件中读取一项用户数据。</text:span></text:p>
        </text:list-item>
        <text:list-item>
          <text:p text:style-name="P103">函数名：<text:span text:style-name="T44">setspent()</text:span></text:p>
          <text:p text:style-name="P105">功 <text:s/>能<text:tab/>：<text:span text:style-name="T43">将getpwent()的读写地址指回文件开头。</text:span></text:p>
        </text:list-item>
        <text:list-item>
          <text:p text:style-name="P103">函数名：<text:span text:style-name="T44">endspent()</text:span></text:p>
          <text:p text:style-name="P105">功 <text:s/>能<text:tab/>：<text:span text:style-name="T43">与getspnam配套使用。</text:span>使用 <text:span text:style-name="T43">getspnam()查看完口令文件后，一定要调用endspent()关闭这些文件。</text:span></text:p>
        </text:list-item>
        <text:list-item>
          <text:p text:style-name="P103">函数名：<text:span text:style-name="T45">getgrgid()</text:span></text:p>
          <text:p text:style-name="P106">功 <text:s/>能<text:tab/>：<text:span text:style-name="T45">依参数gid指定的组识别码逐一搜索组文件，找到时便将该组的数据以group结构返回。</text:span></text:p>
        </text:list-item>
        <text:list-item>
          <text:p text:style-name="P103">函数名：<text:span text:style-name="T45">getgrnam()</text:span></text:p>
          <text:p text:style-name="P106">功 <text:s/>能<text:tab/>：<text:span text:style-name="T45">依参数指定的组名称逐一搜索组文件，找到时便将该组的数据以group结构返回。</text:span></text:p>
        </text:list-item>
        <text:list-item>
          <text:p text:style-name="P103">函数名：<text:span text:style-name="T45">getgrent()</text:span></text:p>
          <text:p text:style-name="P106">功 <text:s/>能<text:tab/>：<text:span text:style-name="T45">从组文件（/etc/group）中读取一项组数据，该数据以group结构返回。</text:span></text:p>
        </text:list-item>
        <text:list-item>
          <text:p text:style-name="P103">函数名：<text:span text:style-name="T45">setgrent()</text:span></text:p>
          <text:p text:style-name="P103">功 <text:s/>能<text:tab/>：打开组文件（若它尚未打开）并反绕（反绕即将指针设为开头位置）它。</text:p>
        </text:list-item>
        <text:list-item>
          <text:p text:style-name="P103">函数名：<text:span text:style-name="T45">endgrent()</text:span></text:p>
          <text:p text:style-name="P103">功 <text:s/>能<text:tab/>：关闭组文件。和<text:span text:style-name="T45">getgrent()配套使用。</text:span></text:p>
        </text:list-item>
        <text:list-item>
          <text:p text:style-name="P103">函数名：<text:span text:style-name="T45">getgroups()</text:span></text:p>
          <text:p text:style-name="P107">功 <text:s/>能<text:tab/>：<text:span text:style-name="T45">用来取得目前用户所属的附加组。</text:span></text:p>
        </text:list-item>
        <text:list-item>
          <text:p text:style-name="P107">函数名：s<text:span text:style-name="T45">etgroups()</text:span></text:p>
          <text:p text:style-name="P103">功 <text:s/>能<text:tab/>：设置附加组</text:p>
        </text:list-item>
        <text:list-item>
          <text:p text:style-name="P103">函数名：<text:span text:style-name="T45">initgroups()</text:span></text:p>
          <text:p text:style-name="P108">功 <text:s/>能<text:tab/>：<text:span text:style-name="T46">initgroups()用来从组文件（/etc/group）中读取一项组数据，若该组数据的成员中有参数user时，便将参数group组识别码加入到此数据中。</text:span></text:p>
        </text:list-item>
        <text:list-item>
          <text:p text:style-name="P103">函数名：<text:span text:style-name="T47">uname()</text:span></text:p>
          <text:p text:style-name="P103">功 <text:s/>能<text:tab/>：返回与当前主机和操作系统有关的信息。</text:p>
        </text:list-item>
        <text:list-item>
          <text:p text:style-name="P103">函数名：get<text:span text:style-name="T48">hostname()</text:span></text:p>
          <text:p text:style-name="P103">功 <text:s/>能<text:tab/>：返回主机名，该名字就是<text:span text:style-name="T48">TCP/IP网络上主机的名字。</text:span></text:p>
        </text:list-item>
        <text:list-item>
          <text:p text:style-name="P115">函数名：gethostbyname()</text:p>
        </text:list-item>
      </text:list>
      <text:p text:style-name="P47"><text:tab/>功 <text:s/>能 <text:s/>：通过主机名获取主机IP。该函数只能返回IPv4。</text:p>
      <text:list xml:id="list160754194246788" text:continue-numbering="true" text:style-name="L3">
        <text:list-item>
          <text:p text:style-name="P116">函数名：<text:span text:style-name="T142">gethostbyaddr</text:span>()</text:p>
          <text:p text:style-name="P116">功 <text:s/>能 <text:s/>：通过IP地址来获取主机名，与gethostbyname()的行为刚好相反。</text:p>
        </text:list-item>
        <text:list-item>
          <text:p text:style-name="P103">函数名：<text:span text:style-name="T49">time()</text:span></text:p>
          <text:p text:style-name="P103">功 <text:s/>能<text:tab/>：返回当前时间和日期。</text:p>
        </text:list-item>
        <text:list-item>
          <text:p text:style-name="P109">函数名：<text:span text:style-name="T128">clock_gettime()</text:span></text:p>
          <text:p text:style-name="P109">功 <text:s/>能<text:tab/>：用于获取指定时针的时间。</text:p>
        </text:list-item>
        <text:list-item>
          <text:p text:style-name="P109">函数名：<text:span text:style-name="T128">clock_getres()</text:span></text:p>
          <text:p text:style-name="P109"><text:soft-page-break/>功 <text:s/>能<text:tab/>：把<text:span text:style-name="T128">tsp指向的timespec结构初始化为与clock_id参数对应的时间精度。</text:span></text:p>
        </text:list-item>
        <text:list-item>
          <text:p text:style-name="P109">函数名：<text:span text:style-name="T128">clock_settime()</text:span></text:p>
          <text:p text:style-name="P109">功 <text:s/>能<text:tab/>：<text:span text:style-name="T128">对特定的时钟设置时间</text:span>。</text:p>
        </text:list-item>
        <text:list-item>
          <text:p text:style-name="P103">函数名：gett<text:span text:style-name="T49">imeofday()</text:span></text:p>
          <text:p text:style-name="P110">功 <text:s/>能<text:tab/>：<text:span text:style-name="T49">获得当前精确时间（1970年1月1日到现在的时间）。</text:span>与<text:span text:style-name="T49">time()相比，gettimeofday()提供了更高的分辨率（最高为微秒级）。</text:span></text:p>
        </text:list-item>
        <text:list-item>
          <text:p text:style-name="P103">函数名：gm<text:span text:style-name="T49">time()</text:span></text:p>
          <text:p text:style-name="P110">功 <text:s/>能<text:tab/>：<text:span text:style-name="T49">把日期和时间转换为格林威治(GMT)时间的函数。</text:span></text:p>
        </text:list-item>
        <text:list-item>
          <text:p text:style-name="P103">函数名：<text:span text:style-name="T49">localtime()</text:span></text:p>
          <text:p text:style-name="P110">功 <text:s/>能<text:tab/>：<text:span text:style-name="T49">把从1970-1-1零点零分到当前时间系统所偏移的秒数时间转换为本地时间，而gmtime函数转换后的时间没有经过时区变换，是UTC时间 。</text:span></text:p>
        </text:list-item>
        <text:list-item>
          <text:p text:style-name="P103">函数名：<text:span text:style-name="T50">mktime()</text:span></text:p>
          <text:p text:style-name="P111">功 <text:s/>能<text:tab/>：<text:span text:style-name="T50">将时间转换为自1970年1月1日以来持续时间的秒数，发生错误时返回-1。</text:span></text:p>
        </text:list-item>
        <text:list-item>
          <text:p text:style-name="P103">函数名：<text:span text:style-name="T50">asctime()</text:span></text:p>
          <text:p text:style-name="P111">功 <text:s/>能<text:tab/>：<text:span text:style-name="T50">把timeptr指向的tm结构体中储存的时间转换为字符串字符串格式返格式为：Www Mmm dd hh:mm:ss yyyy。</text:span></text:p>
        </text:list-item>
        <text:list-item>
          <text:p text:style-name="P103">函数名：<text:span text:style-name="T50">ctime()</text:span></text:p>
          <text:p text:style-name="P112">功 <text:s/>能<text:tab/>：<text:span text:style-name="T51">把日期和时间转换为字符串。</text:span></text:p>
        </text:list-item>
        <text:list-item>
          <text:p text:style-name="P103">函数名：<text:span text:style-name="T50">strftime()</text:span></text:p>
          <text:p text:style-name="P112">功 <text:s/>能<text:tab/>：<text:span text:style-name="T51">根据区域设置格式化本地时间/日期，函数的功能将时间格式化，或者说格式化一个时间字符串。</text:span></text:p>
        </text:list-item>
      </text:list>
      <text:p text:style-name="P10"/>
      <text:p text:style-name="P10">进程环境：</text:p>
      <text:list xml:id="list160752670162880" text:continue-list="list160754194246788" text:style-name="L3">
        <text:list-item text:start-value="1">
          <text:p text:style-name="P103">函数名：ex<text:span text:style-name="T52">it()</text:span></text:p>
          <text:p text:style-name="P103">功 <text:s/>能<text:tab/>：正常终止一个进程。终止前先执行一些清理处理（包括调用执行各终止处理程序等）。由<text:span text:style-name="T52">ISO C说明。</text:span></text:p>
        </text:list-item>
        <text:list-item>
          <text:p text:style-name="P103">函数名：_<text:span text:style-name="T52">Exit()</text:span></text:p>
          <text:p text:style-name="P113">功 <text:s/>能<text:tab/>：<text:span text:style-name="T52">正常终止一个进程。立即进入内核，不做清理处理。由ISO C说明。</text:span></text:p>
        </text:list-item>
        <text:list-item>
          <text:p text:style-name="P103">函数名：_<text:span text:style-name="T52">exit()</text:span></text:p>
          <text:p text:style-name="P113">功 <text:s/>能<text:tab/>：<text:span text:style-name="T52">正常终止一个进程。立即进入内核，不做清理处理。由POSIX.1说明。</text:span></text:p>
        </text:list-item>
        <text:list-item>
          <text:p text:style-name="P103">函数名：<text:span text:style-name="T53">atexit()</text:span></text:p>
          <text:p text:style-name="P103">功 <text:s/>能<text:tab/>：注册清理处理函数。</text:p>
        </text:list-item>
        <text:list-item>
          <text:p text:style-name="P117">函数名：malloc()</text:p>
          <text:p text:style-name="P117">功 <text:s/>能<text:tab/>：分配指定字节数的存储区。</text:p>
        </text:list-item>
        <text:list-item>
          <text:p text:style-name="P117">函数名：calloc()</text:p>
          <text:p text:style-name="P117">功 <text:s/>能<text:tab/>：为指定数量具指定长度的对象分配存储空间。</text:p>
        </text:list-item>
        <text:list-item>
          <text:p text:style-name="P117">函数名：realloc()</text:p>
          <text:p text:style-name="P117">功 <text:s/>能<text:tab/>：更改以前分配区的长度（增加或减小）。</text:p>
        </text:list-item>
        <text:list-item>
          <text:p text:style-name="P117">函数名：free()</text:p>
          <text:p text:style-name="P117">功 <text:s/>能<text:tab/>：释放存储空间。</text:p>
        </text:list-item>
        <text:list-item>
          <text:p text:style-name="P117">函数名：getenv<text:span text:style-name="T54">()</text:span></text:p>
          <text:p text:style-name="P117">功 <text:s/>能<text:tab/>：获取环境变量值。</text:p>
        </text:list-item>
        <text:list-item>
          <text:p text:style-name="P117">函数名：<text:span text:style-name="T54">putenv()</text:span></text:p>
          <text:p text:style-name="P118">功 <text:s/>能<text:tab/>：<text:span text:style-name="T54">改变或增加环境变量的内容，把字符串加到当前环境中。</text:span></text:p>
        </text:list-item>
        <text:list-item>
          <text:p text:style-name="P117">函数名：<text:span text:style-name="T54">setenv()</text:span></text:p>
          <text:p text:style-name="P119">功 <text:s/>能<text:tab/>：<text:span text:style-name="T54">改变或增加环境变量。通过此函数并不能添加或修改 shell 进程的环境变量，或者说通过setenv函数设置的环境变量只在本进程，而且是本次执行中有效。如果在某一次运行程序时执行了setenv函数，进程终止后再次运行该程序，上次的设置是无效的，上次设置的环境变量是不能读到的。</text:span></text:p>
        </text:list-item>
        <text:list-item>
          <text:p text:style-name="P117">函数名：<text:span text:style-name="T54">unsetenv()</text:span></text:p>
          <text:p text:style-name="P120">功 <text:s/>能<text:tab/>：<text:span text:style-name="T55">删除环境变量。</text:span></text:p>
        </text:list-item>
        <text:list-item>
          <text:p text:style-name="P117">函数名：set<text:span text:style-name="T55">jmp()</text:span></text:p>
          <text:p text:style-name="P120"><text:soft-page-break/>功 <text:s/>能<text:tab/>：<text:span text:style-name="T55">非局部跳转语句，在希望返回到的位置调用setjmp，setjmp保存当前的寄存器里面的内容，longjmp是恢复这些内容。longjmp返回setjmp程序当前的状态。</text:span></text:p>
        </text:list-item>
        <text:list-item>
          <text:p text:style-name="P117">函数名：<text:span text:style-name="T55">longjmp()</text:span></text:p>
          <text:p text:style-name="P120">功 <text:s/>能<text:tab/>：<text:span text:style-name="T55">非局部跳转语句，在希望返回到的位置调用setjmp，setjmp保存当前的寄存器里面的内容，longjmp是恢复这些内容。longjmp返回setjmp程序当前的状态。</text:span></text:p>
        </text:list-item>
        <text:list-item>
          <text:p text:style-name="P117">函数名：get<text:span text:style-name="T56">rlimit()</text:span></text:p>
          <text:p text:style-name="P117">功 <text:s/>能<text:tab/>：获取资源限制。（每个进程都有一个资源限制）</text:p>
        </text:list-item>
        <text:list-item>
          <text:p text:style-name="P117">函数名：<text:span text:style-name="T56">setrlimit()</text:span></text:p>
          <text:p text:style-name="P117">功 <text:s/>能<text:tab/>：设置资源限制。</text:p>
        </text:list-item>
      </text:list>
      <text:p text:style-name="P12"/>
      <text:p text:style-name="P12">进程控制：</text:p>
      <text:list xml:id="list160754335787233" text:continue-list="list160752670162880" text:style-name="L3">
        <text:list-item text:start-value="1">
          <text:p text:style-name="P117">函数名：<text:span text:style-name="T56">getpid()</text:span></text:p>
          <text:p text:style-name="P117">功 <text:s/>能<text:tab/>：获取进程<text:span text:style-name="T56">ID。</text:span></text:p>
        </text:list-item>
        <text:list-item>
          <text:p text:style-name="P117">函数名：<text:span text:style-name="T56">getppid()</text:span></text:p>
          <text:p text:style-name="P117">功 <text:s/>能<text:tab/>：获取进程的父进程<text:span text:style-name="T56">ID。</text:span></text:p>
        </text:list-item>
        <text:list-item>
          <text:p text:style-name="P117">函数名：get<text:span text:style-name="T56">uid()</text:span></text:p>
          <text:p text:style-name="P117">功 <text:s/>能<text:tab/>：获取实际用户<text:span text:style-name="T56">ID。</text:span></text:p>
        </text:list-item>
        <text:list-item>
          <text:p text:style-name="P117">函数名：<text:span text:style-name="T56">geteuid()</text:span></text:p>
          <text:p text:style-name="P117">功 <text:s/>能<text:tab/>：获取有效用户<text:span text:style-name="T56">ID。</text:span></text:p>
        </text:list-item>
        <text:list-item>
          <text:p text:style-name="P117">函数名：<text:span text:style-name="T56">getgid()</text:span></text:p>
          <text:p text:style-name="P117">功 <text:s/>能<text:tab/>：获取组<text:span text:style-name="T56">ID。</text:span></text:p>
        </text:list-item>
        <text:list-item>
          <text:p text:style-name="P117">函数名：<text:span text:style-name="T56">getegid()</text:span></text:p>
          <text:p text:style-name="P117">功 <text:s/>能<text:tab/>：获取有效组<text:span text:style-name="T56">ID。</text:span></text:p>
        </text:list-item>
        <text:list-item>
          <text:p text:style-name="P117">函数名：<text:span text:style-name="T56">fork()</text:span></text:p>
          <text:p text:style-name="P117">功 <text:s/>能<text:tab/>：创建一个新进程。子进程返回<text:span text:style-name="T56">0，父进程返回子进程ID。</text:span></text:p>
        </text:list-item>
        <text:list-item>
          <text:p text:style-name="P121">函数名：<text:span text:style-name="T56">vfork()</text:span></text:p>
          <text:p text:style-name="P121">功 <text:s/>能<text:tab/>：创建一个新进程，和<text:span text:style-name="T56">fork不同的是vfork()并不将父进程的地址空间完全复制到子进程，而且vfork()保证子进程先运行。</text:span></text:p>
        </text:list-item>
        <text:list-item>
          <text:p text:style-name="P121">函数名：<text:span text:style-name="T57">wait()</text:span></text:p>
          <text:p text:style-name="P121">功 <text:s/>能<text:tab/>：阻塞进程。</text:p>
        </text:list-item>
        <text:list-item>
          <text:p text:style-name="P121">函数名：<text:span text:style-name="T57">waitpid()</text:span></text:p>
          <text:p text:style-name="P122">功 <text:s/>能<text:tab/>：阻塞进程， <text:span text:style-name="T57">waitpid()有一个选项可使调用者不阻塞。</text:span></text:p>
        </text:list-item>
        <text:list-item>
          <text:p text:style-name="P123">函数名：<text:span text:style-name="T57">waitid()</text:span></text:p>
          <text:p text:style-name="P123">功 <text:s/>能<text:tab/>：类似于<text:span text:style-name="T129">waitpid()，但提供了更多的灵活性。</text:span></text:p>
        </text:list-item>
        <text:list-item>
          <text:p text:style-name="P121">函数名：<text:span text:style-name="T58">exec函数族</text:span></text:p>
          <text:p text:style-name="P121">功 <text:s/>能<text:tab/>：用<text:span text:style-name="T58">fork()可以创建新进程，用exec可以执行新程序。</text:span></text:p>
        </text:list-item>
        <text:list-item>
          <text:p text:style-name="P121">函数名：set<text:span text:style-name="T59">uid()</text:span></text:p>
          <text:p text:style-name="P121">功 <text:s/>能<text:tab/>：设置实际用户<text:span text:style-name="T59">ID和有效用户ID。</text:span></text:p>
        </text:list-item>
        <text:list-item>
          <text:p text:style-name="P121">函数名：<text:span text:style-name="T59">setgid()</text:span></text:p>
          <text:p text:style-name="P121">功 <text:s/>能<text:tab/>：设置实际组<text:span text:style-name="T59">ID和有效组ID。</text:span></text:p>
        </text:list-item>
      </text:list>
      <text:p text:style-name="P13"><text:tab/>▲延伸阅读：实际用户<text:span text:style-name="T59">ID就是当前计算机用户ID，有效用户ID就是文件拥有者ID。保存的设置用户ID是有效ID的副本，当要临时改变有效用户时，该ID就是用来保存更改前的有效用户ID，以便恢复数据。</text:span></text:p>
      <text:list xml:id="list160752608278789" text:continue-numbering="true" text:style-name="L3">
        <text:list-item>
          <text:p text:style-name="P121">函数名：set<text:span text:style-name="T60">reuid()</text:span></text:p>
          <text:p text:style-name="P124">功 <text:s/>能<text:tab/>：<text:span text:style-name="T60">设置实际用户ID及有效的用户ID。</text:span></text:p>
        </text:list-item>
        <text:list-item>
          <text:p text:style-name="P121">函数名：<text:span text:style-name="T60">setregid()</text:span></text:p>
          <text:p text:style-name="P124">功 <text:s/>能<text:tab/>：<text:span text:style-name="T60">设置实际组ID及有效组ID。</text:span></text:p>
        </text:list-item>
        <text:list-item>
          <text:p text:style-name="P121">函数名：set<text:span text:style-name="T61">euid()</text:span></text:p>
          <text:p text:style-name="P121">功 <text:s/>能<text:tab/>：设置有效用户<text:span text:style-name="T61">ID。</text:span></text:p>
        </text:list-item>
        <text:list-item>
          <text:p text:style-name="P121">函数名：<text:span text:style-name="T61">setegid()</text:span></text:p>
          <text:p text:style-name="P121">功 <text:s/>能<text:tab/>：设置有效组<text:span text:style-name="T61">ID。</text:span></text:p>
        </text:list-item>
        <text:list-item>
          <text:p text:style-name="P121">函数名：<text:span text:style-name="T62">system()</text:span></text:p>
          <text:p text:style-name="P121"><text:soft-page-break/>功 <text:s/>能<text:tab/>：执行参数中的<text:span text:style-name="T62">shell命令。</text:span></text:p>
        </text:list-item>
        <text:list-item>
          <text:p text:style-name="P121">函数名：<text:span text:style-name="T63">times()</text:span></text:p>
          <text:p text:style-name="P121">功 <text:s/>能<text:tab/>：获得进程及已终止子进程的墙上时钟时间、用户<text:span text:style-name="T63">CPU时间和系统CPU时间。</text:span></text:p>
        </text:list-item>
        <text:list-item>
          <text:p text:style-name="P125">函数名：<text:span text:style-name="T130">getlogin()</text:span></text:p>
          <text:p text:style-name="P125">功 <text:s/>能<text:tab/>：获取登陆名<text:span text:style-name="T130">。进程没有连接到用户登陆时所用的终端，则函数失败，这些进程通常称为守护进程。</text:span></text:p>
        </text:list-item>
        <text:list-item>
          <text:p text:style-name="P126">函数名：<text:span text:style-name="T131">nice()</text:span></text:p>
          <text:p text:style-name="P126">功 <text:s/>能<text:tab/>：更改进程的<text:span text:style-name="T131">nice值。该函数只对进程自己的nice值有效。</text:span></text:p>
        </text:list-item>
        <text:list-item>
          <text:p text:style-name="P190">函数名：getpriority()</text:p>
        </text:list-item>
      </text:list>
      <text:p text:style-name="P46"><text:tab/>功 <text:s/>能<text:tab/>：获取进程的nice值。该函数还能获取一组相关进程nice值。</text:p>
      <text:list xml:id="list160754130008769" text:continue-numbering="true" text:style-name="L3">
        <text:list-item>
          <text:p text:style-name="P190">函数名：setpriority()</text:p>
        </text:list-item>
      </text:list>
      <text:p text:style-name="P46"><text:tab/>功 <text:s/>能<text:tab/>：用于为进程、进程组和属于特定用户ID的所有进程设置优先级。</text:p>
      <text:p text:style-name="P13"/>
      <text:p text:style-name="P13">进程关系：</text:p>
      <text:list xml:id="list160752608870375" text:continue-list="list160754130008769" text:style-name="L3">
        <text:list-item text:start-value="1">
          <text:p text:style-name="P121">函数名：<text:span text:style-name="T64">getpgrp()</text:span></text:p>
          <text:p text:style-name="P121">功 <text:s/>能<text:tab/>：获取调用进程的进程组<text:span text:style-name="T64">ID。</text:span></text:p>
        </text:list-item>
        <text:list-item>
          <text:p text:style-name="P121">函数名：get<text:span text:style-name="T64">pgid()</text:span></text:p>
          <text:p text:style-name="P127">功 <text:s/>能<text:tab/>：类似于<text:span text:style-name="T64">getpgrp()，</text:span>获取调用进程的进程组<text:span text:style-name="T64">ID，不同的是getpgid()带个参数。</text:span></text:p>
        </text:list-item>
        <text:list-item>
          <text:p text:style-name="P127">函数名：<text:span text:style-name="T64">setpgid()</text:span></text:p>
          <text:p text:style-name="P127">功 <text:s/>能<text:tab/>：进程调用<text:span text:style-name="T132">setpgid()可以</text:span>加入一个现有的进程组或创建一个新进程组<text:span text:style-name="T64">。</text:span></text:p>
        </text:list-item>
        <text:list-item>
          <text:p text:style-name="P127">函数名：<text:span text:style-name="T64">setsid()</text:span></text:p>
          <text:p text:style-name="P127">功 <text:s/>能<text:tab/>：建立一个新会话。</text:p>
          <text:p text:style-name="P127">▲延伸阅读：<text:span text:style-name="T64">会话：一个或多个进程组的集合</text:span></text:p>
          <text:list>
            <text:list-header>
              <text:p text:style-name="P191">　<text:tab/>开始于用户登录</text:p>
              <text:list>
                <text:list-item>
                  <text:list>
                    <text:list-header>
                      <text:p text:style-name="P191">终止与用户退出</text:p>
                      <text:p text:style-name="P191">此期间所有进程都属于这个会话期</text:p>
                    </text:list-header>
                  </text:list>
                </text:list-item>
              </text:list>
            </text:list-header>
          </text:list>
        </text:list-item>
        <text:list-item>
          <text:p text:style-name="P127">函数名：<text:span text:style-name="T65">getsid()</text:span></text:p>
          <text:p text:style-name="P128">功 <text:s/>能<text:tab/>：获取调用进程会话进程的进程组<text:span text:style-name="T65">ID。</text:span></text:p>
        </text:list-item>
        <text:list-item>
          <text:p text:style-name="P128">函数名：tc<text:span text:style-name="T66">getpgrp()</text:span></text:p>
          <text:p text:style-name="P127">功 <text:s/>能<text:tab/>：返回前台进程组的进程组<text:span text:style-name="T66">ID。</text:span></text:p>
        </text:list-item>
        <text:list-item>
          <text:p text:style-name="P127">函数名：<text:span text:style-name="T66">tcsetpgrp()</text:span></text:p>
          <text:p text:style-name="P127">功 <text:s/>能<text:tab/>：设置前台进程组<text:span text:style-name="T66">ID。</text:span></text:p>
        </text:list-item>
        <text:list-item>
          <text:p text:style-name="P127">函数名：<text:span text:style-name="T66">tcgetsid()</text:span></text:p>
          <text:p text:style-name="P127">功 <text:s/>能<text:tab/>：获取会话首进程的会话<text:span text:style-name="T66">ID。</text:span></text:p>
        </text:list-item>
      </text:list>
      <text:p text:style-name="P32"/>
      <text:p text:style-name="P14">信号：</text:p>
      <text:list xml:id="list160754041261160" text:continue-list="list160752608870375" text:style-name="L3">
        <text:list-item text:start-value="1">
          <text:p text:style-name="P127">函数名：<text:span text:style-name="T67">signal()</text:span></text:p>
          <text:p text:style-name="P129">功 <text:s/>能<text:tab/>：<text:span text:style-name="T67">用于通知运行时系统，当某种特定的“软件中断”发生时调用特定的程序。</text:span></text:p>
        </text:list-item>
        <text:list-item>
          <text:p text:style-name="P127">函数名：<text:span text:style-name="T68">kill()</text:span></text:p>
          <text:p text:style-name="P127">功 <text:s/>能<text:tab/>：将信号发送给进程或进程组。</text:p>
        </text:list-item>
        <text:list-item>
          <text:p text:style-name="P127">函数名：<text:span text:style-name="T68">raise()</text:span></text:p>
          <text:p text:style-name="P130">功 <text:s/>能<text:tab/>：将信号发送给进程或进程组，允许进程向自身发送信号。</text:p>
        </text:list-item>
        <text:list-item>
          <text:p text:style-name="P127">函数名：a<text:span text:style-name="T68">larm()</text:span></text:p>
          <text:p text:style-name="P127">功 <text:s/>能<text:tab/>：设置一个计时器，在将来某个指定的时间该计时器会超时。</text:p>
        </text:list-item>
        <text:list-item>
          <text:p text:style-name="P127">函数名：<text:span text:style-name="T68">pause()</text:span></text:p>
          <text:p text:style-name="P130">功 <text:s/>能<text:tab/>：使调用进程挂起直到捕捉到一个信号。</text:p>
        </text:list-item>
        <text:list-item>
          <text:p text:style-name="P130">函数名：si<text:span text:style-name="T68">gemptyset()</text:span></text:p>
          <text:p text:style-name="P127">功 <text:s/>能<text:tab/>：清空信号集。</text:p>
        </text:list-item>
        <text:list-item>
          <text:p text:style-name="P127">函数名：<text:span text:style-name="T68">sigfillset()</text:span></text:p>
          <text:p text:style-name="P127">功 <text:s/>能<text:tab/>：填满信号集，使其包括所有信号。</text:p>
        </text:list-item>
        <text:list-item>
          <text:p text:style-name="P130">函数名：<text:span text:style-name="T68">sigaddset()</text:span></text:p>
          <text:p text:style-name="P130">功 <text:s/>能<text:tab/>：添加信号到信号集</text:p>
        </text:list-item>
        <text:list-item>
          <text:p text:style-name="P130"><text:soft-page-break/>函数名：<text:span text:style-name="T68">sigdelset()</text:span></text:p>
          <text:p text:style-name="P130">功 <text:s/>能<text:tab/>：删除信号集</text:p>
        </text:list-item>
        <text:list-item>
          <text:p text:style-name="P130">函数名：<text:span text:style-name="T68">sigismember()</text:span></text:p>
          <text:p text:style-name="P130">功 <text:s/>能<text:tab/>：判断信号是否在信号集里。</text:p>
        </text:list-item>
        <text:list-item>
          <text:p text:style-name="P130">函数名：<text:span text:style-name="T69">sigprocmask()</text:span></text:p>
          <text:p text:style-name="P130">功 <text:s/>能<text:tab/>：检测或更改信号屏蔽字，或在一个步骤中同时执行这两个操作。</text:p>
        </text:list-item>
        <text:list-item>
          <text:p text:style-name="P130">函数名：<text:span text:style-name="T69">sigpending()</text:span></text:p>
          <text:p text:style-name="P131">功 <text:s/>能<text:tab/>：<text:span text:style-name="T69">返回在送往进程的时候被阻塞挂起的信号集合。</text:span></text:p>
        </text:list-item>
        <text:list-item>
          <text:p text:style-name="P130">函数名：<text:span text:style-name="T69">sigaction()</text:span></text:p>
          <text:p text:style-name="P131">功 <text:s/>能<text:tab/>：检查或修改与指定信号相关联的处理动作，<text:span text:style-name="T69">查询或设置信号处理方式</text:span>。</text:p>
        </text:list-item>
        <text:list-item>
          <text:p text:style-name="P130">函数名：<text:span text:style-name="T70">sigsetjmp()</text:span></text:p>
          <text:p text:style-name="P130">功 <text:s/>能<text:tab/>：类似<text:span text:style-name="T70">setjmp()，sigsetjmp()增加了一个参数。</text:span></text:p>
        </text:list-item>
        <text:list-item>
          <text:p text:style-name="P130">函数名：<text:span text:style-name="T70">siglongjmp()</text:span></text:p>
          <text:p text:style-name="P130">功 <text:s/>能<text:tab/>：类似<text:span text:style-name="T70">longjmp()。</text:span></text:p>
        </text:list-item>
        <text:list-item>
          <text:p text:style-name="P130">函数名：<text:span text:style-name="T70">sigsuspend()</text:span></text:p>
          <text:p text:style-name="P132">功 <text:s/>能<text:tab/>：<text:span text:style-name="T70">接收到某个信号之前，临时用mask替换进程的信号掩码，并暂停进程执行，直到收到信号为止。</text:span></text:p>
        </text:list-item>
        <text:list-item>
          <text:p text:style-name="P130">函数名：<text:span text:style-name="T71">abort()</text:span></text:p>
          <text:p text:style-name="P130">功 <text:s/>能<text:tab/>：使异常程序终止。</text:p>
        </text:list-item>
        <text:list-item>
          <text:p text:style-name="P130">函数名：<text:span text:style-name="T71">sleep()</text:span></text:p>
          <text:p text:style-name="P133">功 <text:s/>能<text:tab/>：<text:span text:style-name="T71">执行挂起一段时间。</text:span></text:p>
        </text:list-item>
        <text:list-item>
          <text:p text:style-name="P134">函数名：<text:span text:style-name="T133">nanosleep()</text:span></text:p>
          <text:p text:style-name="P134">功 <text:s/>能<text:tab/>：和<text:span text:style-name="T133">sleep()类似，但提供了纳秒级的精度。</text:span></text:p>
        </text:list-item>
        <text:list-item>
          <text:p text:style-name="P134">函数名：<text:span text:style-name="T133">clock_</text:span>na<text:span text:style-name="T133">nosleep()</text:span></text:p>
          <text:p text:style-name="P134">功 <text:s/>能<text:tab/>：使用相对于特定时钟的延迟时间来挂起调用线程<text:span text:style-name="T133">。</text:span></text:p>
        </text:list-item>
        <text:list-item>
          <text:p text:style-name="P130">函数名：<text:span text:style-name="T72">psignal()</text:span></text:p>
          <text:p text:style-name="P130">功 <text:s/>能<text:tab/>：第二个参数<text:span text:style-name="T72">msg（通常是程序名）输出到标准出错文件，后接一个冒号和一个空格，再接着对该信号的说明，最后是一个换行符。该函数类似于perror。</text:span></text:p>
        </text:list-item>
        <text:list-item>
          <text:p text:style-name="P134">函数名：ps<text:span text:style-name="T133">ininfo()</text:span></text:p>
          <text:p text:style-name="P134">功 <text:s/>能<text:tab/>：访问信号更多信息。</text:p>
        </text:list-item>
        <text:list-item>
          <text:p text:style-name="P130">函数名：<text:span text:style-name="T72">strsignal()</text:span></text:p>
          <text:p text:style-name="P135">功 <text:s/>能<text:tab/>：类似于<text:span text:style-name="T72">strerror()。给出一个信号编号，strsignal将返回说明该信号的字符串。应用程序可用该字符串打印关于接收到信号的出错消息。</text:span></text:p>
        </text:list-item>
        <text:list-item>
          <text:p text:style-name="P135">函数名：<text:span text:style-name="T72">sig2str()</text:span></text:p>
          <text:p text:style-name="P127">功 <text:s/>能<text:tab/>：将信号编号映射为信号名。</text:p>
        </text:list-item>
        <text:list-item>
          <text:p text:style-name="P127">函数名：<text:span text:style-name="T72">str2sig()</text:span></text:p>
          <text:p text:style-name="P135">功 <text:s/>能<text:tab/>：将信号名映射为信号编号。</text:p>
        </text:list-item>
      </text:list>
      <text:p text:style-name="P15"/>
      <text:p text:style-name="P15">线程：</text:p>
      <text:list xml:id="list160753022654140" text:continue-list="list160754041261160" text:style-name="L3">
        <text:list-item text:start-value="1">
          <text:p text:style-name="P127">函数名：<text:span text:style-name="T73">pthread_equal()</text:span></text:p>
          <text:p text:style-name="P127">功 <text:s/>能<text:tab/>：使用这个函数来对两个线程<text:span text:style-name="T74">ID进行比较。</text:span></text:p>
        </text:list-item>
        <text:list-item>
          <text:p text:style-name="P136">函数名：<text:span text:style-name="T73">pthread_self()</text:span></text:p>
          <text:p text:style-name="P127">功 <text:s/>能<text:tab/>：获得自身的线程<text:span text:style-name="T74">ID。</text:span></text:p>
        </text:list-item>
        <text:list-item>
          <text:p text:style-name="P136">函数名：<text:span text:style-name="T73">pthread_creat()</text:span></text:p>
          <text:p text:style-name="P127">功 <text:s/>能<text:tab/>：创建线程。</text:p>
        </text:list-item>
        <text:list-item>
          <text:p text:style-name="P137">函数名：<text:span text:style-name="T73">pthread_exit()</text:span></text:p>
          <text:p text:style-name="P127">功 <text:s/>能<text:tab/>：退出线程。</text:p>
        </text:list-item>
        <text:list-item>
          <text:p text:style-name="P137">函数名：<text:span text:style-name="T73">pthread_join()</text:span></text:p>
          <text:p text:style-name="P137">功 <text:s/>能<text:tab/>：<text:span text:style-name="T74">等待一个线程的结束，线程间同步的操作。</text:span></text:p>
        </text:list-item>
        <text:list-item>
          <text:p text:style-name="P138">函数名：<text:span text:style-name="T73">pthread_cancel()</text:span></text:p>
          <text:p text:style-name="P137">功 <text:s/>能<text:tab/>：请求取消同一进程中的其他进程。</text:p>
        </text:list-item>
        <text:list-item>
          <text:p text:style-name="P138">函数名：<text:span text:style-name="T73">pthread_cleanup_push()</text:span></text:p>
          <text:p text:style-name="P138"><text:soft-page-break/>功 <text:s/>能<text:tab/>：线程可以建立多个清理处理程序（类似使用<text:span text:style-name="T75">atexit()注册的那些函数称为清理处理程序</text:span>）。处理程序记录在栈中，使用<text:span text:style-name="T73">pthread_cleanup_push()注册线程清理处理程序。</text:span></text:p>
        </text:list-item>
        <text:list-item>
          <text:p text:style-name="P138">函数名：<text:span text:style-name="T73">pthread_cleanup_pop()</text:span></text:p>
          <text:p text:style-name="P137">功 <text:s/>能<text:tab/>：删除线程清理处理程序。</text:p>
          <text:p text:style-name="P192">▲延伸阅读：POSIX线程API中提供了一个pthread_cleanup_push()/pthread_cleanup_pop()函数对用于自动释放资源 --从pthread_cleanup_push()的调用点到pthread_cleanup_pop()之间的程序段中的终止动作（包括调用 pthread_exit()和取消点终止）都将执行pthread_cleanup_push()所指定的清理函数。</text:p>
        </text:list-item>
        <text:list-item>
          <text:p text:style-name="P138">函数名：<text:span text:style-name="T73">pthread_detach()</text:span></text:p>
          <text:p text:style-name="P137">功 <text:s/>能<text:tab/>：使线程进入分离状态。</text:p>
          <text:p text:style-name="P139">▲延伸阅读：在默认情况下，线程的终止状态会保存到对该线程调用<text:span text:style-name="T80">pthread_join，如果线程已经处于分离状态，线程的底层存储资源可以在线程终止时立即被收回。当线程被分离时，并不能用pthread_join函数等待它的终止状态。线程的分离状态决定一个线程以什么样的方式来终止自己。在默认情况下线程是非分离状态的，这种情况下，原有的线程等待创建的线程结束。只有当pthread_join（）函数返回时，创建的线程才算终止，才能释放自己占用的系统资源。而分离线程不是这样子的，它没有被其他的线程所等待，自己运行结束了，线程也就终止了，马上释放系统资源。程序员应该根据自己的需要，选择适当的分离状态。</text:span></text:p>
        </text:list-item>
        <text:list-item>
          <text:p text:style-name="P140">函数名：<text:span text:style-name="T73">pthread_mutex_init()</text:span></text:p>
          <text:p text:style-name="P140">功 <text:s/>能<text:tab/>：<text:span text:style-name="T76">初始化多线程互斥锁。</text:span></text:p>
          <text:p text:style-name="P139">▲延伸阅读：<text:span text:style-name="T77">互斥量是一个可以处于两态之一的变量：解锁和加锁。</text:span></text:p>
        </text:list-item>
        <text:list-item>
          <text:p text:style-name="P140">函数名：<text:span text:style-name="T73">pthread_mutex_destroy()</text:span></text:p>
          <text:p text:style-name="P140">功 <text:s/>能<text:tab/>：<text:span text:style-name="T76">销毁互斥锁。</text:span></text:p>
        </text:list-item>
        <text:list-item>
          <text:p text:style-name="P140">函数名：<text:span text:style-name="T73">pthread_mutex_lock()</text:span></text:p>
          <text:p text:style-name="P137">功 <text:s/>能<text:tab/>：对互斥量进行加锁。</text:p>
        </text:list-item>
        <text:list-item>
          <text:p text:style-name="P140">函数名：<text:span text:style-name="T73">pthread_mutex_trylock()</text:span></text:p>
          <text:p text:style-name="P137">功 <text:s/>能<text:tab/>：尝试对互斥量进行加锁。</text:p>
        </text:list-item>
        <text:list-item>
          <text:p text:style-name="P140">函数名：<text:span text:style-name="T73">pthread_mutex_unlock()</text:span></text:p>
          <text:p text:style-name="P137">功 <text:s/>能<text:tab/>：解锁互斥量。</text:p>
        </text:list-item>
        <text:list-item>
          <text:p text:style-name="P141">函数名：<text:span text:style-name="T73">pthread_mutex_timedlock()</text:span></text:p>
          <text:p text:style-name="P141">功 <text:s/>能<text:tab/>：<text:span text:style-name="T134">当线程试图获取一个已加锁的互斥量时，pthread_mutex_timedlock互斥量原语允许绑定线程阻塞时间。pthread_mutex_timedlock函数与pthread_mutex_lock是基本等价的，但是在达到超时时间值时，pthread_mutex_timedlock不会对互斥量进行加锁，而是返冋错误码 ETIMEDOUT。</text:span></text:p>
        </text:list-item>
        <text:list-item>
          <text:p text:style-name="P139">函数名：<text:span text:style-name="T73">pthread_rwlock_init()</text:span></text:p>
          <text:p text:style-name="P137">功 <text:s/>能<text:tab/>：初始化读写锁。</text:p>
        </text:list-item>
        <text:list-item>
          <text:p text:style-name="P139">函数名：<text:span text:style-name="T73">pthread_rwlock_destroy()</text:span></text:p>
          <text:p text:style-name="P137">功 <text:s/>能<text:tab/>：销毁读写锁。</text:p>
          <text:p text:style-name="P137">▲延伸阅读：读写锁有三种状态：读模式下加锁状态，写模式下加锁状态，不加锁状态。一次只能有一个线程可以占有写模式的读写锁，但可以有多个线程同时占有读模式的读写锁。</text:p>
        </text:list-item>
        <text:list-item>
          <text:p text:style-name="P142">函数名：<text:span text:style-name="T73">pthread_rwlock_rdlock()</text:span></text:p>
          <text:p text:style-name="P137">功 <text:s/>能<text:tab/>：在读模式下锁定读写锁。</text:p>
        </text:list-item>
        <text:list-item>
          <text:p text:style-name="P142">函数名：<text:span text:style-name="T73">pthread_rwlock_wrlock()</text:span></text:p>
          <text:p text:style-name="P137">功 <text:s/>能<text:tab/>：在写模式下锁定读写锁。</text:p>
        </text:list-item>
        <text:list-item>
          <text:p text:style-name="P142">函数名：<text:span text:style-name="T73">pthread_rwlock_unlock()</text:span></text:p>
          <text:p text:style-name="P137">功 <text:s/>能<text:tab/>：解锁。</text:p>
        </text:list-item>
        <text:list-item>
          <text:p text:style-name="P142">函数名：<text:span text:style-name="T73">pthread_rwlock_tryrdlock()</text:span></text:p>
          <text:p text:style-name="P142">功 <text:s/>能<text:tab/>：尝试在读模式下锁定读写锁。</text:p>
        </text:list-item>
        <text:list-item>
          <text:p text:style-name="P142">函数名：<text:span text:style-name="T73">pthread_rwlock_trywrlock()</text:span></text:p>
          <text:p text:style-name="P142"><text:soft-page-break/>功 <text:s/>能<text:tab/>：尝试在写模式下锁定读写锁。</text:p>
        </text:list-item>
        <text:list-item>
          <text:p text:style-name="P143">函数名：<text:span text:style-name="T73">pthread_rwlock_timedrdlock()</text:span></text:p>
          <text:p text:style-name="P143">功 <text:s/>能<text:tab/>：带超时时间的读锁。</text:p>
        </text:list-item>
        <text:list-item>
          <text:p text:style-name="P143">函数名：<text:span text:style-name="T73">pthread_rwlock_timedwrlock()</text:span></text:p>
          <text:p text:style-name="P143">功 <text:s/>能<text:tab/>：带超时时间的写锁。</text:p>
        </text:list-item>
        <text:list-item>
          <text:p text:style-name="P144">函数名：<text:span text:style-name="T73">pthread_cond_init()</text:span></text:p>
          <text:p text:style-name="P137">功 <text:s/>能<text:tab/>：对条件变量进行初始化。</text:p>
        </text:list-item>
        <text:list-item>
          <text:p text:style-name="P144">函数名：<text:span text:style-name="T73">pthread_cond_destroy()</text:span></text:p>
          <text:p text:style-name="P137">功 <text:s/>能<text:tab/>：销毁条件变量。</text:p>
        </text:list-item>
      </text:list>
      <text:p text:style-name="P16"><text:tab/><text:span text:style-name="T78">▲延伸阅读：条件变量就是等待某一条件的发生，和信号一样。条件变量上的基本操作有：触发条件(当条件变为 true 时)；等待条件，挂起线程直到其他线程触发条件。</text:span></text:p>
      <text:list xml:id="list160754522346999" text:continue-numbering="true" text:style-name="L3">
        <text:list-item>
          <text:p text:style-name="P144">函数名：<text:span text:style-name="T73">pthread_cond_wait()</text:span></text:p>
          <text:p text:style-name="P137">功 <text:s/>能<text:tab/>：等待条件变为真，如果在给定时间内条件不满足，则生成一个代码出错码的返回变量。</text:p>
        </text:list-item>
        <text:list-item>
          <text:p text:style-name="P144">函数名：<text:span text:style-name="T73">pthread_cond_timedwait()</text:span></text:p>
          <text:p text:style-name="P145">功 <text:s/>能<text:tab/>：和 <text:span text:style-name="T73">pthread_cond_wait()相似，只是多了个timeout参数，指定等待时间。</text:span></text:p>
        </text:list-item>
        <text:list-item>
          <text:p text:style-name="P146">函数名：<text:span text:style-name="T73">pthread_cond_signal()</text:span></text:p>
          <text:p text:style-name="P146">功 <text:s/>能<text:tab/>：唤醒等待该条件的线程<text:span text:style-name="T135">。</text:span></text:p>
        </text:list-item>
        <text:list-item>
          <text:p text:style-name="P146">函数名：<text:span text:style-name="T73">pthread_cond_broadcast()</text:span></text:p>
          <text:p text:style-name="P146">功 <text:s/>能<text:tab/>：唤醒等待该条件的所有线程<text:span text:style-name="T135">。</text:span></text:p>
        </text:list-item>
        <text:list-item>
          <text:p text:style-name="P146">函数名：<text:span text:style-name="T73">pthread_spin_init()</text:span></text:p>
          <text:p text:style-name="P146">功 <text:s/>能<text:tab/>：初始化自旋锁。</text:p>
        </text:list-item>
        <text:list-item>
          <text:p text:style-name="P146">函数名：<text:span text:style-name="T73">pthread_spin_destroy()</text:span></text:p>
          <text:p text:style-name="P146">功 <text:s/>能<text:tab/>：销毁自旋锁。</text:p>
        </text:list-item>
        <text:list-item>
          <text:p text:style-name="P146">函数名：<text:span text:style-name="T73">pthread_spin_lock()</text:span></text:p>
          <text:p text:style-name="P146">功 <text:s/>能<text:tab/>：获取自旋锁。</text:p>
        </text:list-item>
        <text:list-item>
          <text:p text:style-name="P146">函数名：<text:span text:style-name="T73">pthread_spin_trylock()</text:span></text:p>
          <text:p text:style-name="P146">功 <text:s/>能<text:tab/>：尝试获取自旋锁，失败则返回<text:span text:style-name="T136">EBUSY错误。</text:span></text:p>
        </text:list-item>
        <text:list-item>
          <text:p text:style-name="P146">函数名：<text:span text:style-name="T73">pthread_spin_unlock()</text:span></text:p>
          <text:p text:style-name="P146">功 <text:s/>能<text:tab/>：解锁。</text:p>
        </text:list-item>
        <text:list-item>
          <text:p text:style-name="P147">函数名：<text:span text:style-name="T73">pthread_barrier_init()</text:span></text:p>
          <text:p text:style-name="P147">功 <text:s/>能<text:tab/>：初始化屏障。</text:p>
        </text:list-item>
        <text:list-item>
          <text:p text:style-name="P147">函数名：<text:span text:style-name="T73">pthread_barrier_destroy()</text:span></text:p>
          <text:p text:style-name="P147">功 <text:s/>能<text:tab/>：销毁屏障</text:p>
        </text:list-item>
        <text:list-item>
          <text:p text:style-name="P147">函数名：<text:span text:style-name="T73">pthread_barrier_wait()</text:span></text:p>
          <text:p text:style-name="P147">功 <text:s/>能<text:tab/>：调用该函数表明线程已完成工作，等待其他线程赶上来。</text:p>
        </text:list-item>
      </text:list>
      <text:p text:style-name="P17"/>
      <text:p text:style-name="P34">线程控制：<text:span text:style-name="T125">线程栈属性、进程共享属性、读写锁属性、互斥量类型属性、条件变量属性</text:span></text:p>
      <text:list xml:id="list160753064770065" text:continue-list="list160754522346999" text:style-name="L3">
        <text:list-item text:start-value="1">
          <text:p text:style-name="P137">函数名：<text:span text:style-name="T79">pthread_attr_init()</text:span></text:p>
          <text:p text:style-name="P148">功 <text:s/>能<text:tab/>：初始化线程属性（即<text:span text:style-name="T79">pthread_attr_t结构体）。</text:span></text:p>
        </text:list-item>
        <text:list-item>
          <text:p text:style-name="P148">函数名：<text:span text:style-name="T79">pthread_attr_destroy()</text:span></text:p>
          <text:p text:style-name="P137">功 <text:s/>能<text:tab/>：销毁线程属性。</text:p>
        </text:list-item>
        <text:list-item>
          <text:p text:style-name="P148">函数名：<text:span text:style-name="T79">pthread_attr_getdetachstate()</text:span></text:p>
          <text:p text:style-name="P137">功 <text:s/>能<text:tab/>：获取当前的<text:span text:style-name="T79">detachstate线程属性。</text:span></text:p>
        </text:list-item>
        <text:list-item>
          <text:p text:style-name="P148">函数名：<text:span text:style-name="T79">pthread_attr_setdetachstate()</text:span></text:p>
          <text:p text:style-name="P148">功 <text:s/>能<text:tab/>：<text:span text:style-name="T79">把线程属性detachstate设置为下面的两个合法值之一：设置为PTHREAD_CREATE_DETACHED，以分离状态启动线程；或设置为PTHREAD_CREATE_JOINABLE，正常启动线程，应用程序可以获取线程的终止状态。</text:span></text:p>
        </text:list-item>
        <text:list-item>
          <text:p text:style-name="P149">函数名：<text:span text:style-name="T79">pthread_attr_getstack()</text:span></text:p>
          <text:p text:style-name="P148">功 <text:s/>能<text:tab/>：获取线程栈属性。</text:p>
        </text:list-item>
        <text:list-item>
          <text:p text:style-name="P149">函数名：<text:span text:style-name="T79">pthread_attr_setstack()</text:span></text:p>
          <text:p text:style-name="P148"><text:soft-page-break/>功 <text:s/>能<text:tab/>：设置线程栈属性。</text:p>
        </text:list-item>
        <text:list-item>
          <text:p text:style-name="P149">函数名：<text:span text:style-name="T79">pthread_attr_getstacksize()</text:span></text:p>
          <text:p text:style-name="P148">功 <text:s/>能<text:tab/>：获取线程栈的默认大小。</text:p>
        </text:list-item>
        <text:list-item>
          <text:p text:style-name="P149">函数名：<text:span text:style-name="T79">pthread_attr_setstacksize()</text:span></text:p>
          <text:p text:style-name="P148">功 <text:s/>能<text:tab/>：设置线程栈的默认大小。</text:p>
        </text:list-item>
        <text:list-item>
          <text:p text:style-name="P149">函数名：<text:span text:style-name="T79">pthread_attr_getguardsize()</text:span></text:p>
          <text:p text:style-name="P148">功 <text:s/>能<text:tab/>：线程属性<text:span text:style-name="T80">guardsize控制着线程栈末尾之后用以避免栈溢出的扩展内存大小。该函数获取guardsize的大小。</text:span></text:p>
        </text:list-item>
        <text:list-item>
          <text:p text:style-name="P149">函数名：<text:span text:style-name="T79">pthread_attr_setguardsize()</text:span></text:p>
          <text:p text:style-name="P149">功 <text:s/>能<text:tab/>：设置<text:span text:style-name="T80">guardsize的大小。</text:span></text:p>
        </text:list-item>
        <text:list-item>
          <text:p text:style-name="P148">函数名：<text:span text:style-name="T80">pthread_getconcurrency()</text:span></text:p>
          <text:p text:style-name="P148">功 <text:s/>能<text:tab/>：获取线程属性中的并发度。</text:p>
        </text:list-item>
        <text:list-item>
          <text:p text:style-name="P149">函数名：<text:span text:style-name="T80">pthread_setconcurrency()</text:span></text:p>
          <text:p text:style-name="P150">功 <text:s/>能<text:tab/>：设置线程属性中的并发度。</text:p>
        </text:list-item>
      </text:list>
      <text:p text:style-name="P18"><text:tab/><text:span text:style-name="T81">▲延伸阅读：并发度控制着用户线程可以映射的内核线程或进程的数目。</text:span></text:p>
      <text:list xml:id="list160753170467383" text:continue-numbering="true" text:style-name="L3">
        <text:list-item>
          <text:p text:style-name="P151">函数名：<text:span text:style-name="T73">pthread_mutexattr_init()</text:span></text:p>
          <text:p text:style-name="P151">功 <text:s/>能<text:tab/>：初始化<text:span text:style-name="T81">pthread_mutexattr_t。</text:span></text:p>
        </text:list-item>
      </text:list>
      <text:p text:style-name="P19"><text:tab/><text:span text:style-name="T81">▲延伸阅读：同步是指多个线程访问同一变量时保持变量一致性的方法。pthread_mutexattr_t是线程同步对象的属性结构体。</text:span></text:p>
      <text:list xml:id="list160754401818580" text:continue-numbering="true" text:style-name="L3">
        <text:list-item>
          <text:p text:style-name="P151">函数名：<text:span text:style-name="T73">pthread_mutexattr_destroy()</text:span></text:p>
          <text:p text:style-name="P151">功 <text:s/>能<text:tab/>：销毁<text:span text:style-name="T73">pthread_mutexattr_t。</text:span></text:p>
        </text:list-item>
        <text:list-item>
          <text:p text:style-name="P151">函数名：<text:span text:style-name="T73">pthread_mutexattr_getpshared()</text:span></text:p>
          <text:p text:style-name="P152">功 <text:s/>能<text:tab/>：查询<text:span text:style-name="T73">pthread_mutexattr_t结构，得到它的进程共享属性。</text:span></text:p>
        </text:list-item>
        <text:list-item>
          <text:p text:style-name="P151">函数名：<text:span text:style-name="T73">pthread_mutexattr_setpshared()</text:span></text:p>
          <text:p text:style-name="P148">功 <text:s/>能<text:tab/>：修改进程共享属性。</text:p>
        </text:list-item>
        <text:list-item>
          <text:p text:style-name="P153">函数名：<text:span text:style-name="T73">pthread_mutexattr_getrobust()</text:span></text:p>
          <text:p text:style-name="P153">功 <text:s/>能<text:tab/>：获取健壮的互斥量属性的值。</text:p>
        </text:list-item>
        <text:list-item>
          <text:p text:style-name="P153">函数名：<text:span text:style-name="T73">pthread_mutexattr_setrobust()</text:span></text:p>
          <text:p text:style-name="P153">功 <text:s/>能<text:tab/>：设置健壮的互斥量属性的值。</text:p>
        </text:list-item>
        <text:list-item>
          <text:p text:style-name="P152">函数名：<text:span text:style-name="T73">pthread_mutexattr_gettype()</text:span></text:p>
          <text:p text:style-name="P148">功 <text:s/>能<text:tab/>：得到互斥量类型属性。</text:p>
        </text:list-item>
        <text:list-item>
          <text:p text:style-name="P153">函数名：<text:span text:style-name="T73">pthread_mutex_consistent()</text:span></text:p>
          <text:p text:style-name="P153">功 <text:s/>能<text:tab/>：如果应用状态无法恢复，在线程对互斥量解锁后，该互斥量将处于永久不可用状态。为了避免这个问题，线程可以调用该函数，指明与该互斥量相关的状态在互斥量解锁之前是一致的。</text:p>
        </text:list-item>
        <text:list-item>
          <text:p text:style-name="P152">函数名：<text:span text:style-name="T73">pthread_mutexattr_settype()</text:span></text:p>
          <text:p text:style-name="P148">功 <text:s/>能<text:tab/>：设置互斥量类型属性。</text:p>
        </text:list-item>
        <text:list-item>
          <text:p text:style-name="P152">函数名：<text:span text:style-name="T73">pthread_rwlockattr_init()</text:span></text:p>
          <text:p text:style-name="P152">功 <text:s/>能<text:tab/>：初始化读写锁属性（<text:span text:style-name="T73">pthread_rwlockattr_t</text:span>）。</text:p>
        </text:list-item>
        <text:list-item>
          <text:p text:style-name="P152">函数名：<text:span text:style-name="T73">pthread_rwlockattr_destroy()</text:span></text:p>
          <text:p text:style-name="P152">功 <text:s/>能<text:tab/>：销毁读写锁属性（<text:span text:style-name="T73">pthread_rwlockattr_t</text:span>）。</text:p>
        </text:list-item>
        <text:list-item>
          <text:p text:style-name="P154">函数名：<text:span text:style-name="T82">pthread_rwlockattr_getpshared()</text:span></text:p>
          <text:p text:style-name="P148">功 <text:s/>能<text:tab/>：获取读写锁的进程共享属性。</text:p>
        </text:list-item>
        <text:list-item>
          <text:p text:style-name="P154">函数名：<text:span text:style-name="T73">pthread_rwlockattr_setpshared()</text:span></text:p>
          <text:p text:style-name="P148">功 <text:s/>能<text:tab/>：设置读写锁的进程共享属性。</text:p>
        </text:list-item>
        <text:list-item>
          <text:p text:style-name="P148">函数名：<text:span text:style-name="T82">pthread_condattr_init()</text:span></text:p>
          <text:p text:style-name="P148">功 <text:s/>能<text:tab/>：初始化条件变量属性。</text:p>
        </text:list-item>
        <text:list-item>
          <text:p text:style-name="P154">函数名：<text:span text:style-name="T82">pthread_condattr_destroy()</text:span></text:p>
          <text:p text:style-name="P148">功 <text:s/>能<text:tab/>：销毁条件变量属性。</text:p>
        </text:list-item>
        <text:list-item>
          <text:p text:style-name="P154">函数名：<text:span text:style-name="T82">pthread_condattr_getshared()</text:span></text:p>
          <text:p text:style-name="P148">功 <text:s/>能<text:tab/>：获取条件变量的共享进程属性。</text:p>
        </text:list-item>
        <text:list-item>
          <text:p text:style-name="P154">函数名：<text:span text:style-name="T82">pthread_condattr_setshared()</text:span></text:p>
          <text:p text:style-name="P148"><text:soft-page-break/>功 <text:s/>能<text:tab/>：设置条件变量的共享进程属性。</text:p>
        </text:list-item>
        <text:list-item>
          <text:p text:style-name="P155">函数名：<text:span text:style-name="T82">pthread_condattr_getclock()</text:span></text:p>
          <text:p text:style-name="P155">功 <text:s/>能<text:tab/>：获取可用于<text:span text:style-name="T137">pthread_cond_timedwait函数的时钟ID</text:span>。</text:p>
        </text:list-item>
        <text:list-item>
          <text:p text:style-name="P155">函数名：<text:span text:style-name="T82">pthread_condattr_setclock()</text:span></text:p>
          <text:p text:style-name="P155">功 <text:s/>能<text:tab/>：修改时钟<text:span text:style-name="T137">ID</text:span>。</text:p>
        </text:list-item>
        <text:list-item>
          <text:p text:style-name="P156">函数名：<text:span text:style-name="T82">pthread_barrierattr_init()</text:span></text:p>
          <text:p text:style-name="P156">功 <text:s/>能<text:tab/>：初始化屏障属性。</text:p>
        </text:list-item>
        <text:list-item>
          <text:p text:style-name="P156">函数名：<text:span text:style-name="T82">pthread_barrierattr_destroy()</text:span></text:p>
          <text:p text:style-name="P156">功 <text:s/>能<text:tab/>：销毁屏障属性。</text:p>
        </text:list-item>
        <text:list-item>
          <text:p text:style-name="P156">函数名：<text:span text:style-name="T82">pthread_barrierattr_getshared()</text:span></text:p>
          <text:p text:style-name="P156">功 <text:s/>能<text:tab/>：获取屏障的共享进程属性。</text:p>
        </text:list-item>
        <text:list-item>
          <text:p text:style-name="P156">函数名：<text:span text:style-name="T82">pthread_barrierattr_setshared()</text:span></text:p>
          <text:p text:style-name="P156">功 <text:s/>能<text:tab/>：获取屏障的共享进程属性。</text:p>
        </text:list-item>
        <text:list-item>
          <text:p text:style-name="P148">函数名：<text:span text:style-name="T83">ftrylockfile()</text:span></text:p>
          <text:p text:style-name="P148">功 <text:s/>能<text:tab/>：尝试获取与给定<text:span text:style-name="T83">FILE对象关联的锁。这种锁是可以递归调用的，不会导致死锁。</text:span></text:p>
          <text:p text:style-name="P193">▲延伸阅读：从信号处理程序返回后，重新恢复到断点处执行的过程中，函数所依赖的环境没有发生变化，就说这个函数是可重入的。如果一个函数在同一时刻可以被多个线程安全地调用，就称该函数是线程安全的。</text:p>
        </text:list-item>
        <text:list-item>
          <text:p text:style-name="P148">函数名：<text:span text:style-name="T83">flockfile()</text:span></text:p>
          <text:p text:style-name="P157">功 <text:s/>能<text:tab/>：获取与给定<text:span text:style-name="T83">FILE对象关联的锁。这种锁是可以递归调用的，不会导致死锁。</text:span></text:p>
        </text:list-item>
        <text:list-item>
          <text:p text:style-name="P148">函数名：<text:span text:style-name="T83">funlockfile()</text:span></text:p>
          <text:p text:style-name="P148">功 <text:s/>能<text:tab/>：释放锁。</text:p>
        </text:list-item>
        <text:list-item>
          <text:p text:style-name="P148">函数名：<text:span text:style-name="T83">getchar_unlocked()</text:span></text:p>
          <text:p text:style-name="P148">功 <text:s/>能<text:tab/>：不加锁版本的基于字符<text:span text:style-name="T84">I/O。除非被flockfile（或ftrylockfile）和funlockfile的调用包围，否则尽量不要调用这四个函数。</text:span></text:p>
        </text:list-item>
        <text:list-item>
          <text:p text:style-name="P148">函数名：<text:span text:style-name="T83">getc_unlocked()</text:span></text:p>
          <text:p text:style-name="P158">功 <text:s/>能<text:tab/>：不加锁版本的基于字符<text:span text:style-name="T84">I/O。除非被flockfile（或ftrylockfile）和funlockfile的调用包围，否则尽量不要调用这四个函数。</text:span></text:p>
        </text:list-item>
        <text:list-item>
          <text:p text:style-name="P159">函数名：<text:span text:style-name="T83">putchar_unlocked()</text:span></text:p>
          <text:p text:style-name="P158">功 <text:s/>能<text:tab/>：不加锁版本的基于字符<text:span text:style-name="T84">I/O。除非被flockfile（或ftrylockfile）和funlockfile的调用包围，否则尽量不要调用这四个函数。</text:span></text:p>
        </text:list-item>
        <text:list-item>
          <text:p text:style-name="P159">函数名：<text:span text:style-name="T83">putc_unlocked()</text:span></text:p>
          <text:p text:style-name="P158">功 <text:s/>能<text:tab/>：不加锁版本的基于字符<text:span text:style-name="T84">I/O。除非被flockfile（或ftrylockfile）和funlockfile的调用包围，否则尽量不要调用这四个函数。</text:span></text:p>
        </text:list-item>
        <text:list-item>
          <text:p text:style-name="P159">函数名：<text:span text:style-name="T85">pthread_key_creat()</text:span></text:p>
          <text:p text:style-name="P159">功 <text:s/>能<text:tab/>：创建线程与私有数据相关联的键。这个键将用于获取对线程私有数据的访问权。</text:p>
        </text:list-item>
      </text:list>
      <text:p text:style-name="P20"><text:tab/><text:span text:style-name="T81">▲延伸阅读：线程私有数据指的是各个线程不同的线程独立的数据。</text:span></text:p>
      <text:list xml:id="list160753110488274" text:continue-numbering="true" text:style-name="L3">
        <text:list-item>
          <text:p text:style-name="P160">函数名：<text:span text:style-name="T85">pthread_key_delete()</text:span></text:p>
          <text:p text:style-name="P159">功 <text:s/>能<text:tab/>：取消键与线程私有数据值之间的关联关系。</text:p>
        </text:list-item>
        <text:list-item>
          <text:p text:style-name="P160">函数名：<text:span text:style-name="T85">pthread_once()</text:span></text:p>
          <text:p text:style-name="P161">功 <text:s/>能<text:tab/>：<text:span text:style-name="T86">使用初值为PTHREAD_ONCE_INIT的once_control变量保证initfn()函数（即第二个参数）在本进程执行序列中仅执行一次。</text:span></text:p>
        </text:list-item>
        <text:list-item>
          <text:p text:style-name="P159">函数名：<text:span text:style-name="T87">pthread_getspecific()</text:span></text:p>
          <text:p text:style-name="P159">功 <text:s/>能<text:tab/>：获得线程私有数据的地址。</text:p>
        </text:list-item>
        <text:list-item>
          <text:p text:style-name="P159">函数名：<text:span text:style-name="T87">pthread_setspecific()</text:span></text:p>
          <text:p text:style-name="P162">功 <text:s/>能<text:tab/>：把键和线程私有数据关联起来。</text:p>
        </text:list-item>
        <text:list-item>
          <text:p text:style-name="P162">函数名：<text:span text:style-name="T87">pthread_setcancelstate()</text:span></text:p>
          <text:p text:style-name="P159">功 <text:s/>能<text:tab/>：修改线程的可取消状态。</text:p>
        </text:list-item>
      </text:list>
      <text:p text:style-name="P21"><text:tab/><text:span text:style-name="T81">▲延伸阅读：</text:span>可取消状态发生有两个，分别是<text:span text:style-name="T87">PTHREAD_CANCEL_ENABLE，也可以是PTHREAD_CANCEL_DISABLE。</text:span></text:p>
      <text:list xml:id="list160754016394772" text:continue-numbering="true" text:style-name="L3">
        <text:list-item>
          <text:p text:style-name="P159"><text:soft-page-break/>函数名：<text:span text:style-name="T87">pthread_testcancel()</text:span></text:p>
          <text:p text:style-name="P159">功 <text:s/>能<text:tab/>：在程序中添加取消点。</text:p>
        </text:list-item>
      </text:list>
      <text:p text:style-name="P21"><text:tab/><text:span text:style-name="T81">▲延伸阅读：取消点是线程检查是否被取消并按照请求进行动作的一个位置（取消的地点）。</text:span></text:p>
      <text:list xml:id="list160754061907853" text:continue-numbering="true" text:style-name="L3">
        <text:list-item>
          <text:p text:style-name="P159">函数名：<text:span text:style-name="T88">pthread_setcanceltype()</text:span></text:p>
          <text:p text:style-name="P159">功 <text:s/>能<text:tab/>：修改取消类型。</text:p>
        </text:list-item>
        <text:list-item>
          <text:p text:style-name="P162">函数名：<text:span text:style-name="T88">pthread_sigmask()</text:span></text:p>
          <text:p text:style-name="P162">功 <text:s/>能<text:tab/>：和<text:span text:style-name="T88">sigprocmask函数基本相同，检测或更改信号屏蔽字，不同的是pthread_sigmask工作在线程中，并且失败时返回错误码。</text:span></text:p>
        </text:list-item>
        <text:list-item>
          <text:p text:style-name="P162">函数名：<text:span text:style-name="T88">sigwait()</text:span></text:p>
          <text:p text:style-name="P162">功 <text:s/>能<text:tab/>：等待一个或多个信号发生。</text:p>
        </text:list-item>
        <text:list-item>
          <text:p text:style-name="P162">函数名：<text:span text:style-name="T89">pthread_kill()</text:span></text:p>
          <text:p text:style-name="P162">功 <text:s/>能<text:tab/>：把信号发送到线程。</text:p>
        </text:list-item>
        <text:list-item>
          <text:p text:style-name="P162">函数名：<text:span text:style-name="T90">pthread_atfork()</text:span></text:p>
          <text:p text:style-name="P163">功 <text:s/>能<text:tab/>：<text:span text:style-name="T90">pthread_atfork建立fork处理程序，清除进程从父进程中得到的锁状态。</text:span></text:p>
        </text:list-item>
      </text:list>
      <text:p text:style-name="P22"/>
      <text:p text:style-name="P22">守护进程：</text:p>
      <text:list xml:id="list160752570715588" text:continue-list="list160754061907853" text:style-name="L3">
        <text:list-item text:start-value="1">
          <text:p text:style-name="P162">函数名：<text:span text:style-name="T91">openlog()</text:span></text:p>
          <text:p text:style-name="P164">功 <text:s/>能<text:tab/>：<text:span text:style-name="T91">打开系统记录的文件（即守护进程syslog记录的信息）。这个函数是可选的，如果不调用openlog()，则第一次调用syslog()时自动调用openlog()。</text:span></text:p>
        </text:list-item>
        <text:list-item>
          <text:p text:style-name="P162">函数名：<text:span text:style-name="T91">syslog()</text:span></text:p>
          <text:p text:style-name="P164">功 <text:s/>能<text:tab/>：<text:span text:style-name="T91">记录至系统记录。</text:span></text:p>
        </text:list-item>
        <text:list-item>
          <text:p text:style-name="P165">函数名：<text:span text:style-name="T91">closelog()</text:span></text:p>
          <text:p text:style-name="P164">功 <text:s/>能<text:tab/>：<text:span text:style-name="T91">关闭已打开的syslogd的连接。</text:span></text:p>
        </text:list-item>
        <text:list-item>
          <text:p text:style-name="P165">函数名：<text:span text:style-name="T91">setlogmask()</text:span></text:p>
          <text:p text:style-name="P165">功 <text:s/>能<text:tab/>：设置进程的记录优先级屏蔽字。</text:p>
        </text:list-item>
      </text:list>
      <text:p text:style-name="P23"/>
      <text:p text:style-name="P23">高级<text:span text:style-name="T92">IO：</text:span></text:p>
      <text:list xml:id="list160753633237440" text:continue-list="list160752570715588" text:style-name="L3">
        <text:list-item text:start-value="1">
          <text:p text:style-name="P165">函数名：<text:span text:style-name="T92">fcntl()</text:span></text:p>
          <text:p text:style-name="P166">功 <text:s/>能<text:tab/>：这是一个记录锁，<text:span text:style-name="T92">可以改变已打开的文件性质。</text:span></text:p>
        </text:list-item>
      </text:list>
      <text:p text:style-name="P29"><text:tab/><text:span text:style-name="T81">▲延伸阅读：文件锁用来锁定整个文件，记录锁用于锁定文件的部分区域。</text:span></text:p>
      <text:list xml:id="list160753355791763" text:continue-numbering="true" text:style-name="L3">
        <text:list-item>
          <text:p text:style-name="P165">函数名：<text:span text:style-name="T93">isastream()</text:span></text:p>
          <text:p text:style-name="P165">功 <text:s/>能<text:tab/>：判断描述符是否引用一个流。</text:p>
        </text:list-item>
        <text:list-item>
          <text:p text:style-name="P165">函数名：<text:span text:style-name="T94">select()</text:span></text:p>
          <text:p text:style-name="P167">功 <text:s/>能<text:tab/>：异步<text:span text:style-name="T94">IO，确定一个或多个套接口的状态，判断是否可读、可写或异常，并等待一段时间。</text:span></text:p>
        </text:list-item>
      </text:list>
      <text:p text:style-name="P24"><text:tab/><text:span text:style-name="T81">▲延伸阅读：进程告诉内核，当一个描述符已经准备好可以进行IO时，用一个信号通知它，这种技术称为异步IO。</text:span></text:p>
      <text:list xml:id="list160752904097148" text:continue-numbering="true" text:style-name="L3">
        <text:list-item>
          <text:p text:style-name="P165">函数名：pselect()</text:p>
          <text:p text:style-name="P165">功 <text:s/>能<text:tab/>：作用类似select()。</text:p>
        </text:list-item>
        <text:list-item>
          <text:p text:style-name="P194">函数名：poll()</text:p>
        </text:list-item>
      </text:list>
      <text:p text:style-name="P37"><text:tab/>功 <text:s/>能 <text:s/>：类似于select()，不同的是，poll并不为每个状态（可读性、可写性和异常状态）构造一个描述符集，而是构造一个pollfd数组，每个数组指定一个描述符编号以及对其所关心的状态。</text:p>
      <text:list xml:id="list160754225560752" text:continue-numbering="true" text:style-name="L3">
        <text:list-item>
          <text:p text:style-name="P165">函数名：<text:span text:style-name="T95">FD_ISSET()</text:span></text:p>
          <text:p text:style-name="P168">功 <text:s/>能<text:tab/>：<text:span text:style-name="T95">FD_ISSET()用于判断描述符集中的指定位是否已经打开。select()有三个类型为fd_set的参数，分别是需要判断是读、写、异常的描述符集。这4个FD_开头的函数就是操作这些描述符集的函数。</text:span></text:p>
        </text:list-item>
        <text:list-item>
          <text:p text:style-name="P165">函数名：<text:span text:style-name="T95">FD_CLR()</text:span></text:p>
          <text:p text:style-name="P168">功 <text:s/>能<text:tab/>：<text:span text:style-name="T145">用于在文件描述符集合中删除一个文件描述符。</text:span></text:p>
        </text:list-item>
        <text:list-item>
          <text:p text:style-name="P165">函数名：<text:span text:style-name="T95">FD_SET()</text:span></text:p>
          <text:p text:style-name="P168">功 <text:s/>能<text:tab/>：<text:span text:style-name="T145">用于在文件描述符集合中增加一个新的文件描述符。</text:span></text:p>
        </text:list-item>
        <text:list-item>
          <text:p text:style-name="P165"><text:soft-page-break/>函数名：<text:span text:style-name="T95">FD_ZERO()</text:span></text:p>
          <text:p text:style-name="P168">功 <text:s/>能<text:tab/>：<text:span text:style-name="T145">将指定的文件描述符集清空，在对文件描述符集合进行设置前，必须对其进行初始化，如果不清空，由于在系统分配内存空间后，通常并不作清空处理，所以结果是不可知的。</text:span></text:p>
        </text:list-item>
        <text:list-item>
          <text:p text:style-name="P196">函数名：kqueue()</text:p>
        </text:list-item>
      </text:list>
      <text:p text:style-name="P197"><text:tab/>功 <text:s/>能：函数返回一个新的kqueue描述符，该描述符用于后面的kevent()。</text:p>
      <text:list xml:id="list160754148532280" text:continue-numbering="true" text:style-name="L3">
        <text:list-item>
          <text:p text:style-name="P196">函数名kevent()</text:p>
        </text:list-item>
      </text:list>
      <text:p text:style-name="P197"><text:tab/>功 <text:s/>能：函数用于注册所关注的事件，或确定关注的事件是否发生。</text:p>
      <text:list xml:id="list160754655264763" text:continue-numbering="true" text:style-name="L3">
        <text:list-item>
          <text:p text:style-name="P196">函数名：EV_SET()</text:p>
        </text:list-item>
      </text:list>
      <text:p text:style-name="P197"><text:tab/>这是是一个宏，用于用于初始化kevent结构，也就是kenevt的第二个参数。</text:p>
      <text:list xml:id="list160753485097348" text:continue-numbering="true" text:style-name="L3">
        <text:list-item>
          <text:p text:style-name="P165">函数名：<text:span text:style-name="T96">readv()</text:span></text:p>
          <text:p text:style-name="P169">功 <text:s/>能<text:tab/>：<text:span text:style-name="T96">在一次函数调用中读多个非连续缓冲区。readv总是先填满一个缓冲区，然后再填写下一个。readv返回读到的总字节数。如果遇到文件结尾，已无数据可读，则返回0。又称为散布读。</text:span></text:p>
        </text:list-item>
        <text:list-item>
          <text:p text:style-name="P165">函数名：<text:span text:style-name="T96">writev()</text:span></text:p>
          <text:p text:style-name="P169">功 <text:s/>能<text:tab/>：<text:span text:style-name="T96">在一次函数调用中写多个非连续缓冲区。将多个数据存储在一起，将驻留在两个或更多的不连接的缓冲区中的数据一次写出去。又称为聚集写。</text:span></text:p>
        </text:list-item>
        <text:list-item>
          <text:p text:style-name="P165">函数名：<text:span text:style-name="T97">mmap()</text:span></text:p>
          <text:p text:style-name="P165">功 <text:s/>能<text:tab/>：将一个给定的文件映射到一个存储区域中。</text:p>
        </text:list-item>
        <text:list-item>
          <text:p text:style-name="P165">函数名：<text:span text:style-name="T97">mprotect()</text:span></text:p>
          <text:p text:style-name="P165">功 <text:s/>能<text:tab/>：更改一个现存映射存储区的权限。</text:p>
        </text:list-item>
        <text:list-item>
          <text:p text:style-name="P165">函数名：<text:span text:style-name="T97">msync()</text:span></text:p>
          <text:p text:style-name="P165">功 <text:s/>能<text:tab/>：类似于<text:span text:style-name="T97">sync()，只不过作用于存储映射区。</text:span></text:p>
        </text:list-item>
        <text:list-item>
          <text:p text:style-name="P165">函数名：<text:span text:style-name="T97">munmap()</text:span></text:p>
          <text:p text:style-name="P165">功 <text:s/>能<text:tab/>：解除映射区。</text:p>
        </text:list-item>
      </text:list>
      <text:p text:style-name="P23"/>
      <text:p text:style-name="P23">进程间通信：</text:p>
      <text:list xml:id="list160753822529014" text:continue-list="list160753485097348" text:style-name="L3">
        <text:list-item text:start-value="1">
          <text:p text:style-name="P165">函数名：<text:span text:style-name="T97">pipe()</text:span></text:p>
          <text:p text:style-name="P165">功 <text:s/>能<text:tab/>：创建管道。</text:p>
        </text:list-item>
        <text:list-item>
          <text:p text:style-name="P165">函数名：<text:span text:style-name="T97">popen()</text:span></text:p>
          <text:p text:style-name="P170">功 <text:s/>能<text:tab/>：<text:span text:style-name="T143">popen()会调用fork()产生子进程，然后从子进程中调用/bin/sh -c 来执行参数command 的指令。这个进程必须由 pclose() 函数关闭，而不是 fclose() 函数。</text:span></text:p>
        </text:list-item>
        <text:list-item>
          <text:p text:style-name="P165">函数名：<text:span text:style-name="T97">pclose()</text:span></text:p>
          <text:p text:style-name="P171">功 <text:s/>能<text:tab/>：<text:span text:style-name="T98">popen() 函数通过创建一个管道，调用 fork 产生一个子进程，关闭未使用的管道端，执行一个 shell 以运行命令来开启一个进程。这个进程必须由 pclose() 函数关闭，而不是 fclose() 函数。</text:span></text:p>
        </text:list-item>
        <text:list-item>
          <text:p text:style-name="P165">函数名：<text:span text:style-name="T98">mkfifo()</text:span></text:p>
          <text:p text:style-name="P165">功 <text:s/>能<text:tab/>：创建<text:span text:style-name="T98">FIFO（即命名管道）。一般的文件I/O函数如read等都可用于FIFO。</text:span></text:p>
        </text:list-item>
        <text:list-item>
          <text:p text:style-name="P172">函数名：<text:span text:style-name="T98">mkfifoat()</text:span></text:p>
          <text:p text:style-name="P172">功 <text:s/>能<text:tab/>：和<text:span text:style-name="T138">mkfifo函数相似，但是mkfifoat函数可以被用来在fd文件描述符表示的目录相关的位置创建一个FIFO。</text:span></text:p>
        </text:list-item>
      </text:list>
      <text:p text:style-name="P25"><text:tab/><text:span text:style-name="T81">▲延伸阅读：进程间通信又称为IPC，有三种IPC称作XSI IPC，即消息队列、信号量和共享存储器，使用ipc_perm结构体规定权限和所有者。每个IPC都有一个内部名，是一个非负整数的标识符。键（key）是IPC的外部名，类型为key_t，外部引用时使用键。</text:span></text:p>
      <text:list xml:id="list160753702829376" text:continue-numbering="true" text:style-name="L3">
        <text:list-item>
          <text:p text:style-name="P165">函数名：f<text:span text:style-name="T99">tok()</text:span></text:p>
          <text:p text:style-name="P165">功 <text:s/>能<text:tab/>：由路径名和项目<text:span text:style-name="T99">ID产生一个键。</text:span></text:p>
        </text:list-item>
        <text:list-item>
          <text:p text:style-name="P165">函数名：<text:span text:style-name="T99">msgget()</text:span></text:p>
          <text:p text:style-name="P165">功 <text:s/>能<text:tab/>：打开一个现存队列或创建一个新队列。</text:p>
        </text:list-item>
        <text:list-item>
          <text:p text:style-name="P165">函数名：<text:span text:style-name="T99">msgctl()</text:span></text:p>
          <text:p text:style-name="P165">功 <text:s/>能<text:tab/>：对消息队列执行多种操作。</text:p>
        </text:list-item>
        <text:list-item>
          <text:p text:style-name="P165">函数名：<text:span text:style-name="T99">msgsnd()</text:span></text:p>
          <text:p text:style-name="P165">功 <text:s/>能<text:tab/>：将数据放到消息队列中。</text:p>
        </text:list-item>
        <text:list-item>
          <text:p text:style-name="P165"><text:soft-page-break/>函数名：<text:span text:style-name="T99">msgrcv()</text:span></text:p>
          <text:p text:style-name="P165">功 <text:s/>能<text:tab/>：从消息队列中取用消息。</text:p>
        </text:list-item>
        <text:list-item>
          <text:p text:style-name="P165">函数名：<text:span text:style-name="T99">semget()</text:span></text:p>
          <text:p text:style-name="P165">功 <text:s/>能<text:tab/>：获得一个信号量集<text:span text:style-name="T99">ID。</text:span></text:p>
        </text:list-item>
      </text:list>
      <text:p text:style-name="P30"><text:tab/><text:span text:style-name="T81">▲延伸阅读：理解信号量的关键是信号量的初值表示有多少个共享资源单位可供使用。使用了一个共享资源单位后，信号量减1。以一个停车场的运作为例。简单起见，假设停车场只有三个车位（信号量初值为3），一开始三个车位都是空的。这时如果同时来了五辆车，看门人允许其中三辆直接进入，然后放下车拦，剩下的车则必须在入口等待，此后来的车也都不得不在入口处等待。这时，有一辆车离开停车场（信号量加1），看门人得知后，打开车拦，放入外面的一辆进去，如果又离开两辆（信号量加2），则又可以放入两辆，如此往复。</text:span></text:p>
      <text:list xml:id="list160754087838979" text:continue-numbering="true" text:style-name="L3">
        <text:list-item>
          <text:p text:style-name="P173">函数名：se<text:span text:style-name="T100">mctl()</text:span></text:p>
          <text:p text:style-name="P173">功 <text:s/>能<text:tab/>：包含了多种信号量操作。</text:p>
        </text:list-item>
        <text:list-item>
          <text:p text:style-name="P173">函数名：<text:span text:style-name="T100">semop()</text:span></text:p>
          <text:p text:style-name="P173">功 <text:s/>能<text:tab/>：自动执行信号量集合上的操作数组。</text:p>
        </text:list-item>
        <text:list-item>
          <text:p text:style-name="P173">函数名：shm<text:span text:style-name="T100">get()</text:span></text:p>
          <text:p text:style-name="P174">功 <text:s/>能<text:tab/>：获得存储标识符。</text:p>
        </text:list-item>
        <text:list-item>
          <text:p text:style-name="P174">函数名：<text:span text:style-name="T100">shmctl()</text:span></text:p>
          <text:p text:style-name="P173">功 <text:s/>能<text:tab/>：对共享存储执行多种操作。</text:p>
        </text:list-item>
        <text:list-item>
          <text:p text:style-name="P173">函数名：<text:span text:style-name="T100">shmat()</text:span></text:p>
          <text:p text:style-name="P173">功 <text:s/>能<text:tab/>：一旦创建了共享存储段，进程可以用<text:span text:style-name="T101">shmat()将其连接到它的地址空间中。</text:span></text:p>
        </text:list-item>
        <text:list-item>
          <text:p text:style-name="P173">函数名：<text:span text:style-name="T100">shmdt()</text:span></text:p>
          <text:p text:style-name="P173">功 <text:s/>能<text:tab/>：当对共享存储段操作已经结束时，调用<text:span text:style-name="T101">shmdt()脱离该段。</text:span></text:p>
        </text:list-item>
        <text:list-item>
          <text:p text:style-name="P175">函数名：<text:span text:style-name="T139">sem_open()</text:span></text:p>
          <text:p text:style-name="P175">功 <text:s/>能<text:tab/>：创建一个新的<text:span text:style-name="T139">POSIX</text:span>命名信号量或者使用一个现有的<text:span text:style-name="T139">POSIX信号量。</text:span></text:p>
        </text:list-item>
        <text:list-item>
          <text:p text:style-name="P175">函数名：sem_<text:span text:style-name="T139">close()</text:span></text:p>
          <text:p text:style-name="P175">功 <text:s/>能<text:tab/>：<text:span text:style-name="T139">sem_open()为我们返回一个信号量指针。当完成信号量操作时，使用sem_close()</text:span>释放与<text:span text:style-name="T139">POSIX信号量有关的资源。</text:span></text:p>
        </text:list-item>
        <text:list-item>
          <text:p text:style-name="P175">函数名：<text:span text:style-name="T139">sem_unlink()</text:span></text:p>
          <text:p text:style-name="P175">功 <text:s/>能<text:tab/>：销毁一个<text:span text:style-name="T139">POSIX命名信号量。sem_unlink()删除信号量的名字。如果没有打开的信号量引用，则该信号量会被销毁。否则，销毁将延迟到最后一个打开的引用关闭。</text:span></text:p>
        </text:list-item>
        <text:list-item>
          <text:p text:style-name="P175">函数名：<text:span text:style-name="T139">sem_wait()</text:span></text:p>
          <text:p text:style-name="P175">功 <text:s/>能<text:tab/>：<text:span text:style-name="T139">如果信号量计数是0，则阻塞，直到成功使信号量减1。</text:span></text:p>
        </text:list-item>
        <text:list-item>
          <text:p text:style-name="P175">函数名：<text:span text:style-name="T139">sem_trywait()</text:span></text:p>
          <text:p text:style-name="P176">功 <text:s/>能<text:tab/>：<text:span text:style-name="T140">如果信号量是0，不阻塞，而是返回1-，并将errno置为EAGAIN。</text:span></text:p>
        </text:list-item>
        <text:list-item>
          <text:p text:style-name="P176">函数名：<text:span text:style-name="T140">sem_post()</text:span></text:p>
          <text:p text:style-name="P177">功 <text:s/>能<text:tab/>：<text:span text:style-name="T144">将POSIX信号量的值加1。</text:span></text:p>
        </text:list-item>
        <text:list-item>
          <text:p text:style-name="P176">函数名：<text:span text:style-name="T140">sem_timedwait()</text:span></text:p>
          <text:p text:style-name="P176">功 <text:s/>能<text:tab/>：阻塞一段确定的时间。</text:p>
        </text:list-item>
        <text:list-item>
          <text:p text:style-name="P176">函数名：<text:span text:style-name="T140">sem_init()</text:span></text:p>
          <text:p text:style-name="P176">功 <text:s/>能<text:tab/>：创建一个未命名的<text:span text:style-name="T140">POSIX</text:span>信号量。</text:p>
        </text:list-item>
        <text:list-item>
          <text:p text:style-name="P176">函数名：<text:span text:style-name="T140">sem_destroy()</text:span></text:p>
          <text:p text:style-name="P176">功 <text:s/>能<text:tab/>：对未命名的信号量使用完成时，调用该函数丢弃它。</text:p>
        </text:list-item>
        <text:list-item>
          <text:p text:style-name="P176">函数名：<text:span text:style-name="T140">sem_getvalue()</text:span></text:p>
          <text:p text:style-name="P176">功 <text:s/>能<text:tab/>：获取信号量的值。成功后，<text:span text:style-name="T140">valp指向的整数值将包含信号量的值。</text:span></text:p>
        </text:list-item>
      </text:list>
      <text:p text:style-name="P26"/>
      <text:p text:style-name="P26">套接字：</text:p>
      <text:list xml:id="list160752642499235" text:continue-list="list160754087838979" text:style-name="L3">
        <text:list-item text:start-value="1">
          <text:p text:style-name="P173">函数名：s<text:span text:style-name="T101">ocket()</text:span></text:p>
          <text:p text:style-name="P173">功 <text:s/>能<text:tab/>：创建一个套接字。</text:p>
        </text:list-item>
        <text:list-item>
          <text:p text:style-name="P173">函数名：<text:span text:style-name="T101">shutdown()</text:span></text:p>
          <text:p text:style-name="P173">功 <text:s/>能<text:tab/>：套接字通信是双向的，调用这个函数来禁止套接字的输入或输出。</text:p>
        </text:list-item>
        <text:list-item>
          <text:p text:style-name="P173"><text:soft-page-break/>函数名：hto<text:span text:style-name="T102">nl()</text:span></text:p>
          <text:p text:style-name="P178">功 <text:s/>能<text:tab/>：<text:span text:style-name="T103">将无符号长整型数从主机字节序转换成网络字节序。</text:span></text:p>
        </text:list-item>
        <text:list-item>
          <text:p text:style-name="P173">函数名：<text:span text:style-name="T102">htons()</text:span></text:p>
          <text:p text:style-name="P178">功 <text:s/>能<text:tab/>：<text:span text:style-name="T103">将短整型数从主机字节顺序转变成网络字节顺序。</text:span></text:p>
        </text:list-item>
        <text:list-item>
          <text:p text:style-name="P173">函数名：<text:span text:style-name="T102">ntohl()</text:span></text:p>
          <text:p text:style-name="P178">功 <text:s/>能<text:tab/>：<text:span text:style-name="T103">将无符号长整形数从网络字节序转换为主机字节序。</text:span></text:p>
        </text:list-item>
        <text:list-item>
          <text:p text:style-name="P173">函数名：<text:span text:style-name="T102">ntohs()</text:span></text:p>
          <text:p text:style-name="P178">功 <text:s/>能<text:tab/>：<text:span text:style-name="T103">将短整形数由网络字节顺序转换为主机字节顺序。</text:span></text:p>
        </text:list-item>
        <text:list-item>
          <text:p text:style-name="P173">函数名：<text:span text:style-name="T104">inet_ntop()</text:span></text:p>
          <text:p text:style-name="P179">功 <text:s/>能<text:tab/>：将网络字节序的二进制地址转换成文本字符串格式，即<text:span text:style-name="T104">“二进制整数”地址转换成“点分十进制”格式</text:span>。</text:p>
        </text:list-item>
        <text:list-item>
          <text:p text:style-name="P173">函数名：<text:span text:style-name="T104">inet_pton()</text:span></text:p>
          <text:p text:style-name="P179">功 <text:s/>能<text:tab/>：将文本字符串格式转换成网络字节序的二进制地址，即将<text:span text:style-name="T104">“点分十进制”地址转换成“二进制整数”</text:span>。</text:p>
        </text:list-item>
        <text:list-item>
          <text:p text:style-name="P173">函数名：<text:span text:style-name="T105">gethostent()</text:span></text:p>
          <text:p text:style-name="P180">功 <text:s/>能<text:tab/>：获取给定计算机的主机信息，如果主机数据文件没有打开，则该函数打开它。<text:span text:style-name="T105">如果数据文件打开则返回文件的下一个条目。</text:span></text:p>
        </text:list-item>
        <text:list-item>
          <text:p text:style-name="P173">函数名：<text:span text:style-name="T105">sethostent()</text:span></text:p>
          <text:p text:style-name="P180">功 <text:s/>能<text:tab/>：<text:span text:style-name="T105">打开文件，如果文件已打开，将其回绕。</text:span></text:p>
        </text:list-item>
        <text:list-item>
          <text:p text:style-name="P173">函数名：<text:span text:style-name="T105">endhostent()</text:span></text:p>
          <text:p text:style-name="P180">功 <text:s/>能<text:tab/>：<text:span text:style-name="T105">关闭文件。</text:span></text:p>
        </text:list-item>
        <text:list-item>
          <text:p text:style-name="P173">函数名：<text:span text:style-name="T105">getnetbyaddr()</text:span></text:p>
          <text:p text:style-name="P173">功 <text:s/>能<text:tab/>：通过<text:span text:style-name="T106">addr参数</text:span>获取网络名、网络号。</text:p>
        </text:list-item>
        <text:list-item>
          <text:p text:style-name="P173">函数名：<text:span text:style-name="T105">getnetbyname()</text:span></text:p>
          <text:p text:style-name="P173">功 <text:s/>能<text:tab/>：通过<text:span text:style-name="T106">name参数</text:span>获取网络名、网络号。</text:p>
        </text:list-item>
        <text:list-item>
          <text:p text:style-name="P173">函数名：<text:span text:style-name="T105">getnetent()</text:span></text:p>
          <text:p text:style-name="P180">功 <text:s/>能<text:tab/>：获取网络名、网络号。</text:p>
        </text:list-item>
        <text:list-item>
          <text:p text:style-name="P180">函数名：<text:span text:style-name="T105">setnetent()</text:span></text:p>
          <text:p text:style-name="P181">功 <text:s/>能<text:tab/>：打开文件，<text:span text:style-name="T105">如果文件已打开，将其回绕。</text:span></text:p>
        </text:list-item>
        <text:list-item>
          <text:p text:style-name="P180">函数名：<text:span text:style-name="T105">endnetent()</text:span></text:p>
          <text:p text:style-name="P181">功 <text:s/>能<text:tab/>：<text:span text:style-name="T105">关闭文件。</text:span></text:p>
        </text:list-item>
        <text:list-item>
          <text:p text:style-name="P180">函数名：get<text:span text:style-name="T106">protobyname()</text:span></text:p>
          <text:p text:style-name="P181">功 <text:s/>能<text:tab/>：<text:span text:style-name="T106">返回对应于给定协议名的相关协议信息。</text:span></text:p>
        </text:list-item>
        <text:list-item>
          <text:p text:style-name="P181">函数名：get<text:span text:style-name="T106">protobynumber()</text:span></text:p>
          <text:p text:style-name="P200"><text:span text:style-name="T14">功 <text:s/>能<text:tab/>：</text:span>返回对应于给定协议号的相关协议信息。 </text:p>
        </text:list-item>
        <text:list-item>
          <text:p text:style-name="P181">函数名：get<text:span text:style-name="T106">protoent()</text:span></text:p>
          <text:p text:style-name="P181">功 <text:s/>能<text:tab/>：<text:span text:style-name="T106">获取协议名、协议号</text:span></text:p>
        </text:list-item>
        <text:list-item>
          <text:p text:style-name="P180">函数名：<text:span text:style-name="T106">setprotoent()</text:span></text:p>
          <text:p text:style-name="P181">功 <text:s/>能<text:tab/>：<text:span text:style-name="T106">打开网络协议的数据文件，如果文件已打开，将其回绕。</text:span></text:p>
        </text:list-item>
        <text:list-item>
          <text:p text:style-name="P180">函数名：<text:span text:style-name="T106">endprotoent()</text:span></text:p>
          <text:p text:style-name="P180">功 <text:s/>能<text:tab/>：关闭文件。</text:p>
        </text:list-item>
        <text:list-item>
          <text:p text:style-name="P180">函数名：<text:span text:style-name="T106">getservbyname()</text:span></text:p>
          <text:p text:style-name="P200"><text:span text:style-name="T14">功 <text:s/>能<text:tab/>：</text:span><text:span text:style-name="T15">通过</text:span>给定服务名<text:span text:style-name="T10">获取</text:span>对应的包含名字和服务号信息的servent结构指针。 </text:p>
        </text:list-item>
        <text:list-item>
          <text:p text:style-name="P180">函数名：<text:span text:style-name="T106">getservbyport()</text:span></text:p>
          <text:p text:style-name="P182">功 <text:s/>能<text:tab/>：通过<text:span text:style-name="T107">给定的端口号和协议名获取相关的服务信息。</text:span></text:p>
        </text:list-item>
        <text:list-item>
          <text:p text:style-name="P180">函数名：<text:span text:style-name="T106">getservent()</text:span></text:p>
          <text:p text:style-name="P182">功 <text:s/>能<text:tab/>：<text:span text:style-name="T107">获取服务名、服务端口号、服务所用协议。</text:span></text:p>
        </text:list-item>
        <text:list-item>
          <text:p text:style-name="P180">函数名：<text:span text:style-name="T106">setservent()</text:span></text:p>
          <text:p text:style-name="P182">功 <text:s/>能<text:tab/>：<text:span text:style-name="T107">打开主机网络服务的数据文件相关函数，如果文件已打开，将其回绕。</text:span></text:p>
        </text:list-item>
        <text:list-item>
          <text:p text:style-name="P180">函数名：<text:span text:style-name="T106">endservent()</text:span></text:p>
          <text:p text:style-name="P180">功 <text:s/>能<text:tab/>：关闭文件。</text:p>
        </text:list-item>
        <text:list-item>
          <text:p text:style-name="P180">函数名：get<text:span text:style-name="T107">addrinfo()</text:span></text:p>
          <text:p text:style-name="P183"><text:soft-page-break/>功 <text:s/>能<text:tab/>：<text:span text:style-name="T108">把主机名字和服务名字映射到一个地址。</text:span>获取指定地址的信息，返回值是一个<text:span text:style-name="T108">结构addrinfo的链表</text:span>。</text:p>
        </text:list-item>
        <text:list-item>
          <text:p text:style-name="P180">函数名：<text:span text:style-name="T107">freeaddrinfo()</text:span></text:p>
          <text:p text:style-name="P184">功 <text:s/>能<text:tab/>：由get<text:span text:style-name="T107">addrinfo ()返回的所有存储空间都是动态获取的，包括addrinfo结构体等，这些存储空间通过freeaddrinfo()</text:span>释放<text:span text:style-name="T108">。</text:span></text:p>
        </text:list-item>
        <text:list-item>
          <text:p text:style-name="P180">函数名：<text:span text:style-name="T108">gai_strerror()</text:span></text:p>
          <text:p text:style-name="P180">功 <text:s/>能<text:tab/>：如果<text:span text:style-name="T108">getaddrinfo失败，不能使用perror()或strerror()来生成错误消息，替代地，调用gai_strerror()将返回的错误码转换成错误消息。</text:span></text:p>
        </text:list-item>
        <text:list-item>
          <text:p text:style-name="P180">函数名：<text:span text:style-name="T108">getnameinfo()</text:span></text:p>
          <text:p text:style-name="P183">功 <text:s/>能<text:tab/>：<text:span text:style-name="T108">将地址转换成主机名或服务器名</text:span></text:p>
        </text:list-item>
        <text:list-item>
          <text:p text:style-name="P183">函数名：<text:span text:style-name="T109">bind()</text:span></text:p>
          <text:p text:style-name="P183">功 <text:s/>能<text:tab/>：将地址绑定到一个套接字。</text:p>
        </text:list-item>
        <text:list-item>
          <text:p text:style-name="P183">函数名：<text:span text:style-name="T109">getsockname()</text:span></text:p>
          <text:p text:style-name="P183">功 <text:s/>能<text:tab/>：获取绑定到一个套接字的地址。</text:p>
        </text:list-item>
        <text:list-item>
          <text:p text:style-name="P183">函数名：<text:span text:style-name="T109">getpeername()</text:span></text:p>
          <text:p text:style-name="P183">功 <text:s/>能<text:tab/>：如果套接字已经和对方连接，调用<text:span text:style-name="T109">getpeername()来找到对方的地址。</text:span></text:p>
        </text:list-item>
        <text:list-item>
          <text:p text:style-name="P183">函数名：<text:span text:style-name="T109">connect()</text:span></text:p>
          <text:p text:style-name="P183">功 <text:s/>能<text:tab/>：建立一个连接。</text:p>
        </text:list-item>
        <text:list-item>
          <text:p text:style-name="P183">函数名：<text:span text:style-name="T109">listen()</text:span></text:p>
          <text:p text:style-name="P185">功 <text:s/>能<text:tab/>：监听网络，此时，服务器已经准备接收客户端连接请求了。</text:p>
        </text:list-item>
        <text:list-item>
          <text:p text:style-name="P185">函数名：<text:span text:style-name="T109">accept()</text:span></text:p>
          <text:p text:style-name="P183">功 <text:s/>能<text:tab/>：一旦服务器调用了<text:span text:style-name="T109">listen()，套接字就能接收连接请求。调用accept()获得连接请求并建立连接。</text:span></text:p>
        </text:list-item>
        <text:list-item>
          <text:p text:style-name="P183">函数名：<text:span text:style-name="T109">send()</text:span></text:p>
          <text:p text:style-name="P183">功 <text:s/>能<text:tab/>：发送数据。</text:p>
        </text:list-item>
        <text:list-item>
          <text:p text:style-name="P183">函数名：<text:span text:style-name="T109">sendto()</text:span></text:p>
          <text:p text:style-name="P183">功 <text:s/>能<text:tab/>：发送数据，和<text:span text:style-name="T109">send()的区别在于sendto允许在无连接的套接字上指定一个目标地址，可用于无连接套接字。</text:span></text:p>
        </text:list-item>
        <text:list-item>
          <text:p text:style-name="P183">函数名：<text:span text:style-name="T109">sendmsg()</text:span></text:p>
          <text:p text:style-name="P185">功 <text:s/>能<text:tab/>：发送数据，可以指定多重缓冲区，和<text:span text:style-name="T109">writev()类似</text:span>。<text:span text:style-name="T109">可用于无连接套接字。</text:span></text:p>
        </text:list-item>
        <text:list-item>
          <text:p text:style-name="P183">函数名：<text:span text:style-name="T109">recv()</text:span></text:p>
          <text:p text:style-name="P183">功 <text:s/>能<text:tab/>：接收数据。</text:p>
        </text:list-item>
        <text:list-item>
          <text:p text:style-name="P183">函数名：<text:span text:style-name="T109">recvfrom()</text:span></text:p>
          <text:p text:style-name="P185">功 <text:s/>能<text:tab/>：接收数据，<text:span text:style-name="T109">可用于无连接套接字。</text:span></text:p>
        </text:list-item>
        <text:list-item>
          <text:p text:style-name="P183">函数名：<text:span text:style-name="T109">recvmsg()</text:span></text:p>
          <text:p text:style-name="P185">功 <text:s/>能<text:tab/>：接收数据送入多个缓冲区，和<text:span text:style-name="T109">readv()类似。可用于无连接套接字。</text:span></text:p>
        </text:list-item>
        <text:list-item>
          <text:p text:style-name="P183">函数名：<text:span text:style-name="T110">setsockopt()</text:span></text:p>
          <text:p text:style-name="P183">功 <text:s/>能<text:tab/>：设置套接字选项。</text:p>
        </text:list-item>
        <text:list-item>
          <text:p text:style-name="P183">函数名：get<text:span text:style-name="T110">sockopt()</text:span></text:p>
          <text:p text:style-name="P183">功 <text:s/>能<text:tab/>：获取套接字选项。</text:p>
        </text:list-item>
        <text:list-item>
          <text:p text:style-name="P183">函数名：<text:span text:style-name="T110">sockatmark()</text:span></text:p>
          <text:p text:style-name="P183">功 <text:s/>能<text:tab/>：<text:span text:style-name="T110">TCP支持紧急标记的概念：在普通数据流中紧急数据所在的位置。为帮助数据是否接收到紧急标记，可以使用sockafmark()。当下一个要读取的字节在紧急标志处时，sockatmark()返回1。</text:span></text:p>
        </text:list-item>
      </text:list>
      <text:p text:style-name="P27"/>
      <text:p text:style-name="P38">高级进程间通信：</text:p>
      <text:p text:style-name="P35"><text:tab/><text:span text:style-name="T81">▲延伸阅读：本章介绍两种IPC：基于STREAMS的管道UNIX域套接字。基于STREAM的管道是一个双向管道，单个STREAMS管道就能向父、子进程提供双向的数据流。UNIX域套接字用于在同一台机器上运行的进程之间的通信。虽然因特网套接字可用于同一个目的，但UNIX域套接字的效率更高。</text:span></text:p>
      <text:list xml:id="list8226343269357398918" text:style-name="L4">
        <text:list-item>
          <text:p text:style-name="P189">函数名：<text:span text:style-name="T110">sockatpair()</text:span></text:p>
          <text:p text:style-name="P189">功 <text:s/>能<text:tab/>：创建一对无命名的、相互连接的<text:span text:style-name="T141">UNIX域套接字。</text:span></text:p>
        </text:list-item>
      </text:list>
      <text:p text:style-name="P36"><text:soft-page-break/></text:p>
      <text:p text:style-name="P40">终端I/O：</text:p>
      <text:p text:style-name="P31"><text:tab/><text:span text:style-name="T111">▲延伸阅读：终端(terminal，缩写tty）是一种设备，不是一个程序，一般说的就是能提供命令行用户界面的设备，典型的是屏幕和键盘，或其他的一些物理终端。屏幕和键盘只是一个终端，可能不够用，又不想增加设备投入，就产生了虚拟终端。虚拟终端是一个程序，职责是模拟终端设备，和虚拟终端的区别表面上在于它以 GUI 形式的窗口出现，内部则是程序结构和系统控制结构有所不同，但本质上差不多。</text:span></text:p>
      <text:list xml:id="list160753224259872" text:continue-list="list160752642499235" text:style-name="L3">
        <text:list-item text:start-value="1">
          <text:p text:style-name="P183">函数名：<text:span text:style-name="T112">tcgetattr()</text:span></text:p>
          <text:p text:style-name="P183">功 <text:s/>能<text:tab/>：获得终端属性（即<text:span text:style-name="T112">termios结构</text:span>）。</text:p>
        </text:list-item>
        <text:list-item>
          <text:p text:style-name="P183">函数名：<text:span text:style-name="T112">tcsetattr()</text:span></text:p>
          <text:p text:style-name="P183">功 <text:s/>能<text:tab/>：设置终端属性。</text:p>
        </text:list-item>
        <text:list-item>
          <text:p text:style-name="P183">函数名：<text:span text:style-name="T112">cfgetispeed()</text:span></text:p>
          <text:p text:style-name="P183">功 <text:s/>能<text:tab/>：获取输入波特率。</text:p>
          <text:p text:style-name="P195">▲延伸阅读：波特率，即“位/秒”。</text:p>
        </text:list-item>
        <text:list-item>
          <text:p text:style-name="P186">函数名：<text:span text:style-name="T112">cfgetospeed</text:span></text:p>
          <text:p text:style-name="P187">功 <text:s/>能<text:tab/>：获取输出波特率。</text:p>
        </text:list-item>
        <text:list-item>
          <text:p text:style-name="P183">函数名：<text:span text:style-name="T112">cfsetispeed()</text:span></text:p>
          <text:p text:style-name="P187">功 <text:s/>能<text:tab/>：设置输入波特率。</text:p>
        </text:list-item>
        <text:list-item>
          <text:p text:style-name="P186">函数名：<text:span text:style-name="T112">cfsetospeed()</text:span></text:p>
          <text:p text:style-name="P187">功 <text:s/>能<text:tab/>：设置输出波特率。</text:p>
        </text:list-item>
        <text:list-item>
          <text:p text:style-name="P183">函数名：tc<text:span text:style-name="T113">drain()</text:span></text:p>
          <text:p text:style-name="P183">功 <text:s/>能<text:tab/>：等待所有输出都被发送。</text:p>
        </text:list-item>
        <text:list-item>
          <text:p text:style-name="P183">函数名：<text:span text:style-name="T113">tcflow()</text:span></text:p>
          <text:p text:style-name="P183">功 <text:s/>能<text:tab/>：对输入和输出流控制进行控制。</text:p>
        </text:list-item>
        <text:list-item>
          <text:p text:style-name="P183">函数名：<text:span text:style-name="T113">tcflush()</text:span></text:p>
          <text:p text:style-name="P183">功 <text:s/>能<text:tab/>：刷清输入缓冲区或输出缓冲区。</text:p>
        </text:list-item>
        <text:list-item>
          <text:p text:style-name="P183">函数名：<text:span text:style-name="T113">tcsendbreak()</text:span></text:p>
          <text:p text:style-name="P183">功 <text:s/>能<text:tab/>：在一个指定的时间区间内发送连续的<text:span text:style-name="T113">0位流。</text:span></text:p>
        </text:list-item>
        <text:list-item>
          <text:p text:style-name="P183">函数名：<text:span text:style-name="T113">ctermid()</text:span></text:p>
          <text:p text:style-name="P183">功 <text:s/>能<text:tab/>：确定控制终端的名字。这是一个运行时函数。</text:p>
        </text:list-item>
        <text:list-item>
          <text:p text:style-name="P183">函数名：is<text:span text:style-name="T113">atty()</text:span></text:p>
          <text:p text:style-name="P183">功 <text:s/>能<text:tab/>：判断文件描述符是否为终端设备。</text:p>
        </text:list-item>
        <text:list-item>
          <text:p text:style-name="P188">函数名：<text:span text:style-name="T113">ttyname()</text:span></text:p>
          <text:p text:style-name="P188">功 <text:s/>能<text:tab/>：获取在指定文件描述符上打开的终端设备的路径名。</text:p>
        </text:list-item>
      </text:list>
      <text:p text:style-name="P28"/>
      <text:p text:style-name="P39">伪终端：</text:p>
      <text:list xml:id="list160753280570129" text:continue-list="list160753224259872" text:style-name="L3">
        <text:list-item text:start-value="1">
          <text:p text:style-name="P188">函数名：<text:span text:style-name="T113">posix_openpt()</text:span></text:p>
          <text:p text:style-name="P188">功 <text:s/>能<text:tab/>：打开下一个可用的伪终端主设备。</text:p>
        </text:list-item>
        <text:list-item>
          <text:p text:style-name="P188">函数名：<text:span text:style-name="T113">grantpt()</text:span></text:p>
          <text:p text:style-name="P188">功 <text:s/>能<text:tab/>：在终端从设备可被使用前，必须设置它的权限，使得应用程序可以访问它，<text:span text:style-name="T113">grantpt()提供这样的功能。这里的从设备，就是需要使用的伪终端。而主设备就是创建该伪终端的父进程所使用的终端设备，是系统设备，无法供我们使用。</text:span></text:p>
        </text:list-item>
        <text:list-item>
          <text:p text:style-name="P188">函数名：<text:span text:style-name="T113">unlockpt()</text:span></text:p>
          <text:p text:style-name="P188">功 <text:s/>能<text:tab/>：用于准予对伪终端从设备的访问，从而允许应用程序打开该设备。</text:p>
        </text:list-item>
        <text:list-item>
          <text:p text:style-name="P188">函数名：p<text:span text:style-name="T114">tsname()</text:span></text:p>
          <text:p text:style-name="P188">功 <text:s/>能<text:tab/>：用于在给定主伪终端设备的文件描述符时，找到从伪终端设备的路径名。</text:p>
        </text:list-item>
        <text:list-item>
          <text:p text:style-name="P188">函数名：<text:span text:style-name="T114">ptym_open()</text:span></text:p>
          <text:p text:style-name="P188">功 <text:s/>能<text:tab/>：打开下一个可用的<text:span text:style-name="T114">PTY主设备。</text:span></text:p>
        </text:list-item>
        <text:list-item>
          <text:p text:style-name="P188">函数名：<text:span text:style-name="T114">ptys_open()</text:span></text:p>
          <text:p text:style-name="P188">功 <text:s/>能<text:tab/>：打开下一个可用的<text:span text:style-name="T114">PTY从设备。</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imSun" svg:font-family="SimSun"/>
    <style:font-face style:name="Tahoma1" svg:font-family="Tahoma"/>
    <style:font-face style:name="TimesNewRomanPSMT" svg:font-family="TimesNewRomanPSMT"/>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5:58:57.614000000</meta:creation-date>
    <meta:editing-duration>P4DT11H5M39S</meta:editing-duration>
    <meta:editing-cycles>16</meta:editing-cycles>
    <meta:generator>LibreOffice/5.2.3.3$Windows_x86 LibreOffice_project/d54a8868f08a7b39642414cf2c8ef2f228f780cf</meta:generator>
    <dc:date>2017-12-27T16:07:51.581000000</dc:date>
    <meta:document-statistic meta:table-count="0" meta:image-count="0" meta:object-count="0" meta:page-count="20" meta:paragraph-count="888" meta:word-count="14706" meta:character-count="23624" meta:non-whitespace-character-count="22295"/>
    <meta:user-defined meta:name="Info 1"/>
    <meta:user-defined meta:name="Info 2"/>
    <meta:user-defined meta:name="Info 3"/>
    <meta:user-defined meta:name="Info 4"/>
  </office:meta>
</office:document-meta>
</file>